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se NN (DEAP-3600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9896581581468" calcext:value-type="float">
            <text:p>0.509896581581468</text:p>
          </table:table-cell>
          <table:table-cell office:value-type="float" office:value="0.160431591640451" calcext:value-type="float">
            <text:p>0.160431591640451</text:p>
          </table:table-cell>
          <table:table-cell office:value-type="float" office:value="0.0243678000223267" calcext:value-type="float">
            <text:p>0.024367800022327</text:p>
          </table:table-cell>
          <table:table-cell office:value-type="float" office:value="0.0118124718156363" calcext:value-type="float">
            <text:p>0.011812471815636</text:p>
          </table:table-cell>
          <table:table-cell office:value-type="float" office:value="0.566336633663366" calcext:value-type="float">
            <text:p>0.566336633663366</text:p>
          </table:table-cell>
          <table:table-cell office:value-type="float" office:value="0.18074398249453" calcext:value-type="float">
            <text:p>0.18074398249453</text:p>
          </table:table-cell>
          <table:table-cell office:value-type="float" office:value="0.484477611940299" calcext:value-type="float">
            <text:p>0.484477611940299</text:p>
          </table:table-cell>
          <table:table-cell office:value-type="float" office:value="0.147016861219196" calcext:value-type="float">
            <text:p>0.1470168612191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3608830857136" calcext:value-type="float">
            <text:p>0.53608830857136</text:p>
          </table:table-cell>
          <table:table-cell office:value-type="float" office:value="0.154152148360997" calcext:value-type="float">
            <text:p>0.154152148360997</text:p>
          </table:table-cell>
          <table:table-cell office:value-type="float" office:value="0.0196262694384242" calcext:value-type="float">
            <text:p>0.019626269438424</text:p>
          </table:table-cell>
          <table:table-cell office:value-type="float" office:value="0.0132547105694888" calcext:value-type="float">
            <text:p>0.013254710569489</text:p>
          </table:table-cell>
          <table:table-cell office:value-type="float" office:value="0.554619565217391" calcext:value-type="float">
            <text:p>0.554619565217391</text:p>
          </table:table-cell>
          <table:table-cell office:value-type="float" office:value="0.187852494577007" calcext:value-type="float">
            <text:p>0.187852494577007</text:p>
          </table:table-cell>
          <table:table-cell office:value-type="float" office:value="0.485333333333333" calcext:value-type="float">
            <text:p>0.485333333333333</text:p>
          </table:table-cell>
          <table:table-cell office:value-type="float" office:value="0.141581219643821" calcext:value-type="float">
            <text:p>0.1415812196438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84659998083438" calcext:value-type="float">
            <text:p>0.584659998083438</text:p>
          </table:table-cell>
          <table:table-cell office:value-type="float" office:value="0.211780521461596" calcext:value-type="float">
            <text:p>0.211780521461596</text:p>
          </table:table-cell>
          <table:table-cell office:value-type="float" office:value="0.0302065294645127" calcext:value-type="float">
            <text:p>0.030206529464513</text:p>
          </table:table-cell>
          <table:table-cell office:value-type="float" office:value="0.00858012615978166" calcext:value-type="float">
            <text:p>0.008580126159782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221232142857143" calcext:value-type="float">
            <text:p>0.221232142857143</text:p>
          </table:table-cell>
          <table:table-cell office:value-type="float" office:value="0.542639593908629" calcext:value-type="float">
            <text:p>0.542639593908629</text:p>
          </table:table-cell>
          <table:table-cell office:value-type="float" office:value="0.189316239316239" calcext:value-type="float">
            <text:p>0.189316239316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619644199716183" calcext:value-type="float">
            <text:p>0.619644199716183</text:p>
          </table:table-cell>
          <table:table-cell office:value-type="float" office:value="0.231170810222067" calcext:value-type="float">
            <text:p>0.231170810222067</text:p>
          </table:table-cell>
          <table:table-cell office:value-type="float" office:value="0.0321493227349866" calcext:value-type="float">
            <text:p>0.032149322734987</text:p>
          </table:table-cell>
          <table:table-cell office:value-type="float" office:value="0.00506053403999762" calcext:value-type="float">
            <text:p>0.005060534039998</text:p>
          </table:table-cell>
          <table:table-cell office:value-type="float" office:value="0.6513353115727" calcext:value-type="float">
            <text:p>0.6513353115727</text:p>
          </table:table-cell>
          <table:table-cell office:value-type="float" office:value="0.239985642498205" calcext:value-type="float">
            <text:p>0.239985642498205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24111948331539" calcext:value-type="float">
            <text:p>0.224111948331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05428138183458" calcext:value-type="float">
            <text:p>0.705428138183458</text:p>
          </table:table-cell>
          <table:table-cell office:value-type="float" office:value="0.275752347414338" calcext:value-type="float">
            <text:p>0.275752347414338</text:p>
          </table:table-cell>
          <table:table-cell office:value-type="float" office:value="0.0211556035576749" calcext:value-type="float">
            <text:p>0.021155603557675</text:p>
          </table:table-cell>
          <table:table-cell office:value-type="float" office:value="0.00725019057142336" calcext:value-type="float">
            <text:p>0.007250190571423</text:p>
          </table:table-cell>
          <table:table-cell office:value-type="float" office:value="0.767857142857143" calcext:value-type="float">
            <text:p>0.767857142857143</text:p>
          </table:table-cell>
          <table:table-cell office:value-type="float" office:value="0.292584745762712" calcext:value-type="float">
            <text:p>0.292584745762712</text:p>
          </table:table-cell>
          <table:table-cell office:value-type="float" office:value="0.68728813559322" calcext:value-type="float">
            <text:p>0.68728813559322</text:p>
          </table:table-cell>
          <table:table-cell office:value-type="float" office:value="0.266761972837741" calcext:value-type="float">
            <text:p>0.26676197283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730260676265503" calcext:value-type="float">
            <text:p>0.730260676265503</text:p>
          </table:table-cell>
          <table:table-cell office:value-type="float" office:value="0.29475695054609" calcext:value-type="float">
            <text:p>0.29475695054609</text:p>
          </table:table-cell>
          <table:table-cell office:value-type="float" office:value="0.0205792731792619" calcext:value-type="float">
            <text:p>0.020579273179262</text:p>
          </table:table-cell>
          <table:table-cell office:value-type="float" office:value="0.00430536183437276" calcext:value-type="float">
            <text:p>0.004305361834373</text:p>
          </table:table-cell>
          <table:table-cell office:value-type="float" office:value="0.758254716981132" calcext:value-type="float">
            <text:p>0.758254716981132</text:p>
          </table:table-cell>
          <table:table-cell office:value-type="float" office:value="0.301486748545572" calcext:value-type="float">
            <text:p>0.301486748545572</text:p>
          </table:table-cell>
          <table:table-cell office:value-type="float" office:value="0.690322580645161" calcext:value-type="float">
            <text:p>0.690322580645161</text:p>
          </table:table-cell>
          <table:table-cell office:value-type="float" office:value="0.287126600284495" calcext:value-type="float">
            <text:p>0.287126600284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14356819340834" calcext:value-type="float">
            <text:p>0.814356819340834</text:p>
          </table:table-cell>
          <table:table-cell office:value-type="float" office:value="0.307333052171926" calcext:value-type="float">
            <text:p>0.307333052171926</text:p>
          </table:table-cell>
          <table:table-cell office:value-type="float" office:value="0.0138229754821319" calcext:value-type="float">
            <text:p>0.013822975482132</text:p>
          </table:table-cell>
          <table:table-cell office:value-type="float" office:value="0.00457531506187445" calcext:value-type="float">
            <text:p>0.004575315061874</text:p>
          </table:table-cell>
          <table:table-cell office:value-type="float" office:value="0.83375796178344" calcext:value-type="float">
            <text:p>0.83375796178344</text:p>
          </table:table-cell>
          <table:table-cell office:value-type="float" office:value="0.315935828877005" calcext:value-type="float">
            <text:p>0.31593582887700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301052836810294" calcext:value-type="float">
            <text:p>0.301052836810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781792960751034" calcext:value-type="float">
            <text:p>0.781792960751034</text:p>
          </table:table-cell>
          <table:table-cell office:value-type="float" office:value="0.315545893856039" calcext:value-type="float">
            <text:p>0.315545893856039</text:p>
          </table:table-cell>
          <table:table-cell office:value-type="float" office:value="0.0233347242951066" calcext:value-type="float">
            <text:p>0.023334724295107</text:p>
          </table:table-cell>
          <table:table-cell office:value-type="float" office:value="0.0117809673166182" calcext:value-type="float">
            <text:p>0.011780967316618</text:p>
          </table:table-cell>
          <table:table-cell office:value-type="float" office:value="0.804507042253521" calcext:value-type="float">
            <text:p>0.804507042253521</text:p>
          </table:table-cell>
          <table:table-cell office:value-type="float" office:value="0.329073941134243" calcext:value-type="float">
            <text:p>0.329073941134243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286899563318777" calcext:value-type="float">
            <text:p>0.28689956331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32822188366594" calcext:value-type="float">
            <text:p>0.832822188366594</text:p>
          </table:table-cell>
          <table:table-cell office:value-type="float" office:value="0.360818597030966" calcext:value-type="float">
            <text:p>0.360818597030966</text:p>
          </table:table-cell>
          <table:table-cell office:value-type="float" office:value="0.00534864555711874" calcext:value-type="float">
            <text:p>0.005348645557119</text:p>
          </table:table-cell>
          <table:table-cell office:value-type="float" office:value="0.00512803860305394" calcext:value-type="float">
            <text:p>0.005128038603054</text:p>
          </table:table-cell>
          <table:table-cell office:value-type="float" office:value="0.843661971830986" calcext:value-type="float">
            <text:p>0.843661971830986</text:p>
          </table:table-cell>
          <table:table-cell office:value-type="float" office:value="0.369106566200215" calcext:value-type="float">
            <text:p>0.369106566200215</text:p>
          </table:table-cell>
          <table:table-cell office:value-type="float" office:value="0.827376425855513" calcext:value-type="float">
            <text:p>0.827376425855513</text:p>
          </table:table-cell>
          <table:table-cell office:value-type="float" office:value="0.352072609049038" calcext:value-type="float">
            <text:p>0.3520726090490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73625499750313" calcext:value-type="float">
            <text:p>0.873625499750313</text:p>
          </table:table-cell>
          <table:table-cell office:value-type="float" office:value="0.370882329465337" calcext:value-type="float">
            <text:p>0.370882329465337</text:p>
          </table:table-cell>
          <table:table-cell office:value-type="float" office:value="0.030554475274609" calcext:value-type="float">
            <text:p>0.030554475274609</text:p>
          </table:table-cell>
          <table:table-cell office:value-type="float" office:value="0.00985539359629175" calcext:value-type="float">
            <text:p>0.00985539359629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00650759219089" calcext:value-type="float">
            <text:p>0.400650759219089</text:p>
          </table:table-cell>
          <table:table-cell office:value-type="float" office:value="0.84974358974359" calcext:value-type="float">
            <text:p>0.84974358974359</text:p>
          </table:table-cell>
          <table:table-cell office:value-type="float" office:value="0.363080260303688" calcext:value-type="float">
            <text:p>0.3630802603036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46633911300441" calcext:value-type="float">
            <text:p>0.846633911300441</text:p>
          </table:table-cell>
          <table:table-cell office:value-type="float" office:value="0.364263536222073" calcext:value-type="float">
            <text:p>0.364263536222073</text:p>
          </table:table-cell>
          <table:table-cell office:value-type="float" office:value="0.0368409041773646" calcext:value-type="float">
            <text:p>0.036840904177365</text:p>
          </table:table-cell>
          <table:table-cell office:value-type="float" office:value="0.00732385674293642" calcext:value-type="float">
            <text:p>0.007323856742936</text:p>
          </table:table-cell>
          <table:table-cell office:value-type="float" office:value="0.875113122171946" calcext:value-type="float">
            <text:p>0.875113122171946</text:p>
          </table:table-cell>
          <table:table-cell office:value-type="float" office:value="0.375422813961857" calcext:value-type="float">
            <text:p>0.375422813961857</text:p>
          </table:table-cell>
          <table:table-cell office:value-type="float" office:value="0.736111111111111" calcext:value-type="float">
            <text:p>0.736111111111111</text:p>
          </table:table-cell>
          <table:table-cell office:value-type="float" office:value="0.351293103448276" calcext:value-type="float">
            <text:p>0.3512931034482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11836422260064" calcext:value-type="float">
            <text:p>0.811836422260064</text:p>
          </table:table-cell>
          <table:table-cell office:value-type="float" office:value="0.359013838090703" calcext:value-type="float">
            <text:p>0.359013838090703</text:p>
          </table:table-cell>
          <table:table-cell office:value-type="float" office:value="0.0233868125511814" calcext:value-type="float">
            <text:p>0.023386812551181</text:p>
          </table:table-cell>
          <table:table-cell office:value-type="float" office:value="0.00610691416672609" calcext:value-type="float">
            <text:p>0.0061069141667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754385964912" calcext:value-type="float">
            <text:p>0.376754385964912</text:p>
          </table:table-cell>
          <table:table-cell office:value-type="float" office:value="0.784975369458128" calcext:value-type="float">
            <text:p>0.784975369458128</text:p>
          </table:table-cell>
          <table:table-cell office:value-type="float" office:value="0.351711580480699" calcext:value-type="float">
            <text:p>0.3517115804806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42479786613382" calcext:value-type="float">
            <text:p>0.842479786613382</text:p>
          </table:table-cell>
          <table:table-cell office:value-type="float" office:value="0.39087309971678" calcext:value-type="float">
            <text:p>0.39087309971678</text:p>
          </table:table-cell>
          <table:table-cell office:value-type="float" office:value="0.0107798997223602" calcext:value-type="float">
            <text:p>0.01077989972236</text:p>
          </table:table-cell>
          <table:table-cell office:value-type="float" office:value="0.00504396405025598" calcext:value-type="float">
            <text:p>0.005043964050256</text:p>
          </table:table-cell>
          <table:table-cell office:value-type="float" office:value="0.858953168044077" calcext:value-type="float">
            <text:p>0.858953168044077</text:p>
          </table:table-cell>
          <table:table-cell office:value-type="float" office:value="0.396381053751996" calcext:value-type="float">
            <text:p>0.396381053751996</text:p>
          </table:table-cell>
          <table:table-cell office:value-type="float" office:value="0.819834710743802" calcext:value-type="float">
            <text:p>0.819834710743802</text:p>
          </table:table-cell>
          <table:table-cell office:value-type="float" office:value="0.376406926406926" calcext:value-type="float">
            <text:p>0.3764069264069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81613729485723" calcext:value-type="float">
            <text:p>0.881613729485723</text:p>
          </table:table-cell>
          <table:table-cell office:value-type="float" office:value="0.384495749500685" calcext:value-type="float">
            <text:p>0.384495749500685</text:p>
          </table:table-cell>
          <table:table-cell office:value-type="float" office:value="0.0104732674935474" calcext:value-type="float">
            <text:p>0.010473267493547</text:p>
          </table:table-cell>
          <table:table-cell office:value-type="float" office:value="0.0045141654136331" calcext:value-type="float">
            <text:p>0.004514165413633</text:p>
          </table:table-cell>
          <table:table-cell office:value-type="float" office:value="0.902380952380952" calcext:value-type="float">
            <text:p>0.902380952380952</text:p>
          </table:table-cell>
          <table:table-cell office:value-type="float" office:value="0.393394176445024" calcext:value-type="float">
            <text:p>0.393394176445024</text:p>
          </table:table-cell>
          <table:table-cell office:value-type="float" office:value="0.86235294117647" calcext:value-type="float">
            <text:p>0.86235294117647</text:p>
          </table:table-cell>
          <table:table-cell office:value-type="float" office:value="0.375545851528384" calcext:value-type="float">
            <text:p>0.37554585152838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1425516586023" calcext:value-type="float">
            <text:p>0.881425516586023</text:p>
          </table:table-cell>
          <table:table-cell office:value-type="float" office:value="0.395964873406824" calcext:value-type="float">
            <text:p>0.395964873406824</text:p>
          </table:table-cell>
          <table:table-cell office:value-type="float" office:value="0.0122380920657668" calcext:value-type="float">
            <text:p>0.012238092065767</text:p>
          </table:table-cell>
          <table:table-cell office:value-type="float" office:value="0.0139124965103746" calcext:value-type="float">
            <text:p>0.013912496510375</text:p>
          </table:table-cell>
          <table:table-cell office:value-type="float" office:value="0.896644295302013" calcext:value-type="float">
            <text:p>0.896644295302013</text:p>
          </table:table-cell>
          <table:table-cell office:value-type="float" office:value="0.407848210435533" calcext:value-type="float">
            <text:p>0.407848210435533</text:p>
          </table:table-cell>
          <table:table-cell office:value-type="float" office:value="0.861842105263158" calcext:value-type="float">
            <text:p>0.861842105263158</text:p>
          </table:table-cell>
          <table:table-cell office:value-type="float" office:value="0.351327433628319" calcext:value-type="float">
            <text:p>0.35132743362831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842272004164615" calcext:value-type="float">
            <text:p>0.842272004164615</text:p>
          </table:table-cell>
          <table:table-cell office:value-type="float" office:value="0.399773279822152" calcext:value-type="float">
            <text:p>0.399773279822152</text:p>
          </table:table-cell>
          <table:table-cell office:value-type="float" office:value="0.00820674084183688" calcext:value-type="float">
            <text:p>0.008206740841837</text:p>
          </table:table-cell>
          <table:table-cell office:value-type="float" office:value="0.00653757956367331" calcext:value-type="float">
            <text:p>0.006537579563673</text:p>
          </table:table-cell>
          <table:table-cell office:value-type="float" office:value="0.856746031746032" calcext:value-type="float">
            <text:p>0.856746031746032</text:p>
          </table:table-cell>
          <table:table-cell office:value-type="float" office:value="0.409935205183585" calcext:value-type="float">
            <text:p>0.409935205183585</text:p>
          </table:table-cell>
          <table:table-cell office:value-type="float" office:value="0.823076923076923" calcext:value-type="float">
            <text:p>0.823076923076923</text:p>
          </table:table-cell>
          <table:table-cell office:value-type="float" office:value="0.389417781274587" calcext:value-type="float">
            <text:p>0.3894177812745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89352071853475" calcext:value-type="float">
            <text:p>0.89352071853475</text:p>
          </table:table-cell>
          <table:table-cell office:value-type="float" office:value="0.407843796391882" calcext:value-type="float">
            <text:p>0.407843796391882</text:p>
          </table:table-cell>
          <table:table-cell office:value-type="float" office:value="0.0142008057907186" calcext:value-type="float">
            <text:p>0.014200805790719</text:p>
          </table:table-cell>
          <table:table-cell office:value-type="float" office:value="0.00469799886689063" calcext:value-type="float">
            <text:p>0.004697998866891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415811965811966" calcext:value-type="float">
            <text:p>0.415811965811966</text:p>
          </table:table-cell>
          <table:table-cell office:value-type="float" office:value="0.864227642276423" calcext:value-type="float">
            <text:p>0.864227642276423</text:p>
          </table:table-cell>
          <table:table-cell office:value-type="float" office:value="0.398932764140875" calcext:value-type="float">
            <text:p>0.39893276414087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872365909966448" calcext:value-type="float">
            <text:p>0.872365909966448</text:p>
          </table:table-cell>
          <table:table-cell office:value-type="float" office:value="0.40807534113118" calcext:value-type="float">
            <text:p>0.40807534113118</text:p>
          </table:table-cell>
          <table:table-cell office:value-type="float" office:value="0.0116055813162528" calcext:value-type="float">
            <text:p>0.011605581316253</text:p>
          </table:table-cell>
          <table:table-cell office:value-type="float" office:value="0.00887979198117854" calcext:value-type="float">
            <text:p>0.008879791981179</text:p>
          </table:table-cell>
          <table:table-cell office:value-type="float" office:value="0.883588621444201" calcext:value-type="float">
            <text:p>0.883588621444201</text:p>
          </table:table-cell>
          <table:table-cell office:value-type="float" office:value="0.416218654158398" calcext:value-type="float">
            <text:p>0.416218654158398</text:p>
          </table:table-cell>
          <table:table-cell office:value-type="float" office:value="0.84" calcext:value-type="float">
            <text:p>0.84</text:p>
          </table:table-cell>
          <table:table-cell office:value-type="float" office:value="0.391111111111111" calcext:value-type="float">
            <text:p>0.39111111111111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1454851271075" calcext:value-type="float">
            <text:p>0.891454851271075</text:p>
          </table:table-cell>
          <table:table-cell office:value-type="float" office:value="0.440995163063039" calcext:value-type="float">
            <text:p>0.440995163063039</text:p>
          </table:table-cell>
          <table:table-cell office:value-type="float" office:value="0.00698063862710023" calcext:value-type="float">
            <text:p>0.0069806386271</text:p>
          </table:table-cell>
          <table:table-cell office:value-type="float" office:value="0.00521057527432796" calcext:value-type="float">
            <text:p>0.005210575274328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453091684434968" calcext:value-type="float">
            <text:p>0.453091684434968</text:p>
          </table:table-cell>
          <table:table-cell office:value-type="float" office:value="0.879020979020979" calcext:value-type="float">
            <text:p>0.879020979020979</text:p>
          </table:table-cell>
          <table:table-cell office:value-type="float" office:value="0.434087626384208" calcext:value-type="float">
            <text:p>0.43408762638420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9260403155321" calcext:value-type="float">
            <text:p>0.889260403155321</text:p>
          </table:table-cell>
          <table:table-cell office:value-type="float" office:value="0.419346586802759" calcext:value-type="float">
            <text:p>0.419346586802759</text:p>
          </table:table-cell>
          <table:table-cell office:value-type="float" office:value="0.0135505661065815" calcext:value-type="float">
            <text:p>0.013550566106582</text:p>
          </table:table-cell>
          <table:table-cell office:value-type="float" office:value="0.00468719629804436" calcext:value-type="float">
            <text:p>0.004687196298044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426881720430107" calcext:value-type="float">
            <text:p>0.426881720430107</text:p>
          </table:table-cell>
          <table:table-cell office:value-type="float" office:value="0.872260273972603" calcext:value-type="float">
            <text:p>0.872260273972603</text:p>
          </table:table-cell>
          <table:table-cell office:value-type="float" office:value="0.412050739957717" calcext:value-type="float">
            <text:p>0.4120507399577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16285628576219" calcext:value-type="float">
            <text:p>0.916285628576219</text:p>
          </table:table-cell>
          <table:table-cell office:value-type="float" office:value="0.437245840158827" calcext:value-type="float">
            <text:p>0.437245840158827</text:p>
          </table:table-cell>
          <table:table-cell office:value-type="float" office:value="0.020098482604899" calcext:value-type="float">
            <text:p>0.020098482604899</text:p>
          </table:table-cell>
          <table:table-cell office:value-type="float" office:value="0.00910786543314137" calcext:value-type="float">
            <text:p>0.00910786543314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458886509635974" calcext:value-type="float">
            <text:p>0.458886509635974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425890909090909" calcext:value-type="float">
            <text:p>0.4258909090909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893582515277248" calcext:value-type="float">
            <text:p>0.893582515277248</text:p>
          </table:table-cell>
          <table:table-cell office:value-type="float" office:value="0.460651202836413" calcext:value-type="float">
            <text:p>0.460651202836413</text:p>
          </table:table-cell>
          <table:table-cell office:value-type="float" office:value="0.0152224155372838" calcext:value-type="float">
            <text:p>0.015222415537284</text:p>
          </table:table-cell>
          <table:table-cell office:value-type="float" office:value="0.00510676548202673" calcext:value-type="float">
            <text:p>0.005106765482027</text:p>
          </table:table-cell>
          <table:table-cell office:value-type="float" office:value="0.906716417910448" calcext:value-type="float">
            <text:p>0.906716417910448</text:p>
          </table:table-cell>
          <table:table-cell office:value-type="float" office:value="0.46889848812095" calcext:value-type="float">
            <text:p>0.46889848812095</text:p>
          </table:table-cell>
          <table:table-cell office:value-type="float" office:value="0.851388888888889" calcext:value-type="float">
            <text:p>0.851388888888889</text:p>
          </table:table-cell>
          <table:table-cell office:value-type="float" office:value="0.452942322681216" calcext:value-type="float">
            <text:p>0.45294232268121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893784953216787" calcext:value-type="float">
            <text:p>0.893784953216787</text:p>
          </table:table-cell>
          <table:table-cell office:value-type="float" office:value="0.457550232492877" calcext:value-type="float">
            <text:p>0.457550232492877</text:p>
          </table:table-cell>
          <table:table-cell office:value-type="float" office:value="0.00751636598032351" calcext:value-type="float">
            <text:p>0.007516365980324</text:p>
          </table:table-cell>
          <table:table-cell office:value-type="float" office:value="0.0122987354746299" calcext:value-type="float">
            <text:p>0.012298735474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484665226781858" calcext:value-type="float">
            <text:p>0.484665226781858</text:p>
          </table:table-cell>
          <table:table-cell office:value-type="float" office:value="0.883682008368201" calcext:value-type="float">
            <text:p>0.883682008368201</text:p>
          </table:table-cell>
          <table:table-cell office:value-type="float" office:value="0.443736578382248" calcext:value-type="float">
            <text:p>0.44373657838224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886199083037902" calcext:value-type="float">
            <text:p>0.886199083037902</text:p>
          </table:table-cell>
          <table:table-cell office:value-type="float" office:value="0.458539191495988" calcext:value-type="float">
            <text:p>0.458539191495988</text:p>
          </table:table-cell>
          <table:table-cell office:value-type="float" office:value="0.0107803961305919" calcext:value-type="float">
            <text:p>0.010780396130592</text:p>
          </table:table-cell>
          <table:table-cell office:value-type="float" office:value="0.0117984371110548" calcext:value-type="float">
            <text:p>0.011798437111055</text:p>
          </table:table-cell>
          <table:table-cell office:value-type="float" office:value="0.908108108108108" calcext:value-type="float">
            <text:p>0.908108108108108</text:p>
          </table:table-cell>
          <table:table-cell office:value-type="float" office:value="0.470150862068966" calcext:value-type="float">
            <text:p>0.470150862068966</text:p>
          </table:table-cell>
          <table:table-cell office:value-type="float" office:value="0.862162162162162" calcext:value-type="float">
            <text:p>0.862162162162162</text:p>
          </table:table-cell>
          <table:table-cell office:value-type="float" office:value="0.423110151187905" calcext:value-type="float">
            <text:p>0.42311015118790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10882358515292" calcext:value-type="float">
            <text:p>0.910882358515292</text:p>
          </table:table-cell>
          <table:table-cell office:value-type="float" office:value="0.449726962227965" calcext:value-type="float">
            <text:p>0.449726962227965</text:p>
          </table:table-cell>
          <table:table-cell office:value-type="float" office:value="0.0130318420156824" calcext:value-type="float">
            <text:p>0.013031842015682</text:p>
          </table:table-cell>
          <table:table-cell office:value-type="float" office:value="0.00495920874677578" calcext:value-type="float">
            <text:p>0.004959208746776</text:p>
          </table:table-cell>
          <table:table-cell office:value-type="float" office:value="0.92463768115942" calcext:value-type="float">
            <text:p>0.92463768115942</text:p>
          </table:table-cell>
          <table:table-cell office:value-type="float" office:value="0.456989247311828" calcext:value-type="float">
            <text:p>0.456989247311828</text:p>
          </table:table-cell>
          <table:table-cell office:value-type="float" office:value="0.88551724137931" calcext:value-type="float">
            <text:p>0.88551724137931</text:p>
          </table:table-cell>
          <table:table-cell office:value-type="float" office:value="0.436659436008677" calcext:value-type="float">
            <text:p>0.43665943600867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08289056870803" calcext:value-type="float">
            <text:p>0.908289056870803</text:p>
          </table:table-cell>
          <table:table-cell office:value-type="float" office:value="0.459669662732806" calcext:value-type="float">
            <text:p>0.459669662732806</text:p>
          </table:table-cell>
          <table:table-cell office:value-type="float" office:value="0.0119202593901899" calcext:value-type="float">
            <text:p>0.01192025939019</text:p>
          </table:table-cell>
          <table:table-cell office:value-type="float" office:value="0.009373815178612" calcext:value-type="float">
            <text:p>0.009373815178612</text:p>
          </table:table-cell>
          <table:table-cell office:value-type="float" office:value="0.931958762886598" calcext:value-type="float">
            <text:p>0.931958762886598</text:p>
          </table:table-cell>
          <table:table-cell office:value-type="float" office:value="0.48961038961039" calcext:value-type="float">
            <text:p>0.48961038961039</text:p>
          </table:table-cell>
          <table:table-cell office:value-type="float" office:value="0.897272727272727" calcext:value-type="float">
            <text:p>0.897272727272727</text:p>
          </table:table-cell>
          <table:table-cell office:value-type="float" office:value="0.453608470181504" calcext:value-type="float">
            <text:p>0.4536084701815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992453871216953" calcext:value-type="float">
            <text:p>0.992453871216953</text:p>
          </table:table-cell>
          <table:table-cell office:value-type="float" office:value="0.783529457107652" calcext:value-type="float">
            <text:p>0.783529457107652</text:p>
          </table:table-cell>
          <table:table-cell office:value-type="float" office:value="0.00541327096457496" calcext:value-type="float">
            <text:p>0.005413270964575</text:p>
          </table:table-cell>
          <table:table-cell office:value-type="float" office:value="0.102340815578582" calcext:value-type="float">
            <text:p>0.102340815578582</text:p>
          </table:table-cell>
          <table:table-cell office:value-type="float" office:value="1" calcext:value-type="float">
            <text:p>1</text:p>
          </table:table-cell>
          <table:table-cell office:value-type="float" office:value="0.886791546589817" calcext:value-type="float">
            <text:p>0.886791546589817</text:p>
          </table:table-cell>
          <table:table-cell office:value-type="float" office:value="0.982731958762886" calcext:value-type="float">
            <text:p>0.982731958762886</text:p>
          </table:table-cell>
          <table:table-cell office:value-type="float" office:value="0.510425531914894" calcext:value-type="float">
            <text:p>0.51042553191489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69963307809938" calcext:value-type="float">
            <text:p>0.969963307809938</text:p>
          </table:table-cell>
          <table:table-cell office:value-type="float" office:value="0.516381896612146" calcext:value-type="float">
            <text:p>0.516381896612146</text:p>
          </table:table-cell>
          <table:table-cell office:value-type="float" office:value="0.00682193012520544" calcext:value-type="float">
            <text:p>0.006821930125205</text:p>
          </table:table-cell>
          <table:table-cell office:value-type="float" office:value="0.00545888562043933" calcext:value-type="float">
            <text:p>0.005458885620439</text:p>
          </table:table-cell>
          <table:table-cell office:value-type="float" office:value="0.988571428571429" calcext:value-type="float">
            <text:p>0.988571428571429</text:p>
          </table:table-cell>
          <table:table-cell office:value-type="float" office:value="0.529677419354839" calcext:value-type="float">
            <text:p>0.529677419354839</text:p>
          </table:table-cell>
          <table:table-cell office:value-type="float" office:value="0.963178294573643" calcext:value-type="float">
            <text:p>0.963178294573643</text:p>
          </table:table-cell>
          <table:table-cell office:value-type="float" office:value="0.50892274211099" calcext:value-type="float">
            <text:p>0.5089227421109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72216584129515" calcext:value-type="float">
            <text:p>0.972216584129515</text:p>
          </table:table-cell>
          <table:table-cell office:value-type="float" office:value="0.546396533842094" calcext:value-type="float">
            <text:p>0.546396533842094</text:p>
          </table:table-cell>
          <table:table-cell office:value-type="float" office:value="0.00325251332857611" calcext:value-type="float">
            <text:p>0.003252513328576</text:p>
          </table:table-cell>
          <table:table-cell office:value-type="float" office:value="0.00806828451397254" calcext:value-type="float">
            <text:p>0.00806828451397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55110274341044" calcext:value-type="float">
            <text:p>0.555110274341044</text:p>
          </table:table-cell>
          <table:table-cell office:value-type="float" office:value="0.967874396135266" calcext:value-type="float">
            <text:p>0.967874396135266</text:p>
          </table:table-cell>
          <table:table-cell office:value-type="float" office:value="0.532178932178932" calcext:value-type="float">
            <text:p>0.5321789321789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6139438547182" calcext:value-type="float">
            <text:p>0.96139438547182</text:p>
          </table:table-cell>
          <table:table-cell office:value-type="float" office:value="0.564983671616464" calcext:value-type="float">
            <text:p>0.564983671616464</text:p>
          </table:table-cell>
          <table:table-cell office:value-type="float" office:value="0.0102047332982279" calcext:value-type="float">
            <text:p>0.010204733298228</text:p>
          </table:table-cell>
          <table:table-cell office:value-type="float" office:value="0.00946415955666532" calcext:value-type="float">
            <text:p>0.009464159556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582575757575758" calcext:value-type="float">
            <text:p>0.582575757575758</text:p>
          </table:table-cell>
          <table:table-cell office:value-type="float" office:value="0.944295302013423" calcext:value-type="float">
            <text:p>0.944295302013423</text:p>
          </table:table-cell>
          <table:table-cell office:value-type="float" office:value="0.552003699136868" calcext:value-type="float">
            <text:p>0.55200369913686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937971890871414" calcext:value-type="float">
            <text:p>0.937971890871414</text:p>
          </table:table-cell>
          <table:table-cell office:value-type="float" office:value="0.504788924383854" calcext:value-type="float">
            <text:p>0.504788924383854</text:p>
          </table:table-cell>
          <table:table-cell office:value-type="float" office:value="0.0186716590612683" calcext:value-type="float">
            <text:p>0.018671659061268</text:p>
          </table:table-cell>
          <table:table-cell office:value-type="float" office:value="0.00349606442721676" calcext:value-type="float">
            <text:p>0.00349606442721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11642949547219" calcext:value-type="float">
            <text:p>0.511642949547219</text:p>
          </table:table-cell>
          <table:table-cell office:value-type="float" office:value="0.912162162162162" calcext:value-type="float">
            <text:p>0.912162162162162</text:p>
          </table:table-cell>
          <table:table-cell office:value-type="float" office:value="0.500192076830732" calcext:value-type="float">
            <text:p>0.500192076830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963747857972937" calcext:value-type="float">
            <text:p>0.963747857972937</text:p>
          </table:table-cell>
          <table:table-cell office:value-type="float" office:value="0.568403227673919" calcext:value-type="float">
            <text:p>0.568403227673919</text:p>
          </table:table-cell>
          <table:table-cell office:value-type="float" office:value="0.00497438745910223" calcext:value-type="float">
            <text:p>0.004974387459102</text:p>
          </table:table-cell>
          <table:table-cell office:value-type="float" office:value="0.00526167238414204" calcext:value-type="float">
            <text:p>0.0052616723841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577934782608696" calcext:value-type="float">
            <text:p>0.577934782608696</text:p>
          </table:table-cell>
          <table:table-cell office:value-type="float" office:value="0.955154639175258" calcext:value-type="float">
            <text:p>0.955154639175258</text:p>
          </table:table-cell>
          <table:table-cell office:value-type="float" office:value="0.560293318848452" calcext:value-type="float">
            <text:p>0.5602933188484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972551310819093" calcext:value-type="float">
            <text:p>0.972551310819093</text:p>
          </table:table-cell>
          <table:table-cell office:value-type="float" office:value="0.620812068263971" calcext:value-type="float">
            <text:p>0.620812068263971</text:p>
          </table:table-cell>
          <table:table-cell office:value-type="float" office:value="0.00463103398591816" calcext:value-type="float">
            <text:p>0.004631033985918</text:p>
          </table:table-cell>
          <table:table-cell office:value-type="float" office:value="0.0146501178205479" calcext:value-type="float">
            <text:p>0.014650117820548</text:p>
          </table:table-cell>
          <table:table-cell office:value-type="float" office:value="0.97995444191344" calcext:value-type="float">
            <text:p>0.97995444191344</text:p>
          </table:table-cell>
          <table:table-cell office:value-type="float" office:value="0.634950992110925" calcext:value-type="float">
            <text:p>0.634950992110925</text:p>
          </table:table-cell>
          <table:table-cell office:value-type="float" office:value="0.965734265734266" calcext:value-type="float">
            <text:p>0.965734265734266</text:p>
          </table:table-cell>
          <table:table-cell office:value-type="float" office:value="0.591113490364026" calcext:value-type="float">
            <text:p>0.59111349036402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961142768637119" calcext:value-type="float">
            <text:p>0.961142768637119</text:p>
          </table:table-cell>
          <table:table-cell office:value-type="float" office:value="0.525790293061365" calcext:value-type="float">
            <text:p>0.525790293061365</text:p>
          </table:table-cell>
          <table:table-cell office:value-type="float" office:value="0.0110371661166435" calcext:value-type="float">
            <text:p>0.011037166116644</text:p>
          </table:table-cell>
          <table:table-cell office:value-type="float" office:value="0.00654151651254149" calcext:value-type="float">
            <text:p>0.006541516512541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545258620689655" calcext:value-type="float">
            <text:p>0.545258620689655</text:p>
          </table:table-cell>
          <table:table-cell office:value-type="float" office:value="0.947586206896552" calcext:value-type="float">
            <text:p>0.947586206896552</text:p>
          </table:table-cell>
          <table:table-cell office:value-type="float" office:value="0.519101731601732" calcext:value-type="float">
            <text:p>0.51910173160173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977637619915542" calcext:value-type="float">
            <text:p>0.977637619915542</text:p>
          </table:table-cell>
          <table:table-cell office:value-type="float" office:value="0.588907958911429" calcext:value-type="float">
            <text:p>0.588907958911429</text:p>
          </table:table-cell>
          <table:table-cell office:value-type="float" office:value="0.0118611215236263" calcext:value-type="float">
            <text:p>0.011861121523626</text:p>
          </table:table-cell>
          <table:table-cell office:value-type="float" office:value="0.0128806475203353" calcext:value-type="float">
            <text:p>0.012880647520335</text:p>
          </table:table-cell>
          <table:table-cell office:value-type="float" office:value="0.987383177570093" calcext:value-type="float">
            <text:p>0.987383177570093</text:p>
          </table:table-cell>
          <table:table-cell office:value-type="float" office:value="0.600924608819346" calcext:value-type="float">
            <text:p>0.600924608819346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548202959830867" calcext:value-type="float">
            <text:p>0.5482029598308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Cylindrical (DEAP-3600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8306280237548" calcext:value-type="float">
            <text:p>0.608306280237548</text:p>
          </table:table-cell>
          <table:table-cell office:value-type="float" office:value="0.239089042989021" calcext:value-type="float">
            <text:p>0.239089042989021</text:p>
          </table:table-cell>
          <table:table-cell office:value-type="float" office:value="0.104119595961739" calcext:value-type="float">
            <text:p>0.104119595961739</text:p>
          </table:table-cell>
          <table:table-cell office:value-type="float" office:value="0.0183037382349308" calcext:value-type="float">
            <text:p>0.018303738234931</text:p>
          </table:table-cell>
          <table:table-cell office:value-type="float" office:value="0.751612903225806" calcext:value-type="float">
            <text:p>0.751612903225806</text:p>
          </table:table-cell>
          <table:table-cell office:value-type="float" office:value="0.269146608315098" calcext:value-type="float">
            <text:p>0.269146608315098</text:p>
          </table:table-cell>
          <table:table-cell office:value-type="float" office:value="0.435714285714286" calcext:value-type="float">
            <text:p>0.435714285714286</text:p>
          </table:table-cell>
          <table:table-cell office:value-type="float" office:value="0.204741379310345" calcext:value-type="float">
            <text:p>0.20474137931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48475122906044" calcext:value-type="float">
            <text:p>0.448475122906044</text:p>
          </table:table-cell>
          <table:table-cell office:value-type="float" office:value="0.17410522704486" calcext:value-type="float">
            <text:p>0.17410522704486</text:p>
          </table:table-cell>
          <table:table-cell office:value-type="float" office:value="0.0826707226709602" calcext:value-type="float">
            <text:p>0.08267072267096</text:p>
          </table:table-cell>
          <table:table-cell office:value-type="float" office:value="0.0176813774521248" calcext:value-type="float">
            <text:p>0.017681377452125</text:p>
          </table:table-cell>
          <table:table-cell office:value-type="float" office:value="0.565714285714286" calcext:value-type="float">
            <text:p>0.565714285714286</text:p>
          </table:table-cell>
          <table:table-cell office:value-type="float" office:value="0.206941431670282" calcext:value-type="float">
            <text:p>0.20694143167028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0321199143469" calcext:value-type="float">
            <text:p>0.150321199143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402568251773164" calcext:value-type="float">
            <text:p>0.402568251773164</text:p>
          </table:table-cell>
          <table:table-cell office:value-type="float" office:value="0.133773654274927" calcext:value-type="float">
            <text:p>0.133773654274927</text:p>
          </table:table-cell>
          <table:table-cell office:value-type="float" office:value="0.11678710233423" calcext:value-type="float">
            <text:p>0.11678710233423</text:p>
          </table:table-cell>
          <table:table-cell office:value-type="float" office:value="0.0232497103832853" calcext:value-type="float">
            <text:p>0.023249710383285</text:p>
          </table:table-cell>
          <table:table-cell office:value-type="float" office:value="0.677142857142857" calcext:value-type="float">
            <text:p>0.677142857142857</text:p>
          </table:table-cell>
          <table:table-cell office:value-type="float" office:value="0.169677419354839" calcext:value-type="float">
            <text:p>0.169677419354839</text:p>
          </table:table-cell>
          <table:table-cell office:value-type="float" office:value="0.285416666666667" calcext:value-type="float">
            <text:p>0.285416666666667</text:p>
          </table:table-cell>
          <table:table-cell office:value-type="float" office:value="0.0881209503239741" calcext:value-type="float">
            <text:p>0.08812095032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69210537744558" calcext:value-type="float">
            <text:p>0.369210537744558</text:p>
          </table:table-cell>
          <table:table-cell office:value-type="float" office:value="0.133250837729703" calcext:value-type="float">
            <text:p>0.133250837729703</text:p>
          </table:table-cell>
          <table:table-cell office:value-type="float" office:value="0.0563572414630336" calcext:value-type="float">
            <text:p>0.056357241463034</text:p>
          </table:table-cell>
          <table:table-cell office:value-type="float" office:value="0.00972512638858293" calcext:value-type="float">
            <text:p>0.009725126388583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150752688172043" calcext:value-type="float">
            <text:p>0.150752688172043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0.113852813852814" calcext:value-type="float">
            <text:p>0.113852813852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6486908225793" calcext:value-type="float">
            <text:p>0.66486908225793</text:p>
          </table:table-cell>
          <table:table-cell office:value-type="float" office:value="0.299229643459354" calcext:value-type="float">
            <text:p>0.299229643459354</text:p>
          </table:table-cell>
          <table:table-cell office:value-type="float" office:value="0.0454905012145024" calcext:value-type="float">
            <text:p>0.045490501214502</text:p>
          </table:table-cell>
          <table:table-cell office:value-type="float" office:value="0.0349200848438348" calcext:value-type="float">
            <text:p>0.034920084843835</text:p>
          </table:table-cell>
          <table:table-cell office:value-type="float" office:value="0.74" calcext:value-type="float">
            <text:p>0.74</text:p>
          </table:table-cell>
          <table:table-cell office:value-type="float" office:value="0.361473684210526" calcext:value-type="float">
            <text:p>0.36147368421052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237100213219616" calcext:value-type="float">
            <text:p>0.23710021321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461693121759119" calcext:value-type="float">
            <text:p>0.461693121759119</text:p>
          </table:table-cell>
          <table:table-cell office:value-type="float" office:value="0.161756958728985" calcext:value-type="float">
            <text:p>0.161756958728985</text:p>
          </table:table-cell>
          <table:table-cell office:value-type="float" office:value="0.094979593569611" calcext:value-type="float">
            <text:p>0.094979593569611</text:p>
          </table:table-cell>
          <table:table-cell office:value-type="float" office:value="0.0396695843135433" calcext:value-type="float">
            <text:p>0.039669584313543</text:p>
          </table:table-cell>
          <table:table-cell office:value-type="float" office:value="0.6" calcext:value-type="float">
            <text:p>0.6</text:p>
          </table:table-cell>
          <table:table-cell office:value-type="float" office:value="0.222961373390558" calcext:value-type="float">
            <text:p>0.222961373390558</text:p>
          </table:table-cell>
          <table:table-cell office:value-type="float" office:value="0.288636363636364" calcext:value-type="float">
            <text:p>0.288636363636364</text:p>
          </table:table-cell>
          <table:table-cell office:value-type="float" office:value="0.0782894736842105" calcext:value-type="float">
            <text:p>0.078289473684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9289006210775" calcext:value-type="float">
            <text:p>0.309289006210775</text:p>
          </table:table-cell>
          <table:table-cell office:value-type="float" office:value="0.0855443849507216" calcext:value-type="float">
            <text:p>0.085544384950722</text:p>
          </table:table-cell>
          <table:table-cell office:value-type="float" office:value="0.0631597680124231" calcext:value-type="float">
            <text:p>0.063159768012423</text:p>
          </table:table-cell>
          <table:table-cell office:value-type="float" office:value="0.0236266619175074" calcext:value-type="float">
            <text:p>0.023626661917507</text:p>
          </table:table-cell>
          <table:table-cell office:value-type="float" office:value="0.404255319148936" calcext:value-type="float">
            <text:p>0.404255319148936</text:p>
          </table:table-cell>
          <table:table-cell office:value-type="float" office:value="0.132104121475054" calcext:value-type="float">
            <text:p>0.132104121475054</text:p>
          </table:table-cell>
          <table:table-cell office:value-type="float" office:value="0.219354838709677" calcext:value-type="float">
            <text:p>0.219354838709677</text:p>
          </table:table-cell>
          <table:table-cell office:value-type="float" office:value="0.0442516268980477" calcext:value-type="float">
            <text:p>0.04425162689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7645528057166" calcext:value-type="float">
            <text:p>0.27645528057166</text:p>
          </table:table-cell>
          <table:table-cell office:value-type="float" office:value="0.0783517124950261" calcext:value-type="float">
            <text:p>0.078351712495026</text:p>
          </table:table-cell>
          <table:table-cell office:value-type="float" office:value="0.0599210190783895" calcext:value-type="float">
            <text:p>0.05992101907839</text:p>
          </table:table-cell>
          <table:table-cell office:value-type="float" office:value="0.0349030365659807" calcext:value-type="float">
            <text:p>0.034903036565981</text:p>
          </table:table-cell>
          <table:table-cell office:value-type="float" office:value="0.391891891891892" calcext:value-type="float">
            <text:p>0.391891891891892</text:p>
          </table:table-cell>
          <table:table-cell office:value-type="float" office:value="0.179347826086956" calcext:value-type="float">
            <text:p>0.179347826086956</text:p>
          </table:table-cell>
          <table:table-cell office:value-type="float" office:value="0.175757575757576" calcext:value-type="float">
            <text:p>0.175757575757576</text:p>
          </table:table-cell>
          <table:table-cell office:value-type="float" office:value="0.046304347826087" calcext:value-type="float">
            <text:p>0.046304347826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67530601277598" calcext:value-type="float">
            <text:p>0.567530601277598</text:p>
          </table:table-cell>
          <table:table-cell office:value-type="float" office:value="0.227387201079179" calcext:value-type="float">
            <text:p>0.227387201079179</text:p>
          </table:table-cell>
          <table:table-cell office:value-type="float" office:value="0.0633071644413175" calcext:value-type="float">
            <text:p>0.063307164441318</text:p>
          </table:table-cell>
          <table:table-cell office:value-type="float" office:value="0.0407349093454527" calcext:value-type="float">
            <text:p>0.040734909345453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286492374727669" calcext:value-type="float">
            <text:p>0.286492374727669</text:p>
          </table:table-cell>
          <table:table-cell office:value-type="float" office:value="0.490322580645161" calcext:value-type="float">
            <text:p>0.490322580645161</text:p>
          </table:table-cell>
          <table:table-cell office:value-type="float" office:value="0.164592274678112" calcext:value-type="float">
            <text:p>0.16459227467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98035531564812" calcext:value-type="float">
            <text:p>0.398035531564812</text:p>
          </table:table-cell>
          <table:table-cell office:value-type="float" office:value="0.163109580543585" calcext:value-type="float">
            <text:p>0.163109580543585</text:p>
          </table:table-cell>
          <table:table-cell office:value-type="float" office:value="0.102543128095923" calcext:value-type="float">
            <text:p>0.102543128095923</text:p>
          </table:table-cell>
          <table:table-cell office:value-type="float" office:value="0.0408390930668467" calcext:value-type="float">
            <text:p>0.040839093066847</text:p>
          </table:table-cell>
          <table:table-cell office:value-type="float" office:value="0.561290322580645" calcext:value-type="float">
            <text:p>0.561290322580645</text:p>
          </table:table-cell>
          <table:table-cell office:value-type="float" office:value="0.216008771929825" calcext:value-type="float">
            <text:p>0.216008771929825</text:p>
          </table:table-cell>
          <table:table-cell office:value-type="float" office:value="0.262162162162162" calcext:value-type="float">
            <text:p>0.262162162162162</text:p>
          </table:table-cell>
          <table:table-cell office:value-type="float" office:value="0.106813186813187" calcext:value-type="float">
            <text:p>0.10681318681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5579612244823" calcext:value-type="float">
            <text:p>0.335579612244823</text:p>
          </table:table-cell>
          <table:table-cell office:value-type="float" office:value="0.109832520205908" calcext:value-type="float">
            <text:p>0.109832520205908</text:p>
          </table:table-cell>
          <table:table-cell office:value-type="float" office:value="0.0900865339350489" calcext:value-type="float">
            <text:p>0.090086533935049</text:p>
          </table:table-cell>
          <table:table-cell office:value-type="float" office:value="0.0367514674003201" calcext:value-type="float">
            <text:p>0.03675146740032</text:p>
          </table:table-cell>
          <table:table-cell office:value-type="float" office:value="0.482142857142857" calcext:value-type="float">
            <text:p>0.482142857142857</text:p>
          </table:table-cell>
          <table:table-cell office:value-type="float" office:value="0.192424242424242" calcext:value-type="float">
            <text:p>0.192424242424242</text:p>
          </table:table-cell>
          <table:table-cell office:value-type="float" office:value="0.185294117647059" calcext:value-type="float">
            <text:p>0.185294117647059</text:p>
          </table:table-cell>
          <table:table-cell office:value-type="float" office:value="0.0718614718614719" calcext:value-type="float">
            <text:p>0.071861471861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204386251101" calcext:value-type="float">
            <text:p>0.28204386251101</text:p>
          </table:table-cell>
          <table:table-cell office:value-type="float" office:value="0.0857634637201332" calcext:value-type="float">
            <text:p>0.085763463720133</text:p>
          </table:table-cell>
          <table:table-cell office:value-type="float" office:value="0.0719424136218025" calcext:value-type="float">
            <text:p>0.071942413621803</text:p>
          </table:table-cell>
          <table:table-cell office:value-type="float" office:value="0.0219239028779755" calcext:value-type="float">
            <text:p>0.021923902877976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139139784946237" calcext:value-type="float">
            <text:p>0.139139784946237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02807886612141" calcext:value-type="float">
            <text:p>0.602807886612141</text:p>
          </table:table-cell>
          <table:table-cell office:value-type="float" office:value="0.238322925554612" calcext:value-type="float">
            <text:p>0.238322925554612</text:p>
          </table:table-cell>
          <table:table-cell office:value-type="float" office:value="0.12905289702273" calcext:value-type="float">
            <text:p>0.12905289702273</text:p>
          </table:table-cell>
          <table:table-cell office:value-type="float" office:value="0.0450967813882286" calcext:value-type="float">
            <text:p>0.045096781388229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20043572984749" calcext:value-type="float">
            <text:p>0.32004357298474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0.162632696390658" calcext:value-type="float">
            <text:p>0.16263269639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05342812076569" calcext:value-type="float">
            <text:p>0.305342812076569</text:p>
          </table:table-cell>
          <table:table-cell office:value-type="float" office:value="0.0991725240818053" calcext:value-type="float">
            <text:p>0.099172524081805</text:p>
          </table:table-cell>
          <table:table-cell office:value-type="float" office:value="0.0940353947760014" calcext:value-type="float">
            <text:p>0.094035394776001</text:p>
          </table:table-cell>
          <table:table-cell office:value-type="float" office:value="0.0468966930774414" calcext:value-type="float">
            <text:p>0.046896693077441</text:p>
          </table:table-cell>
          <table:table-cell office:value-type="float" office:value="0.503448275862069" calcext:value-type="float">
            <text:p>0.503448275862069</text:p>
          </table:table-cell>
          <table:table-cell office:value-type="float" office:value="0.178131634819533" calcext:value-type="float">
            <text:p>0.17813163481953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374468085106383" calcext:value-type="float">
            <text:p>0.037446808510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244943833156486" calcext:value-type="float">
            <text:p>0.244943833156486</text:p>
          </table:table-cell>
          <table:table-cell office:value-type="float" office:value="0.0758172258327751" calcext:value-type="float">
            <text:p>0.075817225832775</text:p>
          </table:table-cell>
          <table:table-cell office:value-type="float" office:value="0.0778040260065831" calcext:value-type="float">
            <text:p>0.077804026006583</text:p>
          </table:table-cell>
          <table:table-cell office:value-type="float" office:value="0.0357510299048218" calcext:value-type="float">
            <text:p>0.035751029904822</text:p>
          </table:table-cell>
          <table:table-cell office:value-type="float" office:value="0.375757575757576" calcext:value-type="float">
            <text:p>0.375757575757576</text:p>
          </table:table-cell>
          <table:table-cell office:value-type="float" office:value="0.166381156316916" calcext:value-type="float">
            <text:p>0.166381156316916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0373931623931624" calcext:value-type="float">
            <text:p>0.03739316239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60898595948357" calcext:value-type="float">
            <text:p>0.260898595948357</text:p>
          </table:table-cell>
          <table:table-cell office:value-type="float" office:value="0.0818811710383926" calcext:value-type="float">
            <text:p>0.081881171038393</text:p>
          </table:table-cell>
          <table:table-cell office:value-type="float" office:value="0.0738228999405708" calcext:value-type="float">
            <text:p>0.073822899940571</text:p>
          </table:table-cell>
          <table:table-cell office:value-type="float" office:value="0.0389360333591883" calcext:value-type="float">
            <text:p>0.038936033359188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0.157327586206897" calcext:value-type="float">
            <text:p>0.1573275862068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20824295010846" calcext:value-type="float">
            <text:p>0.04208242950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650039074998752" calcext:value-type="float">
            <text:p>0.650039074998752</text:p>
          </table:table-cell>
          <table:table-cell office:value-type="float" office:value="0.23523966042961" calcext:value-type="float">
            <text:p>0.23523966042961</text:p>
          </table:table-cell>
          <table:table-cell office:value-type="float" office:value="0.132685940942304" calcext:value-type="float">
            <text:p>0.132685940942304</text:p>
          </table:table-cell>
          <table:table-cell office:value-type="float" office:value="0.0466206034064059" calcext:value-type="float">
            <text:p>0.0466206034064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301282051282051" calcext:value-type="float">
            <text:p>0.301282051282051</text:p>
          </table:table-cell>
          <table:table-cell office:value-type="float" office:value="0.483870967741936" calcext:value-type="float">
            <text:p>0.483870967741936</text:p>
          </table:table-cell>
          <table:table-cell office:value-type="float" office:value="0.17198275862069" calcext:value-type="float">
            <text:p>0.1719827586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69370872889423" calcext:value-type="float">
            <text:p>0.469370872889423</text:p>
          </table:table-cell>
          <table:table-cell office:value-type="float" office:value="0.142251511159497" calcext:value-type="float">
            <text:p>0.142251511159497</text:p>
          </table:table-cell>
          <table:table-cell office:value-type="float" office:value="0.0836828776396229" calcext:value-type="float">
            <text:p>0.083682877639623</text:p>
          </table:table-cell>
          <table:table-cell office:value-type="float" office:value="0.0337145845643873" calcext:value-type="float">
            <text:p>0.033714584564387</text:p>
          </table:table-cell>
          <table:table-cell office:value-type="float" office:value="0.586206896551724" calcext:value-type="float">
            <text:p>0.586206896551724</text:p>
          </table:table-cell>
          <table:table-cell office:value-type="float" office:value="0.212200435729847" calcext:value-type="float">
            <text:p>0.212200435729847</text:p>
          </table:table-cell>
          <table:table-cell office:value-type="float" office:value="0.289189189189189" calcext:value-type="float">
            <text:p>0.289189189189189</text:p>
          </table:table-cell>
          <table:table-cell office:value-type="float" office:value="0.0963519313304721" calcext:value-type="float">
            <text:p>0.0963519313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382267643673894" calcext:value-type="float">
            <text:p>0.382267643673894</text:p>
          </table:table-cell>
          <table:table-cell office:value-type="float" office:value="0.10846265647475" calcext:value-type="float">
            <text:p>0.10846265647475</text:p>
          </table:table-cell>
          <table:table-cell office:value-type="float" office:value="0.0685736206676728" calcext:value-type="float">
            <text:p>0.068573620667673</text:p>
          </table:table-cell>
          <table:table-cell office:value-type="float" office:value="0.0235108225416398" calcext:value-type="float">
            <text:p>0.02351082254164</text:p>
          </table:table-cell>
          <table:table-cell office:value-type="float" office:value="0.510714285714286" calcext:value-type="float">
            <text:p>0.510714285714286</text:p>
          </table:table-cell>
          <table:table-cell office:value-type="float" office:value="0.154449152542373" calcext:value-type="float">
            <text:p>0.154449152542373</text:p>
          </table:table-cell>
          <table:table-cell office:value-type="float" office:value="0.3" calcext:value-type="float">
            <text:p>0.3</text:p>
          </table:table-cell>
          <table:table-cell office:value-type="float" office:value="0.0607375271149675" calcext:value-type="float">
            <text:p>0.06073752711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31235493513445" calcext:value-type="float">
            <text:p>0.31235493513445</text:p>
          </table:table-cell>
          <table:table-cell office:value-type="float" office:value="0.0833517102807413" calcext:value-type="float">
            <text:p>0.083351710280741</text:p>
          </table:table-cell>
          <table:table-cell office:value-type="float" office:value="0.0925023877550889" calcext:value-type="float">
            <text:p>0.092502387755089</text:p>
          </table:table-cell>
          <table:table-cell office:value-type="float" office:value="0.0248341527151326" calcext:value-type="float">
            <text:p>0.024834152715133</text:p>
          </table:table-cell>
          <table:table-cell office:value-type="float" office:value="0.525581395348837" calcext:value-type="float">
            <text:p>0.525581395348837</text:p>
          </table:table-cell>
          <table:table-cell office:value-type="float" office:value="0.138949671772429" calcext:value-type="float">
            <text:p>0.138949671772429</text:p>
          </table:table-cell>
          <table:table-cell office:value-type="float" office:value="0.172727272727273" calcext:value-type="float">
            <text:p>0.172727272727273</text:p>
          </table:table-cell>
          <table:table-cell office:value-type="float" office:value="0.037719298245614" calcext:value-type="float">
            <text:p>0.037719298245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696355663101837" calcext:value-type="float">
            <text:p>0.696355663101837</text:p>
          </table:table-cell>
          <table:table-cell office:value-type="float" office:value="0.255728794287166" calcext:value-type="float">
            <text:p>0.255728794287166</text:p>
          </table:table-cell>
          <table:table-cell office:value-type="float" office:value="0.0645393167222772" calcext:value-type="float">
            <text:p>0.064539316722277</text:p>
          </table:table-cell>
          <table:table-cell office:value-type="float" office:value="0.0297696067110861" calcext:value-type="float">
            <text:p>0.029769606711086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0.299357601713062" calcext:value-type="float">
            <text:p>0.299357601713062</text:p>
          </table:table-cell>
          <table:table-cell office:value-type="float" office:value="0.574074074074074" calcext:value-type="float">
            <text:p>0.574074074074074</text:p>
          </table:table-cell>
          <table:table-cell office:value-type="float" office:value="0.213107822410148" calcext:value-type="float">
            <text:p>0.21310782241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319861308514941" calcext:value-type="float">
            <text:p>0.319861308514941</text:p>
          </table:table-cell>
          <table:table-cell office:value-type="float" office:value="0.0760882062677995" calcext:value-type="float">
            <text:p>0.0760882062678</text:p>
          </table:table-cell>
          <table:table-cell office:value-type="float" office:value="0.0857132204726022" calcext:value-type="float">
            <text:p>0.085713220472602</text:p>
          </table:table-cell>
          <table:table-cell office:value-type="float" office:value="0.0152762062425257" calcext:value-type="float">
            <text:p>0.015276206242526</text:p>
          </table:table-cell>
          <table:table-cell office:value-type="float" office:value="0.508571428571429" calcext:value-type="float">
            <text:p>0.508571428571429</text:p>
          </table:table-cell>
          <table:table-cell office:value-type="float" office:value="0.101077586206897" calcext:value-type="float">
            <text:p>0.101077586206897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0.0508733624454149" calcext:value-type="float">
            <text:p>0.05087336244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4148978825494" calcext:value-type="float">
            <text:p>0.334148978825494</text:p>
          </table:table-cell>
          <table:table-cell office:value-type="float" office:value="0.0954511363926567" calcext:value-type="float">
            <text:p>0.095451136392657</text:p>
          </table:table-cell>
          <table:table-cell office:value-type="float" office:value="0.117451865747649" calcext:value-type="float">
            <text:p>0.117451865747649</text:p>
          </table:table-cell>
          <table:table-cell office:value-type="float" office:value="0.0540674132990245" calcext:value-type="float">
            <text:p>0.0540674132990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221019108280255" calcext:value-type="float">
            <text:p>0.221019108280255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41379310344828" calcext:value-type="float">
            <text:p>0.02413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249055085554832" calcext:value-type="float">
            <text:p>0.249055085554832</text:p>
          </table:table-cell>
          <table:table-cell office:value-type="float" office:value="0.0568781849312789" calcext:value-type="float">
            <text:p>0.056878184931279</text:p>
          </table:table-cell>
          <table:table-cell office:value-type="float" office:value="0.0921646829976081" calcext:value-type="float">
            <text:p>0.092164682997608</text:p>
          </table:table-cell>
          <table:table-cell office:value-type="float" office:value="0.0115909537271726" calcext:value-type="float">
            <text:p>0.01159095372717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0.0834042553191489" calcext:value-type="float">
            <text:p>0.08340425531914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418103448275862" calcext:value-type="float">
            <text:p>0.041810344827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95030043465073" calcext:value-type="float">
            <text:p>0.595030043465073</text:p>
          </table:table-cell>
          <table:table-cell office:value-type="float" office:value="0.21832498222982" calcext:value-type="float">
            <text:p>0.21832498222982</text:p>
          </table:table-cell>
          <table:table-cell office:value-type="float" office:value="0.105318268825322" calcext:value-type="float">
            <text:p>0.105318268825322</text:p>
          </table:table-cell>
          <table:table-cell office:value-type="float" office:value="0.0530254379709645" calcext:value-type="float">
            <text:p>0.053025437970965</text:p>
          </table:table-cell>
          <table:table-cell office:value-type="float" office:value="0.793939393939394" calcext:value-type="float">
            <text:p>0.793939393939394</text:p>
          </table:table-cell>
          <table:table-cell office:value-type="float" office:value="0.296078431372549" calcext:value-type="float">
            <text:p>0.296078431372549</text:p>
          </table:table-cell>
          <table:table-cell office:value-type="float" office:value="0.448780487804878" calcext:value-type="float">
            <text:p>0.448780487804878</text:p>
          </table:table-cell>
          <table:table-cell office:value-type="float" office:value="0.140958605664488" calcext:value-type="float">
            <text:p>0.140958605664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89182086410578" calcext:value-type="float">
            <text:p>0.389182086410578</text:p>
          </table:table-cell>
          <table:table-cell office:value-type="float" office:value="0.121467682373975" calcext:value-type="float">
            <text:p>0.121467682373975</text:p>
          </table:table-cell>
          <table:table-cell office:value-type="float" office:value="0.151638683296467" calcext:value-type="float">
            <text:p>0.151638683296467</text:p>
          </table:table-cell>
          <table:table-cell office:value-type="float" office:value="0.056325618192512" calcext:value-type="float">
            <text:p>0.056325618192512</text:p>
          </table:table-cell>
          <table:table-cell office:value-type="float" office:value="0.691428571428571" calcext:value-type="float">
            <text:p>0.691428571428571</text:p>
          </table:table-cell>
          <table:table-cell office:value-type="float" office:value="0.271827956989247" calcext:value-type="float">
            <text:p>0.271827956989247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0644251626898048" calcext:value-type="float">
            <text:p>0.064425162689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292795936138162" calcext:value-type="float">
            <text:p>0.292795936138162</text:p>
          </table:table-cell>
          <table:table-cell office:value-type="float" office:value="0.0766066112804685" calcext:value-type="float">
            <text:p>0.076606611280469</text:p>
          </table:table-cell>
          <table:table-cell office:value-type="float" office:value="0.0710630391789881" calcext:value-type="float">
            <text:p>0.071063039178988</text:p>
          </table:table-cell>
          <table:table-cell office:value-type="float" office:value="0.0260784179425518" calcext:value-type="float">
            <text:p>0.026078417942552</text:p>
          </table:table-cell>
          <table:table-cell office:value-type="float" office:value="0.448717948717949" calcext:value-type="float">
            <text:p>0.448717948717949</text:p>
          </table:table-cell>
          <table:table-cell office:value-type="float" office:value="0.150542299349241" calcext:value-type="float">
            <text:p>0.150542299349241</text:p>
          </table:table-cell>
          <table:table-cell office:value-type="float" office:value="0.202439024390244" calcext:value-type="float">
            <text:p>0.202439024390244</text:p>
          </table:table-cell>
          <table:table-cell office:value-type="float" office:value="0.0457516339869281" calcext:value-type="float">
            <text:p>0.045751633986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8387051616295" calcext:value-type="float">
            <text:p>0.28387051616295</text:p>
          </table:table-cell>
          <table:table-cell office:value-type="float" office:value="0.0580339160549217" calcext:value-type="float">
            <text:p>0.058033916054922</text:p>
          </table:table-cell>
          <table:table-cell office:value-type="float" office:value="0.0760317710758538" calcext:value-type="float">
            <text:p>0.076031771075854</text:p>
          </table:table-cell>
          <table:table-cell office:value-type="float" office:value="0.0124759230817695" calcext:value-type="float">
            <text:p>0.01247592308177</text:p>
          </table:table-cell>
          <table:table-cell office:value-type="float" office:value="0.417073170731707" calcext:value-type="float">
            <text:p>0.417073170731707</text:p>
          </table:table-cell>
          <table:table-cell office:value-type="float" office:value="0.0795154185022026" calcext:value-type="float">
            <text:p>0.079515418502203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0.0372549019607843" calcext:value-type="float">
            <text:p>0.03725490196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299652746634" calcext:value-type="float">
            <text:p>0.587299652746634</text:p>
          </table:table-cell>
          <table:table-cell office:value-type="float" office:value="0.204429935507566" calcext:value-type="float">
            <text:p>0.204429935507566</text:p>
          </table:table-cell>
          <table:table-cell office:value-type="float" office:value="0.147542117916244" calcext:value-type="float">
            <text:p>0.147542117916244</text:p>
          </table:table-cell>
          <table:table-cell office:value-type="float" office:value="0.0756809214521184" calcext:value-type="float">
            <text:p>0.0756809214521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330217391304348" calcext:value-type="float">
            <text:p>0.330217391304348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0505422993492408" calcext:value-type="float">
            <text:p>0.05054229934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82221340450253" calcext:value-type="float">
            <text:p>0.282221340450253</text:p>
          </table:table-cell>
          <table:table-cell office:value-type="float" office:value="0.0583649526852643" calcext:value-type="float">
            <text:p>0.058364952685264</text:p>
          </table:table-cell>
          <table:table-cell office:value-type="float" office:value="0.101531191950173" calcext:value-type="float">
            <text:p>0.101531191950173</text:p>
          </table:table-cell>
          <table:table-cell office:value-type="float" office:value="0.0225905070879807" calcext:value-type="float">
            <text:p>0.022590507087981</text:p>
          </table:table-cell>
          <table:table-cell office:value-type="float" office:value="0.471052631578947" calcext:value-type="float">
            <text:p>0.471052631578947</text:p>
          </table:table-cell>
          <table:table-cell office:value-type="float" office:value="0.128354978354978" calcext:value-type="float">
            <text:p>0.12835497835497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0398706896551724" calcext:value-type="float">
            <text:p>0.039870689655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1735147796215" calcext:value-type="float">
            <text:p>0.331735147796215</text:p>
          </table:table-cell>
          <table:table-cell office:value-type="float" office:value="0.0920638181981719" calcext:value-type="float">
            <text:p>0.092063818198172</text:p>
          </table:table-cell>
          <table:table-cell office:value-type="float" office:value="0.167984935947231" calcext:value-type="float">
            <text:p>0.167984935947231</text:p>
          </table:table-cell>
          <table:table-cell office:value-type="float" office:value="0.0812938171197573" calcext:value-type="float">
            <text:p>0.0812938171197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62770562770563" calcext:value-type="float">
            <text:p>0.262770562770563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297872340425532" calcext:value-type="float">
            <text:p>0.0297872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317532494373914" calcext:value-type="float">
            <text:p>0.317532494373914</text:p>
          </table:table-cell>
          <table:table-cell office:value-type="float" office:value="0.0823380632521419" calcext:value-type="float">
            <text:p>0.082338063252142</text:p>
          </table:table-cell>
          <table:table-cell office:value-type="float" office:value="0.131615026463309" calcext:value-type="float">
            <text:p>0.131615026463309</text:p>
          </table:table-cell>
          <table:table-cell office:value-type="float" office:value="0.0569633916995586" calcext:value-type="float">
            <text:p>0.056963391699559</text:p>
          </table:table-cell>
          <table:table-cell office:value-type="float" office:value="0.637142857142857" calcext:value-type="float">
            <text:p>0.637142857142857</text:p>
          </table:table-cell>
          <table:table-cell office:value-type="float" office:value="0.243440860215054" calcext:value-type="float">
            <text:p>0.243440860215054</text:p>
          </table:table-cell>
          <table:table-cell office:value-type="float" office:value="0.127027027027027" calcext:value-type="float">
            <text:p>0.127027027027027</text:p>
          </table:table-cell>
          <table:table-cell office:value-type="float" office:value="0.0307017543859649" calcext:value-type="float">
            <text:p>0.030701754385965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8016176059723" calcext:value-type="float">
            <text:p>0.988016176059723</text:p>
          </table:table-cell>
          <table:table-cell office:value-type="float" office:value="0.779327300508146" calcext:value-type="float">
            <text:p>0.779327300508146</text:p>
          </table:table-cell>
          <table:table-cell office:value-type="float" office:value="0.0139728188436584" calcext:value-type="float">
            <text:p>0.013972818843658</text:p>
          </table:table-cell>
          <table:table-cell office:value-type="float" office:value="0.0697155695846089" calcext:value-type="float">
            <text:p>0.069715569584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162162162162" calcext:value-type="float">
            <text:p>0.962162162162162</text:p>
          </table:table-cell>
          <table:table-cell office:value-type="float" office:value="0.722246220302376" calcext:value-type="float">
            <text:p>0.72224622030237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422979472822" calcext:value-type="float">
            <text:p>0.940422979472822</text:p>
          </table:table-cell>
          <table:table-cell office:value-type="float" office:value="0.505105197498285" calcext:value-type="float">
            <text:p>0.505105197498285</text:p>
          </table:table-cell>
          <table:table-cell office:value-type="float" office:value="0.0278604920299258" calcext:value-type="float">
            <text:p>0.027860492029926</text:p>
          </table:table-cell>
          <table:table-cell office:value-type="float" office:value="0.0209079826134355" calcext:value-type="float">
            <text:p>0.020907982613436</text:p>
          </table:table-cell>
          <table:table-cell office:value-type="float" office:value="0.974418604651163" calcext:value-type="float">
            <text:p>0.974418604651163</text:p>
          </table:table-cell>
          <table:table-cell office:value-type="float" office:value="0.533693304535637" calcext:value-type="float">
            <text:p>0.53369330453563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56896551724138" calcext:value-type="float">
            <text:p>0.4568965517241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029431956271" calcext:value-type="float">
            <text:p>0.82029431956271</text:p>
          </table:table-cell>
          <table:table-cell office:value-type="float" office:value="0.375463638897862" calcext:value-type="float">
            <text:p>0.375463638897862</text:p>
          </table:table-cell>
          <table:table-cell office:value-type="float" office:value="0.0583461539892688" calcext:value-type="float">
            <text:p>0.058346153989269</text:p>
          </table:table-cell>
          <table:table-cell office:value-type="float" office:value="0.0197178254692566" calcext:value-type="float">
            <text:p>0.019717825469257</text:p>
          </table:table-cell>
          <table:table-cell office:value-type="float" office:value="0.887096774193548" calcext:value-type="float">
            <text:p>0.887096774193548</text:p>
          </table:table-cell>
          <table:table-cell office:value-type="float" office:value="0.401279317697228" calcext:value-type="float">
            <text:p>0.401279317697228</text:p>
          </table:table-cell>
          <table:table-cell office:value-type="float" office:value="0.7" calcext:value-type="float">
            <text:p>0.7</text:p>
          </table:table-cell>
          <table:table-cell office:value-type="float" office:value="0.338972162740899" calcext:value-type="float">
            <text:p>0.33897216274089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59018584318361" calcext:value-type="float">
            <text:p>0.759018584318361</text:p>
          </table:table-cell>
          <table:table-cell office:value-type="float" office:value="0.316595642556734" calcext:value-type="float">
            <text:p>0.316595642556734</text:p>
          </table:table-cell>
          <table:table-cell office:value-type="float" office:value="0.0653018862837831" calcext:value-type="float">
            <text:p>0.065301886283783</text:p>
          </table:table-cell>
          <table:table-cell office:value-type="float" office:value="0.023407962319541" calcext:value-type="float">
            <text:p>0.023407962319541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363238512035011" calcext:value-type="float">
            <text:p>0.3632385120350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91973969631236" calcext:value-type="float">
            <text:p>0.29197396963123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77452339217" calcext:value-type="float">
            <text:p>0.99677452339217</text:p>
          </table:table-cell>
          <table:table-cell office:value-type="float" office:value="0.794067722580987" calcext:value-type="float">
            <text:p>0.794067722580987</text:p>
          </table:table-cell>
          <table:table-cell office:value-type="float" office:value="0.00595493584378565" calcext:value-type="float">
            <text:p>0.005954935843786</text:p>
          </table:table-cell>
          <table:table-cell office:value-type="float" office:value="0.0668311905130236" calcext:value-type="float">
            <text:p>0.06683119051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33406593406593" calcext:value-type="float">
            <text:p>0.73340659340659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053401559098" calcext:value-type="float">
            <text:p>0.89053401559098</text:p>
          </table:table-cell>
          <table:table-cell office:value-type="float" office:value="0.460497059110584" calcext:value-type="float">
            <text:p>0.460497059110584</text:p>
          </table:table-cell>
          <table:table-cell office:value-type="float" office:value="0.0450103150034481" calcext:value-type="float">
            <text:p>0.045010315003448</text:p>
          </table:table-cell>
          <table:table-cell office:value-type="float" office:value="0.0324150616202021" calcext:value-type="float">
            <text:p>0.032415061620202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523225806451613" calcext:value-type="float">
            <text:p>0.523225806451613</text:p>
          </table:table-cell>
          <table:table-cell office:value-type="float" office:value="0.835714285714286" calcext:value-type="float">
            <text:p>0.835714285714286</text:p>
          </table:table-cell>
          <table:table-cell office:value-type="float" office:value="0.394360086767896" calcext:value-type="float">
            <text:p>0.3943600867678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2093715317" calcext:value-type="float">
            <text:p>0.752093715317</text:p>
          </table:table-cell>
          <table:table-cell office:value-type="float" office:value="0.331597624917784" calcext:value-type="float">
            <text:p>0.331597624917784</text:p>
          </table:table-cell>
          <table:table-cell office:value-type="float" office:value="0.0430696226159898" calcext:value-type="float">
            <text:p>0.04306962261599</text:p>
          </table:table-cell>
          <table:table-cell office:value-type="float" office:value="0.0350893888410103" calcext:value-type="float">
            <text:p>0.03508938884101</text:p>
          </table:table-cell>
          <table:table-cell office:value-type="float" office:value="0.845945945945946" calcext:value-type="float">
            <text:p>0.845945945945946</text:p>
          </table:table-cell>
          <table:table-cell office:value-type="float" office:value="0.42008547008547" calcext:value-type="float">
            <text:p>0.42008547008547</text:p>
          </table:table-cell>
          <table:table-cell office:value-type="float" office:value="0.676744186046512" calcext:value-type="float">
            <text:p>0.676744186046512</text:p>
          </table:table-cell>
          <table:table-cell office:value-type="float" office:value="0.287991266375546" calcext:value-type="float">
            <text:p>0.28799126637554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2839033471899" calcext:value-type="float">
            <text:p>0.632839033471899</text:p>
          </table:table-cell>
          <table:table-cell office:value-type="float" office:value="0.275979121515235" calcext:value-type="float">
            <text:p>0.275979121515235</text:p>
          </table:table-cell>
          <table:table-cell office:value-type="float" office:value="0.0478079908429845" calcext:value-type="float">
            <text:p>0.047807990842985</text:p>
          </table:table-cell>
          <table:table-cell office:value-type="float" office:value="0.0203129200485866" calcext:value-type="float">
            <text:p>0.020312920048587</text:p>
          </table:table-cell>
          <table:table-cell office:value-type="float" office:value="0.719444444444444" calcext:value-type="float">
            <text:p>0.719444444444444</text:p>
          </table:table-cell>
          <table:table-cell office:value-type="float" office:value="0.319088937093275" calcext:value-type="float">
            <text:p>0.319088937093275</text:p>
          </table:table-cell>
          <table:table-cell office:value-type="float" office:value="0.536734693877551" calcext:value-type="float">
            <text:p>0.536734693877551</text:p>
          </table:table-cell>
          <table:table-cell office:value-type="float" office:value="0.249780701754386" calcext:value-type="float">
            <text:p>0.24978070175438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4267629938362" calcext:value-type="float">
            <text:p>0.994267629938362</text:p>
          </table:table-cell>
          <table:table-cell office:value-type="float" office:value="0.736760441129219" calcext:value-type="float">
            <text:p>0.736760441129219</text:p>
          </table:table-cell>
          <table:table-cell office:value-type="float" office:value="0.00610612920832084" calcext:value-type="float">
            <text:p>0.006106129208321</text:p>
          </table:table-cell>
          <table:table-cell office:value-type="float" office:value="0.0262225347212161" calcext:value-type="float">
            <text:p>0.026222534721216</text:p>
          </table:table-cell>
          <table:table-cell office:value-type="float" office:value="1" calcext:value-type="float">
            <text:p>1</text:p>
          </table:table-cell>
          <table:table-cell office:value-type="float" office:value="0.787284482758621" calcext:value-type="float">
            <text:p>0.787284482758621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68568281938326" calcext:value-type="float">
            <text:p>0.6856828193832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40014904023299" calcext:value-type="float">
            <text:p>0.940014904023299</text:p>
          </table:table-cell>
          <table:table-cell office:value-type="float" office:value="0.516622803883466" calcext:value-type="float">
            <text:p>0.516622803883466</text:p>
          </table:table-cell>
          <table:table-cell office:value-type="float" office:value="0.0245314751946793" calcext:value-type="float">
            <text:p>0.024531475194679</text:p>
          </table:table-cell>
          <table:table-cell office:value-type="float" office:value="0.032426713442747" calcext:value-type="float">
            <text:p>0.032426713442747</text:p>
          </table:table-cell>
          <table:table-cell office:value-type="float" office:value="0.982051282051282" calcext:value-type="float">
            <text:p>0.982051282051282</text:p>
          </table:table-cell>
          <table:table-cell office:value-type="float" office:value="0.584934497816594" calcext:value-type="float">
            <text:p>0.584934497816594</text:p>
          </table:table-cell>
          <table:table-cell office:value-type="float" office:value="0.881818181818182" calcext:value-type="float">
            <text:p>0.881818181818182</text:p>
          </table:table-cell>
          <table:table-cell office:value-type="float" office:value="0.466163793103448" calcext:value-type="float">
            <text:p>0.46616379310344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9716999522498" calcext:value-type="float">
            <text:p>0.79716999522498</text:p>
          </table:table-cell>
          <table:table-cell office:value-type="float" office:value="0.360531489108186" calcext:value-type="float">
            <text:p>0.360531489108186</text:p>
          </table:table-cell>
          <table:table-cell office:value-type="float" office:value="0.0869547394522773" calcext:value-type="float">
            <text:p>0.086954739452277</text:p>
          </table:table-cell>
          <table:table-cell office:value-type="float" office:value="0.0221916761911627" calcext:value-type="float">
            <text:p>0.022191676191163</text:p>
          </table:table-cell>
          <table:table-cell office:value-type="float" office:value="0.95" calcext:value-type="float">
            <text:p>0.95</text:p>
          </table:table-cell>
          <table:table-cell office:value-type="float" office:value="0.401260504201681" calcext:value-type="float">
            <text:p>0.40126050420168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320479302832244" calcext:value-type="float">
            <text:p>0.320479302832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7993031727047" calcext:value-type="float">
            <text:p>0.637993031727047</text:p>
          </table:table-cell>
          <table:table-cell office:value-type="float" office:value="0.292272071606956" calcext:value-type="float">
            <text:p>0.292272071606956</text:p>
          </table:table-cell>
          <table:table-cell office:value-type="float" office:value="0.0511593479804469" calcext:value-type="float">
            <text:p>0.051159347980447</text:p>
          </table:table-cell>
          <table:table-cell office:value-type="float" office:value="0.0190082958015638" calcext:value-type="float">
            <text:p>0.019008295801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40820734341253" calcext:value-type="float">
            <text:p>0.340820734341253</text:p>
          </table:table-cell>
          <table:table-cell office:value-type="float" office:value="0.526470588235294" calcext:value-type="float">
            <text:p>0.526470588235294</text:p>
          </table:table-cell>
          <table:table-cell office:value-type="float" office:value="0.272087912087912" calcext:value-type="float">
            <text:p>0.27208791208791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9590742116833" calcext:value-type="float">
            <text:p>0.989590742116833</text:p>
          </table:table-cell>
          <table:table-cell office:value-type="float" office:value="0.761805039551516" calcext:value-type="float">
            <text:p>0.761805039551516</text:p>
          </table:table-cell>
          <table:table-cell office:value-type="float" office:value="0.0153058294692724" calcext:value-type="float">
            <text:p>0.015305829469272</text:p>
          </table:table-cell>
          <table:table-cell office:value-type="float" office:value="0.0347726289670861" calcext:value-type="float">
            <text:p>0.034772628967086</text:p>
          </table:table-cell>
          <table:table-cell office:value-type="float" office:value="1" calcext:value-type="float">
            <text:p>1</text:p>
          </table:table-cell>
          <table:table-cell office:value-type="float" office:value="0.813490364025696" calcext:value-type="float">
            <text:p>0.813490364025696</text:p>
          </table:table-cell>
          <table:table-cell office:value-type="float" office:value="0.95" calcext:value-type="float">
            <text:p>0.95</text:p>
          </table:table-cell>
          <table:table-cell office:value-type="float" office:value="0.718859649122807" calcext:value-type="float">
            <text:p>0.71885964912280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894744887332463" calcext:value-type="float">
            <text:p>0.894744887332463</text:p>
          </table:table-cell>
          <table:table-cell office:value-type="float" office:value="0.465055664463962" calcext:value-type="float">
            <text:p>0.465055664463962</text:p>
          </table:table-cell>
          <table:table-cell office:value-type="float" office:value="0.0421358461635357" calcext:value-type="float">
            <text:p>0.042135846163536</text:p>
          </table:table-cell>
          <table:table-cell office:value-type="float" office:value="0.0265314036421657" calcext:value-type="float">
            <text:p>0.026531403642166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511587982832618" calcext:value-type="float">
            <text:p>0.511587982832618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4565217391304" calcext:value-type="float">
            <text:p>0.43456521739130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744976952092445" calcext:value-type="float">
            <text:p>0.744976952092445</text:p>
          </table:table-cell>
          <table:table-cell office:value-type="float" office:value="0.331928839367929" calcext:value-type="float">
            <text:p>0.331928839367929</text:p>
          </table:table-cell>
          <table:table-cell office:value-type="float" office:value="0.0674496842521801" calcext:value-type="float">
            <text:p>0.06744968425218</text:p>
          </table:table-cell>
          <table:table-cell office:value-type="float" office:value="0.0311544834240455" calcext:value-type="float">
            <text:p>0.03115448342404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93073593073593" calcext:value-type="float">
            <text:p>0.393073593073593</text:p>
          </table:table-cell>
          <table:table-cell office:value-type="float" office:value="0.59" calcext:value-type="float">
            <text:p>0.59</text:p>
          </table:table-cell>
          <table:table-cell office:value-type="float" office:value="0.275652173913043" calcext:value-type="float">
            <text:p>0.27565217391304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34517546749736" calcext:value-type="float">
            <text:p>0.634517546749736</text:p>
          </table:table-cell>
          <table:table-cell office:value-type="float" office:value="0.260270260047209" calcext:value-type="float">
            <text:p>0.260270260047209</text:p>
          </table:table-cell>
          <table:table-cell office:value-type="float" office:value="0.0855490487565149" calcext:value-type="float">
            <text:p>0.085549048756515</text:p>
          </table:table-cell>
          <table:table-cell office:value-type="float" office:value="0.0203564847341743" calcext:value-type="float">
            <text:p>0.020356484734174</text:p>
          </table:table-cell>
          <table:table-cell office:value-type="float" office:value="0.786111111111111" calcext:value-type="float">
            <text:p>0.786111111111111</text:p>
          </table:table-cell>
          <table:table-cell office:value-type="float" office:value="0.295905172413793" calcext:value-type="float">
            <text:p>0.295905172413793</text:p>
          </table:table-cell>
          <table:table-cell office:value-type="float" office:value="0.487096774193548" calcext:value-type="float">
            <text:p>0.487096774193548</text:p>
          </table:table-cell>
          <table:table-cell office:value-type="float" office:value="0.229723991507431" calcext:value-type="float">
            <text:p>0.22972399150743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3925070028011" calcext:value-type="float">
            <text:p>0.993925070028011</text:p>
          </table:table-cell>
          <table:table-cell office:value-type="float" office:value="0.796163770129211" calcext:value-type="float">
            <text:p>0.796163770129211</text:p>
          </table:table-cell>
          <table:table-cell office:value-type="float" office:value="0.00926246198830283" calcext:value-type="float">
            <text:p>0.009262461988303</text:p>
          </table:table-cell>
          <table:table-cell office:value-type="float" office:value="0.0285956976643909" calcext:value-type="float">
            <text:p>0.028595697664391</text:p>
          </table:table-cell>
          <table:table-cell office:value-type="float" office:value="1" calcext:value-type="float">
            <text:p>1</text:p>
          </table:table-cell>
          <table:table-cell office:value-type="float" office:value="0.846608315098468" calcext:value-type="float">
            <text:p>0.846608315098468</text:p>
          </table:table-cell>
          <table:table-cell office:value-type="float" office:value="0.973529411764706" calcext:value-type="float">
            <text:p>0.973529411764706</text:p>
          </table:table-cell>
          <table:table-cell office:value-type="float" office:value="0.750643776824034" calcext:value-type="float">
            <text:p>0.7506437768240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59591996712771" calcext:value-type="float">
            <text:p>0.959591996712771</text:p>
          </table:table-cell>
          <table:table-cell office:value-type="float" office:value="0.530072264463165" calcext:value-type="float">
            <text:p>0.530072264463165</text:p>
          </table:table-cell>
          <table:table-cell office:value-type="float" office:value="0.0184590760936289" calcext:value-type="float">
            <text:p>0.018459076093629</text:p>
          </table:table-cell>
          <table:table-cell office:value-type="float" office:value="0.0175495703860326" calcext:value-type="float">
            <text:p>0.017549570386033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558620689655172" calcext:value-type="float">
            <text:p>0.558620689655172</text:p>
          </table:table-cell>
          <table:table-cell office:value-type="float" office:value="0.921621621621621" calcext:value-type="float">
            <text:p>0.921621621621621</text:p>
          </table:table-cell>
          <table:table-cell office:value-type="float" office:value="0.495414847161572" calcext:value-type="float">
            <text:p>0.49541484716157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97170342677001" calcext:value-type="float">
            <text:p>0.897170342677001</text:p>
          </table:table-cell>
          <table:table-cell office:value-type="float" office:value="0.402778883119924" calcext:value-type="float">
            <text:p>0.402778883119924</text:p>
          </table:table-cell>
          <table:table-cell office:value-type="float" office:value="0.0562988247406065" calcext:value-type="float">
            <text:p>0.056298824740607</text:p>
          </table:table-cell>
          <table:table-cell office:value-type="float" office:value="0.0469926368325612" calcext:value-type="float">
            <text:p>0.046992636832561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475054229934924" calcext:value-type="float">
            <text:p>0.475054229934924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321489361702128" calcext:value-type="float">
            <text:p>0.32148936170212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65292571390871" calcext:value-type="float">
            <text:p>0.765292571390871</text:p>
          </table:table-cell>
          <table:table-cell office:value-type="float" office:value="0.320599886093746" calcext:value-type="float">
            <text:p>0.320599886093746</text:p>
          </table:table-cell>
          <table:table-cell office:value-type="float" office:value="0.0790122368081505" calcext:value-type="float">
            <text:p>0.079012236808151</text:p>
          </table:table-cell>
          <table:table-cell office:value-type="float" office:value="0.0221348398265673" calcext:value-type="float">
            <text:p>0.022134839826567</text:p>
          </table:table-cell>
          <table:table-cell office:value-type="float" office:value="0.865714285714286" calcext:value-type="float">
            <text:p>0.865714285714286</text:p>
          </table:table-cell>
          <table:table-cell office:value-type="float" office:value="0.360851063829787" calcext:value-type="float">
            <text:p>0.360851063829787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280129589632829" calcext:value-type="float">
            <text:p>0.280129589632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8253968253968" calcext:value-type="float">
            <text:p>0.998253968253968</text:p>
          </table:table-cell>
          <table:table-cell office:value-type="float" office:value="0.839160786267706" calcext:value-type="float">
            <text:p>0.839160786267706</text:p>
          </table:table-cell>
          <table:table-cell office:value-type="float" office:value="0.00420260390313453" calcext:value-type="float">
            <text:p>0.004202603903135</text:p>
          </table:table-cell>
          <table:table-cell office:value-type="float" office:value="0.0247027486990068" calcext:value-type="float">
            <text:p>0.024702748699007</text:p>
          </table:table-cell>
          <table:table-cell office:value-type="float" office:value="1" calcext:value-type="float">
            <text:p>1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985714285714285" calcext:value-type="float">
            <text:p>0.985714285714285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18646988412592" calcext:value-type="float">
            <text:p>0.918646988412592</text:p>
          </table:table-cell>
          <table:table-cell office:value-type="float" office:value="0.505350711572296" calcext:value-type="float">
            <text:p>0.505350711572296</text:p>
          </table:table-cell>
          <table:table-cell office:value-type="float" office:value="0.0462484950076005" calcext:value-type="float">
            <text:p>0.046248495007601</text:p>
          </table:table-cell>
          <table:table-cell office:value-type="float" office:value="0.0350297103445367" calcext:value-type="float">
            <text:p>0.035029710344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139689578714" calcext:value-type="float">
            <text:p>0.57139689578714</text:p>
          </table:table-cell>
          <table:table-cell office:value-type="float" office:value="0.847916666666667" calcext:value-type="float">
            <text:p>0.847916666666667</text:p>
          </table:table-cell>
          <table:table-cell office:value-type="float" office:value="0.431545064377682" calcext:value-type="float">
            <text:p>0.43154506437768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65316699698472" calcext:value-type="float">
            <text:p>0.865316699698472</text:p>
          </table:table-cell>
          <table:table-cell office:value-type="float" office:value="0.370137705662734" calcext:value-type="float">
            <text:p>0.370137705662734</text:p>
          </table:table-cell>
          <table:table-cell office:value-type="float" office:value="0.0547693620332476" calcext:value-type="float">
            <text:p>0.054769362033248</text:p>
          </table:table-cell>
          <table:table-cell office:value-type="float" office:value="0.0182595581053401" calcext:value-type="float">
            <text:p>0.018259558105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8423326133909" calcext:value-type="float">
            <text:p>0.408423326133909</text:p>
          </table:table-cell>
          <table:table-cell office:value-type="float" office:value="0.797368421052632" calcext:value-type="float">
            <text:p>0.797368421052632</text:p>
          </table:table-cell>
          <table:table-cell office:value-type="float" office:value="0.341558441558442" calcext:value-type="float">
            <text:p>0.34155844155844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698741607142522" calcext:value-type="float">
            <text:p>0.698741607142522</text:p>
          </table:table-cell>
          <table:table-cell office:value-type="float" office:value="0.287724761511569" calcext:value-type="float">
            <text:p>0.287724761511569</text:p>
          </table:table-cell>
          <table:table-cell office:value-type="float" office:value="0.0834246752561141" calcext:value-type="float">
            <text:p>0.083424675256114</text:p>
          </table:table-cell>
          <table:table-cell office:value-type="float" office:value="0.0284854584549049" calcext:value-type="float">
            <text:p>0.028485458454905</text:p>
          </table:table-cell>
          <table:table-cell office:value-type="float" office:value="0.819512195121951" calcext:value-type="float">
            <text:p>0.819512195121951</text:p>
          </table:table-cell>
          <table:table-cell office:value-type="float" office:value="0.335991379310345" calcext:value-type="float">
            <text:p>0.335991379310345</text:p>
          </table:table-cell>
          <table:table-cell office:value-type="float" office:value="0.502777777777778" calcext:value-type="float">
            <text:p>0.502777777777778</text:p>
          </table:table-cell>
          <table:table-cell office:value-type="float" office:value="0.233836206896552" calcext:value-type="float">
            <text:p>0.23383620689655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7164382802681" calcext:value-type="float">
            <text:p>0.997164382802681</text:p>
          </table:table-cell>
          <table:table-cell office:value-type="float" office:value="0.804529657609481" calcext:value-type="float">
            <text:p>0.804529657609481</text:p>
          </table:table-cell>
          <table:table-cell office:value-type="float" office:value="0.00468016784665342" calcext:value-type="float">
            <text:p>0.004680167846653</text:p>
          </table:table-cell>
          <table:table-cell office:value-type="float" office:value="0.0198707936126864" calcext:value-type="float">
            <text:p>0.019870793612686</text:p>
          </table:table-cell>
          <table:table-cell office:value-type="float" office:value="1" calcext:value-type="float">
            <text:p>1</text:p>
          </table:table-cell>
          <table:table-cell office:value-type="float" office:value="0.834557235421166" calcext:value-type="float">
            <text:p>0.834557235421166</text:p>
          </table:table-cell>
          <table:table-cell office:value-type="float" office:value="0.987179487179487" calcext:value-type="float">
            <text:p>0.987179487179487</text:p>
          </table:table-cell>
          <table:table-cell office:value-type="float" office:value="0.775434782608696" calcext:value-type="float">
            <text:p>0.77543478260869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63068149385839" calcext:value-type="float">
            <text:p>0.963068149385839</text:p>
          </table:table-cell>
          <table:table-cell office:value-type="float" office:value="0.552370663728874" calcext:value-type="float">
            <text:p>0.552370663728874</text:p>
          </table:table-cell>
          <table:table-cell office:value-type="float" office:value="0.0336660829250323" calcext:value-type="float">
            <text:p>0.033666082925032</text:p>
          </table:table-cell>
          <table:table-cell office:value-type="float" office:value="0.0170278697216455" calcext:value-type="float">
            <text:p>0.01702786972164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575777777777778" calcext:value-type="float">
            <text:p>0.575777777777778</text:p>
          </table:table-cell>
          <table:table-cell office:value-type="float" office:value="0.892682926829268" calcext:value-type="float">
            <text:p>0.892682926829268</text:p>
          </table:table-cell>
          <table:table-cell office:value-type="float" office:value="0.509227467811159" calcext:value-type="float">
            <text:p>0.50922746781115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9791938404144" calcext:value-type="float">
            <text:p>0.859791938404144</text:p>
          </table:table-cell>
          <table:table-cell office:value-type="float" office:value="0.409016432084036" calcext:value-type="float">
            <text:p>0.409016432084036</text:p>
          </table:table-cell>
          <table:table-cell office:value-type="float" office:value="0.0426424306485799" calcext:value-type="float">
            <text:p>0.04264243064858</text:p>
          </table:table-cell>
          <table:table-cell office:value-type="float" office:value="0.02345038676202" calcext:value-type="float">
            <text:p>0.02345038676202</text:p>
          </table:table-cell>
          <table:table-cell office:value-type="float" office:value="0.924324324324324" calcext:value-type="float">
            <text:p>0.924324324324324</text:p>
          </table:table-cell>
          <table:table-cell office:value-type="float" office:value="0.456359649122807" calcext:value-type="float">
            <text:p>0.456359649122807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362527233115468" calcext:value-type="float">
            <text:p>0.36252723311546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741133612563544" calcext:value-type="float">
            <text:p>0.741133612563544</text:p>
          </table:table-cell>
          <table:table-cell office:value-type="float" office:value="0.329909340095442" calcext:value-type="float">
            <text:p>0.329909340095442</text:p>
          </table:table-cell>
          <table:table-cell office:value-type="float" office:value="0.0691127644266463" calcext:value-type="float">
            <text:p>0.069112764426646</text:p>
          </table:table-cell>
          <table:table-cell office:value-type="float" office:value="0.0238542941372631" calcext:value-type="float">
            <text:p>0.023854294137263</text:p>
          </table:table-cell>
          <table:table-cell office:value-type="float" office:value="0.848275862068965" calcext:value-type="float">
            <text:p>0.848275862068965</text:p>
          </table:table-cell>
          <table:table-cell office:value-type="float" office:value="0.365952890792291" calcext:value-type="float">
            <text:p>0.365952890792291</text:p>
          </table:table-cell>
          <table:table-cell office:value-type="float" office:value="0.62972972972973" calcext:value-type="float">
            <text:p>0.62972972972973</text:p>
          </table:table-cell>
          <table:table-cell office:value-type="float" office:value="0.295753715498938" calcext:value-type="float">
            <text:p>0.29575371549893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6485080622309" calcext:value-type="float">
            <text:p>0.996485080622309</text:p>
          </table:table-cell>
          <table:table-cell office:value-type="float" office:value="0.852573373416724" calcext:value-type="float">
            <text:p>0.852573373416724</text:p>
          </table:table-cell>
          <table:table-cell office:value-type="float" office:value="0.00568528451999602" calcext:value-type="float">
            <text:p>0.005685284519996</text:p>
          </table:table-cell>
          <table:table-cell office:value-type="float" office:value="0.032672962508022" calcext:value-type="float">
            <text:p>0.032672962508022</text:p>
          </table:table-cell>
          <table:table-cell office:value-type="float" office:value="1" calcext:value-type="float">
            <text:p>1</text:p>
          </table:table-cell>
          <table:table-cell office:value-type="float" office:value="0.902127659574468" calcext:value-type="float">
            <text:p>0.902127659574468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792407809110629" calcext:value-type="float">
            <text:p>0.7924078091106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54177280200387" calcext:value-type="float">
            <text:p>0.954177280200387</text:p>
          </table:table-cell>
          <table:table-cell office:value-type="float" office:value="0.532912617608834" calcext:value-type="float">
            <text:p>0.532912617608834</text:p>
          </table:table-cell>
          <table:table-cell office:value-type="float" office:value="0.0335307689333938" calcext:value-type="float">
            <text:p>0.033530768933394</text:p>
          </table:table-cell>
          <table:table-cell office:value-type="float" office:value="0.0316045127845304" calcext:value-type="float">
            <text:p>0.03160451278453</text:p>
          </table:table-cell>
          <table:table-cell office:value-type="float" office:value="1" calcext:value-type="float">
            <text:p>1</text:p>
          </table:table-cell>
          <table:table-cell office:value-type="float" office:value="0.570967741935484" calcext:value-type="float">
            <text:p>0.570967741935484</text:p>
          </table:table-cell>
          <table:table-cell office:value-type="float" office:value="0.880555555555556" calcext:value-type="float">
            <text:p>0.880555555555556</text:p>
          </table:table-cell>
          <table:table-cell office:value-type="float" office:value="0.448464912280702" calcext:value-type="float">
            <text:p>0.44846491228070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5338693558079" calcext:value-type="float">
            <text:p>0.855338693558079</text:p>
          </table:table-cell>
          <table:table-cell office:value-type="float" office:value="0.399577390457022" calcext:value-type="float">
            <text:p>0.399577390457022</text:p>
          </table:table-cell>
          <table:table-cell office:value-type="float" office:value="0.0446536259217858" calcext:value-type="float">
            <text:p>0.044653625921786</text:p>
          </table:table-cell>
          <table:table-cell office:value-type="float" office:value="0.024495702074716" calcext:value-type="float">
            <text:p>0.024495702074716</text:p>
          </table:table-cell>
          <table:table-cell office:value-type="float" office:value="0.903846153846154" calcext:value-type="float">
            <text:p>0.903846153846154</text:p>
          </table:table-cell>
          <table:table-cell office:value-type="float" office:value="0.46" calcext:value-type="float">
            <text:p>0.46</text:p>
          </table:table-cell>
          <table:table-cell office:value-type="float" office:value="0.736585365853659" calcext:value-type="float">
            <text:p>0.736585365853659</text:p>
          </table:table-cell>
          <table:table-cell office:value-type="float" office:value="0.369281045751634" calcext:value-type="float">
            <text:p>0.36928104575163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774010671045555" calcext:value-type="float">
            <text:p>0.774010671045555</text:p>
          </table:table-cell>
          <table:table-cell office:value-type="float" office:value="0.303885073841516" calcext:value-type="float">
            <text:p>0.303885073841516</text:p>
          </table:table-cell>
          <table:table-cell office:value-type="float" office:value="0.0680834954735397" calcext:value-type="float">
            <text:p>0.06808349547354</text:p>
          </table:table-cell>
          <table:table-cell office:value-type="float" office:value="0.0348263453786327" calcext:value-type="float">
            <text:p>0.034826345378633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354741379310345" calcext:value-type="float">
            <text:p>0.354741379310345</text:p>
          </table:table-cell>
          <table:table-cell office:value-type="float" office:value="0.62093023255814" calcext:value-type="float">
            <text:p>0.62093023255814</text:p>
          </table:table-cell>
          <table:table-cell office:value-type="float" office:value="0.228884026258206" calcext:value-type="float">
            <text:p>0.22888402625820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92219908121636" calcext:value-type="float">
            <text:p>0.992219908121636</text:p>
          </table:table-cell>
          <table:table-cell office:value-type="float" office:value="0" calcext:value-type="float">
            <text:p>0</text:p>
          </table:table-cell>
          <table:table-cell office:value-type="float" office:value="0.0142186237261286" calcext:value-type="float">
            <text:p>0.014218623726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55507559395" calcext:value-type="float">
            <text:p>0.95615550755939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1051323755308" calcext:value-type="float">
            <text:p>0.991051323755308</text:p>
          </table:table-cell>
          <table:table-cell office:value-type="float" office:value="0.73682643247451" calcext:value-type="float">
            <text:p>0.73682643247451</text:p>
          </table:table-cell>
          <table:table-cell office:value-type="float" office:value="0.0159020042484709" calcext:value-type="float">
            <text:p>0.015902004248471</text:p>
          </table:table-cell>
          <table:table-cell office:value-type="float" office:value="0.031600431481693" calcext:value-type="float">
            <text:p>0.031600431481693</text:p>
          </table:table-cell>
          <table:table-cell office:value-type="float" office:value="1" calcext:value-type="float">
            <text:p>1</text:p>
          </table:table-cell>
          <table:table-cell office:value-type="float" office:value="0.780942184154176" calcext:value-type="float">
            <text:p>0.780942184154176</text:p>
          </table:table-cell>
          <table:table-cell office:value-type="float" office:value="0.954285714285714" calcext:value-type="float">
            <text:p>0.954285714285714</text:p>
          </table:table-cell>
          <table:table-cell office:value-type="float" office:value="0.696498905908096" calcext:value-type="float">
            <text:p>0.6964989059080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2517105949566" calcext:value-type="float">
            <text:p>0.952517105949566</text:p>
          </table:table-cell>
          <table:table-cell office:value-type="float" office:value="0.577190809450984" calcext:value-type="float">
            <text:p>0.577190809450984</text:p>
          </table:table-cell>
          <table:table-cell office:value-type="float" office:value="0.0303095839492619" calcext:value-type="float">
            <text:p>0.030309583949262</text:p>
          </table:table-cell>
          <table:table-cell office:value-type="float" office:value="0.0306089289690294" calcext:value-type="float">
            <text:p>0.030608928969029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633693304535637" calcext:value-type="float">
            <text:p>0.633693304535637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526077586206896" calcext:value-type="float">
            <text:p>0.52607758620689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31347011602109" calcext:value-type="float">
            <text:p>0.931347011602109</text:p>
          </table:table-cell>
          <table:table-cell office:value-type="float" office:value="0.487402670928827" calcext:value-type="float">
            <text:p>0.487402670928827</text:p>
          </table:table-cell>
          <table:table-cell office:value-type="float" office:value="0.0330185813241305" calcext:value-type="float">
            <text:p>0.033018581324131</text:p>
          </table:table-cell>
          <table:table-cell office:value-type="float" office:value="0.0320633226600879" calcext:value-type="float">
            <text:p>0.032063322660088</text:p>
          </table:table-cell>
          <table:table-cell office:value-type="float" office:value="1" calcext:value-type="float">
            <text:p>1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417073170731707" calcext:value-type="float">
            <text:p>0.4170731707317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767573696145" calcext:value-type="float">
            <text:p>0.995767573696145</text:p>
          </table:table-cell>
          <table:table-cell office:value-type="float" office:value="0.766750690757308" calcext:value-type="float">
            <text:p>0.766750690757308</text:p>
          </table:table-cell>
          <table:table-cell office:value-type="float" office:value="0.00692797937024756" calcext:value-type="float">
            <text:p>0.006927979370248</text:p>
          </table:table-cell>
          <table:table-cell office:value-type="float" office:value="0.0306655060049726" calcext:value-type="float">
            <text:p>0.030665506004973</text:p>
          </table:table-cell>
          <table:table-cell office:value-type="float" office:value="1" calcext:value-type="float">
            <text:p>1</text:p>
          </table:table-cell>
          <table:table-cell office:value-type="float" office:value="0.811182795698925" calcext:value-type="float">
            <text:p>0.81118279569892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20524017467249" calcext:value-type="float">
            <text:p>0.72052401746724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6135966645837" calcext:value-type="float">
            <text:p>0.956135966645837</text:p>
          </table:table-cell>
          <table:table-cell office:value-type="float" office:value="0.561715937952001" calcext:value-type="float">
            <text:p>0.561715937952001</text:p>
          </table:table-cell>
          <table:table-cell office:value-type="float" office:value="0.0346679932567096" calcext:value-type="float">
            <text:p>0.03466799325671</text:p>
          </table:table-cell>
          <table:table-cell office:value-type="float" office:value="0.0322518127437293" calcext:value-type="float">
            <text:p>0.032251812743729</text:p>
          </table:table-cell>
          <table:table-cell office:value-type="float" office:value="1" calcext:value-type="float">
            <text:p>1</text:p>
          </table:table-cell>
          <table:table-cell office:value-type="float" office:value="0.606550218340611" calcext:value-type="float">
            <text:p>0.606550218340611</text:p>
          </table:table-cell>
          <table:table-cell office:value-type="float" office:value="0.894285714285714" calcext:value-type="float">
            <text:p>0.894285714285714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887418241493544" calcext:value-type="float">
            <text:p>0.887418241493544</text:p>
          </table:table-cell>
          <table:table-cell office:value-type="float" office:value="0.452066190618308" calcext:value-type="float">
            <text:p>0.452066190618308</text:p>
          </table:table-cell>
          <table:table-cell office:value-type="float" office:value="0.0484455761000315" calcext:value-type="float">
            <text:p>0.048445576100032</text:p>
          </table:table-cell>
          <table:table-cell office:value-type="float" office:value="0.0349777969060271" calcext:value-type="float">
            <text:p>0.034977796906027</text:p>
          </table:table-cell>
          <table:table-cell office:value-type="float" office:value="0.993939393939394" calcext:value-type="float">
            <text:p>0.993939393939394</text:p>
          </table:table-cell>
          <table:table-cell office:value-type="float" office:value="0.528693790149893" calcext:value-type="float">
            <text:p>0.528693790149893</text:p>
          </table:table-cell>
          <table:table-cell office:value-type="float" office:value="0.820454545454545" calcext:value-type="float">
            <text:p>0.820454545454545</text:p>
          </table:table-cell>
          <table:table-cell office:value-type="float" office:value="0.393859649122807" calcext:value-type="float">
            <text:p>0.39385964912280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9444444444444" calcext:value-type="float">
            <text:p>0.999444444444444</text:p>
          </table:table-cell>
          <table:table-cell office:value-type="float" office:value="0.946363048714646" calcext:value-type="float">
            <text:p>0.946363048714646</text:p>
          </table:table-cell>
          <table:table-cell office:value-type="float" office:value="0.0018425693279752" calcext:value-type="float">
            <text:p>0.001842569327975</text:p>
          </table:table-cell>
          <table:table-cell office:value-type="float" office:value="0.042910656473638" calcext:value-type="float">
            <text:p>0.042910656473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876703296703297" calcext:value-type="float">
            <text:p>0.87670329670329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88774299818292" calcext:value-type="float">
            <text:p>0.988774299818292</text:p>
          </table:table-cell>
          <table:table-cell office:value-type="float" office:value="0.7113546558153" calcext:value-type="float">
            <text:p>0.7113546558153</text:p>
          </table:table-cell>
          <table:table-cell office:value-type="float" office:value="0.0118277193602575" calcext:value-type="float">
            <text:p>0.011827719360258</text:p>
          </table:table-cell>
          <table:table-cell office:value-type="float" office:value="0.017035558509337" calcext:value-type="float">
            <text:p>0.017035558509337</text:p>
          </table:table-cell>
          <table:table-cell office:value-type="float" office:value="1" calcext:value-type="float">
            <text:p>1</text:p>
          </table:table-cell>
          <table:table-cell office:value-type="float" office:value="0.741431670281996" calcext:value-type="float">
            <text:p>0.74143167028199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690322580645161" calcext:value-type="float">
            <text:p>0.69032258064516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1354604317025" calcext:value-type="float">
            <text:p>0.961354604317025</text:p>
          </table:table-cell>
          <table:table-cell office:value-type="float" office:value="0.561345607239432" calcext:value-type="float">
            <text:p>0.561345607239432</text:p>
          </table:table-cell>
          <table:table-cell office:value-type="float" office:value="0.0362368051779769" calcext:value-type="float">
            <text:p>0.036236805177977</text:p>
          </table:table-cell>
          <table:table-cell office:value-type="float" office:value="0.021341273634983" calcext:value-type="float">
            <text:p>0.021341273634983</text:p>
          </table:table-cell>
          <table:table-cell office:value-type="float" office:value="1" calcext:value-type="float">
            <text:p>1</text:p>
          </table:table-cell>
          <table:table-cell office:value-type="float" office:value="0.601720430107527" calcext:value-type="float">
            <text:p>0.601720430107527</text:p>
          </table:table-cell>
          <table:table-cell office:value-type="float" office:value="0.882758620689655" calcext:value-type="float">
            <text:p>0.882758620689655</text:p>
          </table:table-cell>
          <table:table-cell office:value-type="float" office:value="0.524733475479744" calcext:value-type="float">
            <text:p>0.52473347547974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14183202302865" calcext:value-type="float">
            <text:p>0.914183202302865</text:p>
          </table:table-cell>
          <table:table-cell office:value-type="float" office:value="0.477653021046593" calcext:value-type="float">
            <text:p>0.477653021046593</text:p>
          </table:table-cell>
          <table:table-cell office:value-type="float" office:value="0.0451891961225772" calcext:value-type="float">
            <text:p>0.045189196122577</text:p>
          </table:table-cell>
          <table:table-cell office:value-type="float" office:value="0.0271774331468058" calcext:value-type="float">
            <text:p>0.0271774331468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522435897435897" calcext:value-type="float">
            <text:p>0.52243589743589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24945770065076" calcext:value-type="float">
            <text:p>0.4249457700650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2254543863" calcext:value-type="float">
            <text:p>0.992254543863</text:p>
          </table:table-cell>
          <table:table-cell office:value-type="float" office:value="0.74974152754688" calcext:value-type="float">
            <text:p>0.74974152754688</text:p>
          </table:table-cell>
          <table:table-cell office:value-type="float" office:value="0.0115318188113438" calcext:value-type="float">
            <text:p>0.011531818811344</text:p>
          </table:table-cell>
          <table:table-cell office:value-type="float" office:value="0.0309040118061767" calcext:value-type="float">
            <text:p>0.030904011806177</text:p>
          </table:table-cell>
          <table:table-cell office:value-type="float" office:value="1" calcext:value-type="float">
            <text:p>1</text:p>
          </table:table-cell>
          <table:table-cell office:value-type="float" office:value="0.787580299785867" calcext:value-type="float">
            <text:p>0.787580299785867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692489270386266" calcext:value-type="float">
            <text:p>0.6924892703862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63735732844189" calcext:value-type="float">
            <text:p>0.963735732844189</text:p>
          </table:table-cell>
          <table:table-cell office:value-type="float" office:value="0.575232106361375" calcext:value-type="float">
            <text:p>0.575232106361375</text:p>
          </table:table-cell>
          <table:table-cell office:value-type="float" office:value="0.0264522733654427" calcext:value-type="float">
            <text:p>0.026452273365443</text:p>
          </table:table-cell>
          <table:table-cell office:value-type="float" office:value="0.0340110594457599" calcext:value-type="float">
            <text:p>0.03401105944576</text:p>
          </table:table-cell>
          <table:table-cell office:value-type="float" office:value="1" calcext:value-type="float">
            <text:p>1</text:p>
          </table:table-cell>
          <table:table-cell office:value-type="float" office:value="0.650537634408602" calcext:value-type="float">
            <text:p>0.650537634408602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0.514782608695652" calcext:value-type="float">
            <text:p>0.5147826086956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08046182713838" calcext:value-type="float">
            <text:p>0.908046182713838</text:p>
          </table:table-cell>
          <table:table-cell office:value-type="float" office:value="0.470803427526315" calcext:value-type="float">
            <text:p>0.470803427526315</text:p>
          </table:table-cell>
          <table:table-cell office:value-type="float" office:value="0.0374046236151537" calcext:value-type="float">
            <text:p>0.037404623615154</text:p>
          </table:table-cell>
          <table:table-cell office:value-type="float" office:value="0.0183896603304627" calcext:value-type="float">
            <text:p>0.018389660330463</text:p>
          </table:table-cell>
          <table:table-cell office:value-type="float" office:value="0.961764705882353" calcext:value-type="float">
            <text:p>0.961764705882353</text:p>
          </table:table-cell>
          <table:table-cell office:value-type="float" office:value="0.499782608695652" calcext:value-type="float">
            <text:p>0.49978260869565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438260869565217" calcext:value-type="float">
            <text:p>0.43826086956521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74615881024857" calcext:value-type="float">
            <text:p>0.974615881024857</text:p>
          </table:table-cell>
          <table:table-cell office:value-type="float" office:value="0" calcext:value-type="float">
            <text:p>0</text:p>
          </table:table-cell>
          <table:table-cell office:value-type="float" office:value="0.0271152206071941" calcext:value-type="float">
            <text:p>0.027115220607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7903930131004" calcext:value-type="float">
            <text:p>0.917903930131004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676288615805" calcext:value-type="float">
            <text:p>0.998676288615805</text:p>
          </table:table-cell>
          <table:table-cell office:value-type="float" office:value="0.767234109853308" calcext:value-type="float">
            <text:p>0.767234109853308</text:p>
          </table:table-cell>
          <table:table-cell office:value-type="float" office:value="0.00221762389624887" calcext:value-type="float">
            <text:p>0.002217623896249</text:p>
          </table:table-cell>
          <table:table-cell office:value-type="float" office:value="0.0222901689224805" calcext:value-type="float">
            <text:p>0.022290168922481</text:p>
          </table:table-cell>
          <table:table-cell office:value-type="float" office:value="1" calcext:value-type="float">
            <text:p>1</text:p>
          </table:table-cell>
          <table:table-cell office:value-type="float" office:value="0.806263498920086" calcext:value-type="float">
            <text:p>0.80626349892008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31086956521739" calcext:value-type="float">
            <text:p>0.731086956521739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1046323763078" calcext:value-type="float">
            <text:p>0.981046323763078</text:p>
          </table:table-cell>
          <table:table-cell office:value-type="float" office:value="0.627356669884869" calcext:value-type="float">
            <text:p>0.627356669884869</text:p>
          </table:table-cell>
          <table:table-cell office:value-type="float" office:value="0.0179903650571398" calcext:value-type="float">
            <text:p>0.01799036505714</text:p>
          </table:table-cell>
          <table:table-cell office:value-type="float" office:value="0.0340393972257499" calcext:value-type="float">
            <text:p>0.03403939722575</text:p>
          </table:table-cell>
          <table:table-cell office:value-type="float" office:value="1" calcext:value-type="float">
            <text:p>1</text:p>
          </table:table-cell>
          <table:table-cell office:value-type="float" office:value="0.669146608315099" calcext:value-type="float">
            <text:p>0.669146608315099</text:p>
          </table:table-cell>
          <table:table-cell office:value-type="float" office:value="0.934146341463415" calcext:value-type="float">
            <text:p>0.934146341463415</text:p>
          </table:table-cell>
          <table:table-cell office:value-type="float" office:value="0.56797385620915" calcext:value-type="float">
            <text:p>0.5679738562091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44521808279091" calcext:value-type="float">
            <text:p>0.944521808279091</text:p>
          </table:table-cell>
          <table:table-cell office:value-type="float" office:value="0.519144017277869" calcext:value-type="float">
            <text:p>0.519144017277869</text:p>
          </table:table-cell>
          <table:table-cell office:value-type="float" office:value="0.0372724280294548" calcext:value-type="float">
            <text:p>0.037272428029455</text:p>
          </table:table-cell>
          <table:table-cell office:value-type="float" office:value="0.0215285133341834" calcext:value-type="float">
            <text:p>0.021528513334183</text:p>
          </table:table-cell>
          <table:table-cell office:value-type="float" office:value="0.997368421052632" calcext:value-type="float">
            <text:p>0.997368421052632</text:p>
          </table:table-cell>
          <table:table-cell office:value-type="float" office:value="0.556926406926407" calcext:value-type="float">
            <text:p>0.556926406926407</text:p>
          </table:table-cell>
          <table:table-cell office:value-type="float" office:value="0.891176470588235" calcext:value-type="float">
            <text:p>0.891176470588235</text:p>
          </table:table-cell>
          <table:table-cell office:value-type="float" office:value="0.487904967602592" calcext:value-type="float">
            <text:p>0.48790496760259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62552784476" calcext:value-type="float">
            <text:p>0.995062552784476</text:p>
          </table:table-cell>
          <table:table-cell office:value-type="float" office:value="0.78166550209319" calcext:value-type="float">
            <text:p>0.78166550209319</text:p>
          </table:table-cell>
          <table:table-cell office:value-type="float" office:value="0.00814175742553014" calcext:value-type="float">
            <text:p>0.00814175742553</text:p>
          </table:table-cell>
          <table:table-cell office:value-type="float" office:value="0.0227727497618691" calcext:value-type="float">
            <text:p>0.022772749761869</text:p>
          </table:table-cell>
          <table:table-cell office:value-type="float" office:value="1" calcext:value-type="float">
            <text:p>1</text:p>
          </table:table-cell>
          <table:table-cell office:value-type="float" office:value="0.819739696312364" calcext:value-type="float">
            <text:p>0.819739696312364</text:p>
          </table:table-cell>
          <table:table-cell office:value-type="float" office:value="0.979411764705882" calcext:value-type="float">
            <text:p>0.979411764705882</text:p>
          </table:table-cell>
          <table:table-cell office:value-type="float" office:value="0.742384105960265" calcext:value-type="float">
            <text:p>0.742384105960265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3111140830335" calcext:value-type="float">
            <text:p>0.973111140830335</text:p>
          </table:table-cell>
          <table:table-cell office:value-type="float" office:value="0.625681545762128" calcext:value-type="float">
            <text:p>0.625681545762128</text:p>
          </table:table-cell>
          <table:table-cell office:value-type="float" office:value="0.0188440027459557" calcext:value-type="float">
            <text:p>0.018844002745956</text:p>
          </table:table-cell>
          <table:table-cell office:value-type="float" office:value="0.0386832134710978" calcext:value-type="float">
            <text:p>0.038683213471098</text:p>
          </table:table-cell>
          <table:table-cell office:value-type="float" office:value="1" calcext:value-type="float">
            <text:p>1</text:p>
          </table:table-cell>
          <table:table-cell office:value-type="float" office:value="0.682553191489362" calcext:value-type="float">
            <text:p>0.682553191489362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568281938325991" calcext:value-type="float">
            <text:p>0.56828193832599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17908991595208" calcext:value-type="float">
            <text:p>0.917908991595208</text:p>
          </table:table-cell>
          <table:table-cell office:value-type="float" office:value="0.523969986664717" calcext:value-type="float">
            <text:p>0.523969986664717</text:p>
          </table:table-cell>
          <table:table-cell office:value-type="float" office:value="0.0436336742684105" calcext:value-type="float">
            <text:p>0.043633674268411</text:p>
          </table:table-cell>
          <table:table-cell office:value-type="float" office:value="0.0311400017245148" calcext:value-type="float">
            <text:p>0.031140001724515</text:p>
          </table:table-cell>
          <table:table-cell office:value-type="float" office:value="0.997142857142857" calcext:value-type="float">
            <text:p>0.997142857142857</text:p>
          </table:table-cell>
          <table:table-cell office:value-type="float" office:value="0.560775862068965" calcext:value-type="float">
            <text:p>0.560775862068965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8571428571428" calcext:value-type="float">
            <text:p>0.46857142857142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0.986524824891335" calcext:value-type="float">
            <text:p>0.986524824891335</text:p>
          </table:table-cell>
          <table:table-cell office:value-type="float" office:value="0" calcext:value-type="float">
            <text:p>0</text:p>
          </table:table-cell>
          <table:table-cell office:value-type="float" office:value="0.0238428383888364" calcext:value-type="float">
            <text:p>0.023842838388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80993520518" calcext:value-type="float">
            <text:p>0.93758099352051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5089972663502" calcext:value-type="float">
            <text:p>0.995089972663502</text:p>
          </table:table-cell>
          <table:table-cell office:value-type="float" office:value="0.771783940699081" calcext:value-type="float">
            <text:p>0.771783940699081</text:p>
          </table:table-cell>
          <table:table-cell office:value-type="float" office:value="0.00622671089747907" calcext:value-type="float">
            <text:p>0.006226710897479</text:p>
          </table:table-cell>
          <table:table-cell office:value-type="float" office:value="0.0226641460780403" calcext:value-type="float">
            <text:p>0.02266414607804</text:p>
          </table:table-cell>
          <table:table-cell office:value-type="float" office:value="1" calcext:value-type="float">
            <text:p>1</text:p>
          </table:table-cell>
          <table:table-cell office:value-type="float" office:value="0.826124197002141" calcext:value-type="float">
            <text:p>0.826124197002141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27586206896552" calcext:value-type="float">
            <text:p>0.727586206896552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9070948257678" calcext:value-type="float">
            <text:p>0.979070948257678</text:p>
          </table:table-cell>
          <table:table-cell office:value-type="float" office:value="0.627874422493328" calcext:value-type="float">
            <text:p>0.627874422493328</text:p>
          </table:table-cell>
          <table:table-cell office:value-type="float" office:value="0.0173199961333551" calcext:value-type="float">
            <text:p>0.017319996133355</text:p>
          </table:table-cell>
          <table:table-cell office:value-type="float" office:value="0.0240934456581595" calcext:value-type="float">
            <text:p>0.02409344565816</text:p>
          </table:table-cell>
          <table:table-cell office:value-type="float" office:value="1" calcext:value-type="float">
            <text:p>1</text:p>
          </table:table-cell>
          <table:table-cell office:value-type="float" office:value="0.669612068965517" calcext:value-type="float">
            <text:p>0.669612068965517</text:p>
          </table:table-cell>
          <table:table-cell office:value-type="float" office:value="0.947619047619047" calcext:value-type="float">
            <text:p>0.947619047619047</text:p>
          </table:table-cell>
          <table:table-cell office:value-type="float" office:value="0.587229437229437" calcext:value-type="float">
            <text:p>0.58722943722943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57261691063726" calcext:value-type="float">
            <text:p>0.957261691063726</text:p>
          </table:table-cell>
          <table:table-cell office:value-type="float" office:value="0.526389858480687" calcext:value-type="float">
            <text:p>0.526389858480687</text:p>
          </table:table-cell>
          <table:table-cell office:value-type="float" office:value="0.0352014770724771" calcext:value-type="float">
            <text:p>0.035201477072477</text:p>
          </table:table-cell>
          <table:table-cell office:value-type="float" office:value="0.031148958851691" calcext:value-type="float">
            <text:p>0.031148958851691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584763948497854" calcext:value-type="float">
            <text:p>0.584763948497854</text:p>
          </table:table-cell>
          <table:table-cell office:value-type="float" office:value="0.86875" calcext:value-type="float">
            <text:p>0.86875</text:p>
          </table:table-cell>
          <table:table-cell office:value-type="float" office:value="0.465811965811966" calcext:value-type="float">
            <text:p>0.46581196581196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3691241096534" calcext:value-type="float">
            <text:p>0.993691241096534</text:p>
          </table:table-cell>
          <table:table-cell office:value-type="float" office:value="0.796090920002264" calcext:value-type="float">
            <text:p>0.796090920002264</text:p>
          </table:table-cell>
          <table:table-cell office:value-type="float" office:value="0.00724481887576513" calcext:value-type="float">
            <text:p>0.007244818875765</text:p>
          </table:table-cell>
          <table:table-cell office:value-type="float" office:value="0.0250907243295828" calcext:value-type="float">
            <text:p>0.025090724329583</text:p>
          </table:table-cell>
          <table:table-cell office:value-type="float" office:value="1" calcext:value-type="float">
            <text:p>1</text:p>
          </table:table-cell>
          <table:table-cell office:value-type="float" office:value="0.83681917211329" calcext:value-type="float">
            <text:p>0.83681917211329</text:p>
          </table:table-cell>
          <table:table-cell office:value-type="float" office:value="0.980555555555556" calcext:value-type="float">
            <text:p>0.980555555555556</text:p>
          </table:table-cell>
          <table:table-cell office:value-type="float" office:value="0.749676025917927" calcext:value-type="float">
            <text:p>0.749676025917927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8219920397341" calcext:value-type="float">
            <text:p>0.988219920397341</text:p>
          </table:table-cell>
          <table:table-cell office:value-type="float" office:value="0.659827754168986" calcext:value-type="float">
            <text:p>0.659827754168986</text:p>
          </table:table-cell>
          <table:table-cell office:value-type="float" office:value="0.0136743261662009" calcext:value-type="float">
            <text:p>0.013674326166201</text:p>
          </table:table-cell>
          <table:table-cell office:value-type="float" office:value="0.0306579734327076" calcext:value-type="float">
            <text:p>0.030657973432708</text:p>
          </table:table-cell>
          <table:table-cell office:value-type="float" office:value="1" calcext:value-type="float">
            <text:p>1</text:p>
          </table:table-cell>
          <table:table-cell office:value-type="float" office:value="0.723542600896861" calcext:value-type="float">
            <text:p>0.72354260089686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02637362637363" calcext:value-type="float">
            <text:p>0.602637362637363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53722464220982" calcext:value-type="float">
            <text:p>0.953722464220982</text:p>
          </table:table-cell>
          <table:table-cell office:value-type="float" office:value="0.544677812644956" calcext:value-type="float">
            <text:p>0.544677812644956</text:p>
          </table:table-cell>
          <table:table-cell office:value-type="float" office:value="0.0347596306431377" calcext:value-type="float">
            <text:p>0.034759630643138</text:p>
          </table:table-cell>
          <table:table-cell office:value-type="float" office:value="0.0228053664619716" calcext:value-type="float">
            <text:p>0.02280536646197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570869565217391" calcext:value-type="float">
            <text:p>0.570869565217391</text:p>
          </table:table-cell>
          <table:table-cell office:value-type="float" office:value="0.894117647058823" calcext:value-type="float">
            <text:p>0.894117647058823</text:p>
          </table:table-cell>
          <table:table-cell office:value-type="float" office:value="0.485714285714286" calcext:value-type="float">
            <text:p>0.4857142857142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52380952381" calcext:value-type="float">
            <text:p>0.99952380952381</text:p>
          </table:table-cell>
          <table:table-cell office:value-type="float" office:value="0.862361534143293" calcext:value-type="float">
            <text:p>0.862361534143293</text:p>
          </table:table-cell>
          <table:table-cell office:value-type="float" office:value="0.00157934513826449" calcext:value-type="float">
            <text:p>0.001579345138264</text:p>
          </table:table-cell>
          <table:table-cell office:value-type="float" office:value="0.0487065765232451" calcext:value-type="float">
            <text:p>0.048706576523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85714285714" calcext:value-type="float">
            <text:p>0.994285714285714</text:p>
          </table:table-cell>
          <table:table-cell office:value-type="float" office:value="0.800645161290323" calcext:value-type="float">
            <text:p>0.8006451612903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225379677583" calcext:value-type="float">
            <text:p>0.985225379677583</text:p>
          </table:table-cell>
          <table:table-cell office:value-type="float" office:value="0.705426934472517" calcext:value-type="float">
            <text:p>0.705426934472517</text:p>
          </table:table-cell>
          <table:table-cell office:value-type="float" office:value="0.0144261511822972" calcext:value-type="float">
            <text:p>0.014426151182297</text:p>
          </table:table-cell>
          <table:table-cell office:value-type="float" office:value="0.0293435463784654" calcext:value-type="float">
            <text:p>0.029343546378465</text:p>
          </table:table-cell>
          <table:table-cell office:value-type="float" office:value="1" calcext:value-type="float">
            <text:p>1</text:p>
          </table:table-cell>
          <table:table-cell office:value-type="float" office:value="0.755650319829424" calcext:value-type="float">
            <text:p>0.755650319829424</text:p>
          </table:table-cell>
          <table:table-cell office:value-type="float" office:value="0.964102564102564" calcext:value-type="float">
            <text:p>0.964102564102564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950429203398" calcext:value-type="float">
            <text:p>0.985950429203398</text:p>
          </table:table-cell>
          <table:table-cell office:value-type="float" office:value="0.62305873854979" calcext:value-type="float">
            <text:p>0.62305873854979</text:p>
          </table:table-cell>
          <table:table-cell office:value-type="float" office:value="0.016764561802612" calcext:value-type="float">
            <text:p>0.016764561802612</text:p>
          </table:table-cell>
          <table:table-cell office:value-type="float" office:value="0.0166556565712715" calcext:value-type="float">
            <text:p>0.016655656571272</text:p>
          </table:table-cell>
          <table:table-cell office:value-type="float" office:value="1" calcext:value-type="float">
            <text:p>1</text:p>
          </table:table-cell>
          <table:table-cell office:value-type="float" office:value="0.656774193548387" calcext:value-type="float">
            <text:p>0.6567741935483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597198275862069" calcext:value-type="float">
            <text:p>0.59719827586206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954572195560706" calcext:value-type="float">
            <text:p>0.954572195560706</text:p>
          </table:table-cell>
          <table:table-cell office:value-type="float" office:value="0.00122837955198349" calcext:value-type="float">
            <text:p>0.001228379551983</text:p>
          </table:table-cell>
          <table:table-cell office:value-type="float" office:value="0.0281104181789959" calcext:value-type="float">
            <text:p>0.02811041817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555555555555" calcext:value-type="float">
            <text:p>0.995555555555555</text:p>
          </table:table-cell>
          <table:table-cell office:value-type="float" office:value="0.891648351648352" calcext:value-type="float">
            <text:p>0.8916483516483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5261794735479" calcext:value-type="float">
            <text:p>0.995261794735479</text:p>
          </table:table-cell>
          <table:table-cell office:value-type="float" office:value="0.749515502161363" calcext:value-type="float">
            <text:p>0.749515502161363</text:p>
          </table:table-cell>
          <table:table-cell office:value-type="float" office:value="0.00834179870752044" calcext:value-type="float">
            <text:p>0.00834179870752</text:p>
          </table:table-cell>
          <table:table-cell office:value-type="float" office:value="0.0333724674924299" calcext:value-type="float">
            <text:p>0.03337246749243</text:p>
          </table:table-cell>
          <table:table-cell office:value-type="float" office:value="1" calcext:value-type="float">
            <text:p>1</text:p>
          </table:table-cell>
          <table:table-cell office:value-type="float" office:value="0.817787418655098" calcext:value-type="float">
            <text:p>0.817787418655098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692407809110629" calcext:value-type="float">
            <text:p>0.6924078091106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77727946712453" calcext:value-type="float">
            <text:p>0.977727946712453</text:p>
          </table:table-cell>
          <table:table-cell office:value-type="float" office:value="0.6382901892884" calcext:value-type="float">
            <text:p>0.6382901892884</text:p>
          </table:table-cell>
          <table:table-cell office:value-type="float" office:value="0.0277489664942422" calcext:value-type="float">
            <text:p>0.027748966494242</text:p>
          </table:table-cell>
          <table:table-cell office:value-type="float" office:value="0.0313566977422705" calcext:value-type="float">
            <text:p>0.031356697742271</text:p>
          </table:table-cell>
          <table:table-cell office:value-type="float" office:value="1" calcext:value-type="float">
            <text:p>1</text:p>
          </table:table-cell>
          <table:table-cell office:value-type="float" office:value="0.669444444444444" calcext:value-type="float">
            <text:p>0.66944444444444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75496688741722" calcext:value-type="float">
            <text:p>0.57549668874172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555262579653" calcext:value-type="float">
            <text:p>0.998555262579653</text:p>
          </table:table-cell>
          <table:table-cell office:value-type="float" office:value="0.816810080456346" calcext:value-type="float">
            <text:p>0.816810080456346</text:p>
          </table:table-cell>
          <table:table-cell office:value-type="float" office:value="0.00337795853925983" calcext:value-type="float">
            <text:p>0.00337795853926</text:p>
          </table:table-cell>
          <table:table-cell office:value-type="float" office:value="0.0253117895752677" calcext:value-type="float">
            <text:p>0.025311789575268</text:p>
          </table:table-cell>
          <table:table-cell office:value-type="float" office:value="1" calcext:value-type="float">
            <text:p>1</text:p>
          </table:table-cell>
          <table:table-cell office:value-type="float" office:value="0.851502145922747" calcext:value-type="float">
            <text:p>0.851502145922747</text:p>
          </table:table-cell>
          <table:table-cell office:value-type="float" office:value="0.98780487804878" calcext:value-type="float">
            <text:p>0.98780487804878</text:p>
          </table:table-cell>
          <table:table-cell office:value-type="float" office:value="0.762962962962963" calcext:value-type="float">
            <text:p>0.7629629629629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7779705163677" calcext:value-type="float">
            <text:p>0.977779705163677</text:p>
          </table:table-cell>
          <table:table-cell office:value-type="float" office:value="0.699984107996258" calcext:value-type="float">
            <text:p>0.699984107996258</text:p>
          </table:table-cell>
          <table:table-cell office:value-type="float" office:value="0.0167218765166631" calcext:value-type="float">
            <text:p>0.016721876516663</text:p>
          </table:table-cell>
          <table:table-cell office:value-type="float" office:value="0.0321503097809355" calcext:value-type="float">
            <text:p>0.032150309780936</text:p>
          </table:table-cell>
          <table:table-cell office:value-type="float" office:value="1" calcext:value-type="float">
            <text:p>1</text:p>
          </table:table-cell>
          <table:table-cell office:value-type="float" office:value="0.737124463519313" calcext:value-type="float">
            <text:p>0.73712446351931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627489177489177" calcext:value-type="float">
            <text:p>0.62748917748917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8970071537796" calcext:value-type="float">
            <text:p>0.978970071537796</text:p>
          </table:table-cell>
          <table:table-cell office:value-type="float" office:value="0.615172405068276" calcext:value-type="float">
            <text:p>0.615172405068276</text:p>
          </table:table-cell>
          <table:table-cell office:value-type="float" office:value="0.021054858622443" calcext:value-type="float">
            <text:p>0.021054858622443</text:p>
          </table:table-cell>
          <table:table-cell office:value-type="float" office:value="0.0279715433019773" calcext:value-type="float">
            <text:p>0.027971543301977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692274678111588" calcext:value-type="float">
            <text:p>0.692274678111588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5224839400428" calcext:value-type="float">
            <text:p>0.5852248394004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8825809393525" calcext:value-type="float">
            <text:p>0.998825809393525</text:p>
          </table:table-cell>
          <table:table-cell office:value-type="float" office:value="0.906519603166078" calcext:value-type="float">
            <text:p>0.906519603166078</text:p>
          </table:table-cell>
          <table:table-cell office:value-type="float" office:value="0.00325668479644367" calcext:value-type="float">
            <text:p>0.003256684796444</text:p>
          </table:table-cell>
          <table:table-cell office:value-type="float" office:value="0.0310968088637912" calcext:value-type="float">
            <text:p>0.031096808863791</text:p>
          </table:table-cell>
          <table:table-cell office:value-type="float" office:value="1" calcext:value-type="float">
            <text:p>1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868052516411379" calcext:value-type="float">
            <text:p>0.86805251641137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2083763329893" calcext:value-type="float">
            <text:p>0.982083763329893</text:p>
          </table:table-cell>
          <table:table-cell office:value-type="float" office:value="0.715579497426776" calcext:value-type="float">
            <text:p>0.715579497426776</text:p>
          </table:table-cell>
          <table:table-cell office:value-type="float" office:value="0.0173338737989149" calcext:value-type="float">
            <text:p>0.017333873798915</text:p>
          </table:table-cell>
          <table:table-cell office:value-type="float" office:value="0.0280512601772798" calcext:value-type="float">
            <text:p>0.02805126017728</text:p>
          </table:table-cell>
          <table:table-cell office:value-type="float" office:value="1" calcext:value-type="float">
            <text:p>1</text:p>
          </table:table-cell>
          <table:table-cell office:value-type="float" office:value="0.755844155844156" calcext:value-type="float">
            <text:p>0.755844155844156</text:p>
          </table:table-cell>
          <table:table-cell office:value-type="float" office:value="0.955263157894737" calcext:value-type="float">
            <text:p>0.955263157894737</text:p>
          </table:table-cell>
          <table:table-cell office:value-type="float" office:value="0.667167381974249" calcext:value-type="float">
            <text:p>0.6671673819742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222096534764" calcext:value-type="float">
            <text:p>0.982222096534764</text:p>
          </table:table-cell>
          <table:table-cell office:value-type="float" office:value="0.63180931979059" calcext:value-type="float">
            <text:p>0.63180931979059</text:p>
          </table:table-cell>
          <table:table-cell office:value-type="float" office:value="0.021047883323494" calcext:value-type="float">
            <text:p>0.021047883323494</text:p>
          </table:table-cell>
          <table:table-cell office:value-type="float" office:value="0.0231929010883447" calcext:value-type="float">
            <text:p>0.023192901088345</text:p>
          </table:table-cell>
          <table:table-cell office:value-type="float" office:value="1" calcext:value-type="float">
            <text:p>1</text:p>
          </table:table-cell>
          <table:table-cell office:value-type="float" office:value="0.678297872340426" calcext:value-type="float">
            <text:p>0.678297872340426</text:p>
          </table:table-cell>
          <table:table-cell office:value-type="float" office:value="0.936585365853658" calcext:value-type="float">
            <text:p>0.936585365853658</text:p>
          </table:table-cell>
          <table:table-cell office:value-type="float" office:value="0.6004329004329" calcext:value-type="float">
            <text:p>0.60043290043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932992202729" calcext:value-type="float">
            <text:p>0.99932992202729</text:p>
          </table:table-cell>
          <table:table-cell office:value-type="float" office:value="0.859456797983311" calcext:value-type="float">
            <text:p>0.859456797983311</text:p>
          </table:table-cell>
          <table:table-cell office:value-type="float" office:value="0.00158189829354696" calcext:value-type="float">
            <text:p>0.001581898293547</text:p>
          </table:table-cell>
          <table:table-cell office:value-type="float" office:value="0.014420787571659" calcext:value-type="float">
            <text:p>0.014420787571659</text:p>
          </table:table-cell>
          <table:table-cell office:value-type="float" office:value="1" calcext:value-type="float">
            <text:p>1</text:p>
          </table:table-cell>
          <table:table-cell office:value-type="float" office:value="0.889507494646681" calcext:value-type="float">
            <text:p>0.88950749464668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375" calcext:value-type="float">
            <text:p>0.837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7540712584531" calcext:value-type="float">
            <text:p>0.997540712584531</text:p>
          </table:table-cell>
          <table:table-cell office:value-type="float" office:value="0.748408647238451" calcext:value-type="float">
            <text:p>0.748408647238451</text:p>
          </table:table-cell>
          <table:table-cell office:value-type="float" office:value="0.00307027152132891" calcext:value-type="float">
            <text:p>0.003070271521329</text:p>
          </table:table-cell>
          <table:table-cell office:value-type="float" office:value="0.0160253220228218" calcext:value-type="float">
            <text:p>0.016025322022822</text:p>
          </table:table-cell>
          <table:table-cell office:value-type="float" office:value="1" calcext:value-type="float">
            <text:p>1</text:p>
          </table:table-cell>
          <table:table-cell office:value-type="float" office:value="0.775704989154013" calcext:value-type="float">
            <text:p>0.775704989154013</text:p>
          </table:table-cell>
          <table:table-cell office:value-type="float" office:value="0.99" calcext:value-type="float">
            <text:p>0.99</text:p>
          </table:table-cell>
          <table:table-cell office:value-type="float" office:value="0.722943722943723" calcext:value-type="float">
            <text:p>0.7229437229437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75312265585413" calcext:value-type="float">
            <text:p>0.975312265585413</text:p>
          </table:table-cell>
          <table:table-cell office:value-type="float" office:value="0.638226609561782" calcext:value-type="float">
            <text:p>0.638226609561782</text:p>
          </table:table-cell>
          <table:table-cell office:value-type="float" office:value="0.0181883587665187" calcext:value-type="float">
            <text:p>0.018188358766519</text:p>
          </table:table-cell>
          <table:table-cell office:value-type="float" office:value="0.0268614961332807" calcext:value-type="float">
            <text:p>0.026861496133281</text:p>
          </table:table-cell>
          <table:table-cell office:value-type="float" office:value="1" calcext:value-type="float">
            <text:p>1</text:p>
          </table:table-cell>
          <table:table-cell office:value-type="float" office:value="0.669574468085106" calcext:value-type="float">
            <text:p>0.66957446808510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581156316916488" calcext:value-type="float">
            <text:p>0.58115631691648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3700137867477" calcext:value-type="float">
            <text:p>0.973700137867477</text:p>
          </table:table-cell>
          <table:table-cell office:value-type="float" office:value="0" calcext:value-type="float">
            <text:p>0</text:p>
          </table:table-cell>
          <table:table-cell office:value-type="float" office:value="0.0301450232033364" calcext:value-type="float">
            <text:p>0.030145023203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1108647450111" calcext:value-type="float">
            <text:p>0.9011086474501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4948073304639" calcext:value-type="float">
            <text:p>0.994948073304639</text:p>
          </table:table-cell>
          <table:table-cell office:value-type="float" office:value="0.774576824478814" calcext:value-type="float">
            <text:p>0.774576824478814</text:p>
          </table:table-cell>
          <table:table-cell office:value-type="float" office:value="0.00516697805967219" calcext:value-type="float">
            <text:p>0.005166978059672</text:p>
          </table:table-cell>
          <table:table-cell office:value-type="float" office:value="0.0284814153428946" calcext:value-type="float">
            <text:p>0.028481415342895</text:p>
          </table:table-cell>
          <table:table-cell office:value-type="float" office:value="1" calcext:value-type="float">
            <text:p>1</text:p>
          </table:table-cell>
          <table:table-cell office:value-type="float" office:value="0.8207343412527" calcext:value-type="float">
            <text:p>0.820734341252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733478260869565" calcext:value-type="float">
            <text:p>0.73347826086956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2760231328911" calcext:value-type="float">
            <text:p>0.982760231328911</text:p>
          </table:table-cell>
          <table:table-cell office:value-type="float" office:value="0.684319168276327" calcext:value-type="float">
            <text:p>0.684319168276327</text:p>
          </table:table-cell>
          <table:table-cell office:value-type="float" office:value="0.0156930549080807" calcext:value-type="float">
            <text:p>0.015693054908081</text:p>
          </table:table-cell>
          <table:table-cell office:value-type="float" office:value="0.0264472821606231" calcext:value-type="float">
            <text:p>0.026447282160623</text:p>
          </table:table-cell>
          <table:table-cell office:value-type="float" office:value="1" calcext:value-type="float">
            <text:p>1</text:p>
          </table:table-cell>
          <table:table-cell office:value-type="float" office:value="0.730021598272138" calcext:value-type="float">
            <text:p>0.7300215982721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3708609271523" calcext:value-type="float">
            <text:p>0.6437086092715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98278529343998" calcext:value-type="float">
            <text:p>0.998278529343998</text:p>
          </table:table-cell>
          <table:table-cell office:value-type="float" office:value="0.844810850387877" calcext:value-type="float">
            <text:p>0.844810850387877</text:p>
          </table:table-cell>
          <table:table-cell office:value-type="float" office:value="0.00266083578701455" calcext:value-type="float">
            <text:p>0.002660835787015</text:p>
          </table:table-cell>
          <table:table-cell office:value-type="float" office:value="0.0271591559419975" calcext:value-type="float">
            <text:p>0.027159155941998</text:p>
          </table:table-cell>
          <table:table-cell office:value-type="float" office:value="1" calcext:value-type="float">
            <text:p>1</text:p>
          </table:table-cell>
          <table:table-cell office:value-type="float" office:value="0.892747252747253" calcext:value-type="float">
            <text:p>0.892747252747253</text:p>
          </table:table-cell>
          <table:table-cell office:value-type="float" office:value="0.992307692307692" calcext:value-type="float">
            <text:p>0.992307692307692</text:p>
          </table:table-cell>
          <table:table-cell office:value-type="float" office:value="0.799783080260304" calcext:value-type="float">
            <text:p>0.79978308026030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6036506343216" calcext:value-type="float">
            <text:p>0.996036506343216</text:p>
          </table:table-cell>
          <table:table-cell office:value-type="float" office:value="0.738982405968539" calcext:value-type="float">
            <text:p>0.738982405968539</text:p>
          </table:table-cell>
          <table:table-cell office:value-type="float" office:value="0.00670287716464497" calcext:value-type="float">
            <text:p>0.006702877164645</text:p>
          </table:table-cell>
          <table:table-cell office:value-type="float" office:value="0.0160638553121014" calcext:value-type="float">
            <text:p>0.016063855312101</text:p>
          </table:table-cell>
          <table:table-cell office:value-type="float" office:value="1" calcext:value-type="float">
            <text:p>1</text:p>
          </table:table-cell>
          <table:table-cell office:value-type="float" office:value="0.759823399558499" calcext:value-type="float">
            <text:p>0.759823399558499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713274336283186" calcext:value-type="float">
            <text:p>0.71327433628318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85170315107815" calcext:value-type="float">
            <text:p>0.985170315107815</text:p>
          </table:table-cell>
          <table:table-cell office:value-type="float" office:value="0.654757774544711" calcext:value-type="float">
            <text:p>0.654757774544711</text:p>
          </table:table-cell>
          <table:table-cell office:value-type="float" office:value="0.0148437815181557" calcext:value-type="float">
            <text:p>0.014843781518156</text:p>
          </table:table-cell>
          <table:table-cell office:value-type="float" office:value="0.0189121928240192" calcext:value-type="float">
            <text:p>0.018912192824019</text:p>
          </table:table-cell>
          <table:table-cell office:value-type="float" office:value="1" calcext:value-type="float">
            <text:p>1</text:p>
          </table:table-cell>
          <table:table-cell office:value-type="float" office:value="0.677894736842105" calcext:value-type="float">
            <text:p>0.677894736842105</text:p>
          </table:table-cell>
          <table:table-cell office:value-type="float" office:value="0.954054054054054" calcext:value-type="float">
            <text:p>0.954054054054054</text:p>
          </table:table-cell>
          <table:table-cell office:value-type="float" office:value="0.616052060737527" calcext:value-type="float">
            <text:p>0.61605206073752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972815521388483" calcext:value-type="float">
            <text:p>0.972815521388483</text:p>
          </table:table-cell>
          <table:table-cell office:value-type="float" office:value="0" calcext:value-type="float">
            <text:p>0</text:p>
          </table:table-cell>
          <table:table-cell office:value-type="float" office:value="0.0392716429441328" calcext:value-type="float">
            <text:p>0.039271642944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3648068669528" calcext:value-type="float">
            <text:p>0.90364806866952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93417913785561" calcext:value-type="float">
            <text:p>0.993417913785561</text:p>
          </table:table-cell>
          <table:table-cell office:value-type="float" office:value="0.77493440233562" calcext:value-type="float">
            <text:p>0.77493440233562</text:p>
          </table:table-cell>
          <table:table-cell office:value-type="float" office:value="0.00518866742645409" calcext:value-type="float">
            <text:p>0.005188667426454</text:p>
          </table:table-cell>
          <table:table-cell office:value-type="float" office:value="0.0213432769747579" calcext:value-type="float">
            <text:p>0.021343276974758</text:p>
          </table:table-cell>
          <table:table-cell office:value-type="float" office:value="1" calcext:value-type="float">
            <text:p>1</text:p>
          </table:table-cell>
          <table:table-cell office:value-type="float" office:value="0.802997858672377" calcext:value-type="float">
            <text:p>0.80299785867237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72258064516129" calcext:value-type="float">
            <text:p>0.7225806451612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985394040122658" calcext:value-type="float">
            <text:p>0.985394040122658</text:p>
          </table:table-cell>
          <table:table-cell office:value-type="float" office:value="0.677121731837711" calcext:value-type="float">
            <text:p>0.677121731837711</text:p>
          </table:table-cell>
          <table:table-cell office:value-type="float" office:value="0.0131566057645558" calcext:value-type="float">
            <text:p>0.013156605764556</text:p>
          </table:table-cell>
          <table:table-cell office:value-type="float" office:value="0.0267241966824931" calcext:value-type="float">
            <text:p>0.026724196682493</text:p>
          </table:table-cell>
          <table:table-cell office:value-type="float" office:value="1" calcext:value-type="float">
            <text:p>1</text:p>
          </table:table-cell>
          <table:table-cell office:value-type="float" office:value="0.747268907563025" calcext:value-type="float">
            <text:p>0.747268907563025</text:p>
          </table:table-cell>
          <table:table-cell office:value-type="float" office:value="0.951515151515151" calcext:value-type="float">
            <text:p>0.951515151515151</text:p>
          </table:table-cell>
          <table:table-cell office:value-type="float" office:value="0.628907922912206" calcext:value-type="float">
            <text:p>0.62890792291220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999768518518518" calcext:value-type="float">
            <text:p>0.999768518518518</text:p>
          </table:table-cell>
          <table:table-cell office:value-type="float" office:value="0.986799568965517" calcext:value-type="float">
            <text:p>0.986799568965517</text:p>
          </table:table-cell>
          <table:table-cell office:value-type="float" office:value="0.000767737219989673" calcext:value-type="float">
            <text:p>0.00076773721999</text:p>
          </table:table-cell>
          <table:table-cell office:value-type="float" office:value="0.0437808768123423" calcext:value-type="float">
            <text:p>0.04378087681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841594827586207" calcext:value-type="float">
            <text:p>0.841594827586207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9431330472103" calcext:value-type="float">
            <text:p>0.99431330472103</text:p>
          </table:table-cell>
          <table:table-cell office:value-type="float" office:value="0" calcext:value-type="float">
            <text:p>0</text:p>
          </table:table-cell>
          <table:table-cell office:value-type="float" office:value="0.0188606345374288" calcext:value-type="float">
            <text:p>0.01886063453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75965665236" calcext:value-type="float">
            <text:p>0.9317596566523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959237823415861" calcext:value-type="float">
            <text:p>0.959237823415861</text:p>
          </table:table-cell>
          <table:table-cell office:value-type="float" office:value="0" calcext:value-type="float">
            <text:p>0</text:p>
          </table:table-cell>
          <table:table-cell office:value-type="float" office:value="0.0587654651616381" calcext:value-type="float">
            <text:p>0.058765465161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5904139433" calcext:value-type="float">
            <text:p>0.84531590413943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Topological (DEAP-3600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nv layers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WIMP class weigh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ean alpha removal</text:p>
          </table:table-cell>
          <table:table-cell office:value-type="string" calcext:value-type="string">
            <text:p>Mean WIMP removal</text:p>
          </table:table-cell>
          <table:table-cell office:value-type="string" calcext:value-type="string">
            <text:p>Alpha removal std dev</text:p>
          </table:table-cell>
          <table:table-cell office:value-type="string" calcext:value-type="string">
            <text:p>WIMP removal std dev</text:p>
          </table:table-cell>
          <table:table-cell office:value-type="string" calcext:value-type="string">
            <text:p>Max alpha removal</text:p>
          </table:table-cell>
          <table:table-cell office:value-type="string" calcext:value-type="string">
            <text:p>Max WIMP removal</text:p>
          </table:table-cell>
          <table:table-cell office:value-type="string" calcext:value-type="string">
            <text:p>Min alpha removal</text:p>
          </table:table-cell>
          <table:table-cell office:value-type="string" calcext:value-type="string">
            <text:p>Min WIMP remov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761312536988059" calcext:value-type="float">
            <text:p>0.761312536988059</text:p>
          </table:table-cell>
          <table:table-cell office:value-type="float" office:value="0.399453060308415" calcext:value-type="float">
            <text:p>0.399453060308415</text:p>
          </table:table-cell>
          <table:table-cell office:value-type="float" office:value="0.126101981061215" calcext:value-type="float">
            <text:p>0.126101981061215</text:p>
          </table:table-cell>
          <table:table-cell office:value-type="float" office:value="0.271879419292276" calcext:value-type="float">
            <text:p>0.271879419292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1904761904762" calcext:value-type="float">
            <text:p>0.611904761904762</text:p>
          </table:table-cell>
          <table:table-cell office:value-type="float" office:value="0.202575107296137" calcext:value-type="float">
            <text:p>0.20257510729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538822004942695" calcext:value-type="float">
            <text:p>0.538822004942695</text:p>
          </table:table-cell>
          <table:table-cell office:value-type="float" office:value="0.167958762198111" calcext:value-type="float">
            <text:p>0.167958762198111</text:p>
          </table:table-cell>
          <table:table-cell office:value-type="float" office:value="0.0888432498843884" calcext:value-type="float">
            <text:p>0.088843249884388</text:p>
          </table:table-cell>
          <table:table-cell office:value-type="float" office:value="0.022430788195448" calcext:value-type="float">
            <text:p>0.022430788195448</text:p>
          </table:table-cell>
          <table:table-cell office:value-type="float" office:value="0.678787878787879" calcext:value-type="float">
            <text:p>0.678787878787879</text:p>
          </table:table-cell>
          <table:table-cell office:value-type="float" office:value="0.200218340611354" calcext:value-type="float">
            <text:p>0.200218340611354</text:p>
          </table:table-cell>
          <table:table-cell office:value-type="float" office:value="0.402222222222222" calcext:value-type="float">
            <text:p>0.402222222222222</text:p>
          </table:table-cell>
          <table:table-cell office:value-type="float" office:value="0.13032967032967" calcext:value-type="float">
            <text:p>0.13032967032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506406810035842" calcext:value-type="float">
            <text:p>0.506406810035842</text:p>
          </table:table-cell>
          <table:table-cell office:value-type="float" office:value="0.173932257797346" calcext:value-type="float">
            <text:p>0.173932257797346</text:p>
          </table:table-cell>
          <table:table-cell office:value-type="float" office:value="0.0633424837512702" calcext:value-type="float">
            <text:p>0.06334248375127</text:p>
          </table:table-cell>
          <table:table-cell office:value-type="float" office:value="0.0319954854528076" calcext:value-type="float">
            <text:p>0.031995485452808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243965517241379" calcext:value-type="float">
            <text:p>0.24396551724137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5181236673774" calcext:value-type="float">
            <text:p>0.1518123667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417513003792074" calcext:value-type="float">
            <text:p>0.417513003792074</text:p>
          </table:table-cell>
          <table:table-cell office:value-type="float" office:value="0.13007300775111" calcext:value-type="float">
            <text:p>0.13007300775111</text:p>
          </table:table-cell>
          <table:table-cell office:value-type="float" office:value="0.0929998210451719" calcext:value-type="float">
            <text:p>0.092999821045172</text:p>
          </table:table-cell>
          <table:table-cell office:value-type="float" office:value="0.0161268088624701" calcext:value-type="float">
            <text:p>0.01612680886247</text:p>
          </table:table-cell>
          <table:table-cell office:value-type="float" office:value="0.534285714285714" calcext:value-type="float">
            <text:p>0.534285714285714</text:p>
          </table:table-cell>
          <table:table-cell office:value-type="float" office:value="0.157634408602151" calcext:value-type="float">
            <text:p>0.15763440860215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0217391304348" calcext:value-type="float">
            <text:p>0.11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387048105798106" calcext:value-type="float">
            <text:p>0.387048105798106</text:p>
          </table:table-cell>
          <table:table-cell office:value-type="float" office:value="0.10193816055123" calcext:value-type="float">
            <text:p>0.10193816055123</text:p>
          </table:table-cell>
          <table:table-cell office:value-type="float" office:value="0.0713211764299033" calcext:value-type="float">
            <text:p>0.071321176429903</text:p>
          </table:table-cell>
          <table:table-cell office:value-type="float" office:value="0.0178141398850458" calcext:value-type="float">
            <text:p>0.017814139885046</text:p>
          </table:table-cell>
          <table:table-cell office:value-type="float" office:value="0.48" calcext:value-type="float">
            <text:p>0.48</text:p>
          </table:table-cell>
          <table:table-cell office:value-type="float" office:value="0.131521739130435" calcext:value-type="float">
            <text:p>0.13152173913043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0835140997830803" calcext:value-type="float">
            <text:p>0.08351409978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334085421383808" calcext:value-type="float">
            <text:p>0.334085421383808</text:p>
          </table:table-cell>
          <table:table-cell office:value-type="float" office:value="0.102733229984418" calcext:value-type="float">
            <text:p>0.102733229984418</text:p>
          </table:table-cell>
          <table:table-cell office:value-type="float" office:value="0.0775418000229597" calcext:value-type="float">
            <text:p>0.07754180002296</text:p>
          </table:table-cell>
          <table:table-cell office:value-type="float" office:value="0.0138083131571389" calcext:value-type="float">
            <text:p>0.0138083131571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13114406779661" calcext:value-type="float">
            <text:p>0.13114406779661</text:p>
          </table:table-cell>
          <table:table-cell office:value-type="float" office:value="0.207142857142857" calcext:value-type="float">
            <text:p>0.207142857142857</text:p>
          </table:table-cell>
          <table:table-cell office:value-type="float" office:value="0.090280777537797" calcext:value-type="float">
            <text:p>0.090280777537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18258295413027" calcext:value-type="float">
            <text:p>0.918258295413027</text:p>
          </table:table-cell>
          <table:table-cell office:value-type="float" office:value="0.497216504905175" calcext:value-type="float">
            <text:p>0.497216504905175</text:p>
          </table:table-cell>
          <table:table-cell office:value-type="float" office:value="0.0417279916969891" calcext:value-type="float">
            <text:p>0.041727991696989</text:p>
          </table:table-cell>
          <table:table-cell office:value-type="float" office:value="0.0287358769775406" calcext:value-type="float">
            <text:p>0.0287358769775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1465517241379" calcext:value-type="float">
            <text:p>0.531465517241379</text:p>
          </table:table-cell>
          <table:table-cell office:value-type="float" office:value="0.852173913043478" calcext:value-type="float">
            <text:p>0.852173913043478</text:p>
          </table:table-cell>
          <table:table-cell office:value-type="float" office:value="0.454193548387097" calcext:value-type="float">
            <text:p>0.454193548387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981505602240896" calcext:value-type="float">
            <text:p>0.981505602240896</text:p>
          </table:table-cell>
          <table:table-cell office:value-type="float" office:value="0.710109311891575" calcext:value-type="float">
            <text:p>0.710109311891575</text:p>
          </table:table-cell>
          <table:table-cell office:value-type="float" office:value="0.020964385491742" calcext:value-type="float">
            <text:p>0.020964385491742</text:p>
          </table:table-cell>
          <table:table-cell office:value-type="float" office:value="0.206888504118582" calcext:value-type="float">
            <text:p>0.206888504118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532903225806452" calcext:value-type="float">
            <text:p>0.532903225806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006264963582" calcext:value-type="float">
            <text:p>0.96006264963582</text:p>
          </table:table-cell>
          <table:table-cell office:value-type="float" office:value="0.428713780797488" calcext:value-type="float">
            <text:p>0.428713780797488</text:p>
          </table:table-cell>
          <table:table-cell office:value-type="float" office:value="0.0188669673158627" calcext:value-type="float">
            <text:p>0.018866967315863</text:p>
          </table:table-cell>
          <table:table-cell office:value-type="float" office:value="0.0332561432372666" calcext:value-type="float">
            <text:p>0.033256143237267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48763557483731" calcext:value-type="float">
            <text:p>0.48763557483731</text:p>
          </table:table-cell>
          <table:table-cell office:value-type="float" office:value="0.928888888888889" calcext:value-type="float">
            <text:p>0.928888888888889</text:p>
          </table:table-cell>
          <table:table-cell office:value-type="float" office:value="0.384835164835165" calcext:value-type="float">
            <text:p>0.384835164835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5982142857143" calcext:value-type="float">
            <text:p>0.935982142857143</text:p>
          </table:table-cell>
          <table:table-cell office:value-type="float" office:value="0.44759609280867" calcext:value-type="float">
            <text:p>0.44759609280867</text:p>
          </table:table-cell>
          <table:table-cell office:value-type="float" office:value="0.0323872570236661" calcext:value-type="float">
            <text:p>0.032387257023666</text:p>
          </table:table-cell>
          <table:table-cell office:value-type="float" office:value="0.0292514373341107" calcext:value-type="float">
            <text:p>0.02925143733411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610169491525" calcext:value-type="float">
            <text:p>0.471610169491525</text:p>
          </table:table-cell>
          <table:table-cell office:value-type="float" office:value="0.871428571428571" calcext:value-type="float">
            <text:p>0.871428571428571</text:p>
          </table:table-cell>
          <table:table-cell office:value-type="float" office:value="0.390217391304348" calcext:value-type="float">
            <text:p>0.390217391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0013297072503" calcext:value-type="float">
            <text:p>0.880013297072503</text:p>
          </table:table-cell>
          <table:table-cell office:value-type="float" office:value="0.331232747202719" calcext:value-type="float">
            <text:p>0.331232747202719</text:p>
          </table:table-cell>
          <table:table-cell office:value-type="float" office:value="0.0405472134233356" calcext:value-type="float">
            <text:p>0.040547213423336</text:p>
          </table:table-cell>
          <table:table-cell office:value-type="float" office:value="0.0277568497794339" calcext:value-type="float">
            <text:p>0.027756849779434</text:p>
          </table:table-cell>
          <table:table-cell office:value-type="float" office:value="0.925806451612903" calcext:value-type="float">
            <text:p>0.925806451612903</text:p>
          </table:table-cell>
          <table:table-cell office:value-type="float" office:value="0.367956989247312" calcext:value-type="float">
            <text:p>0.367956989247312</text:p>
          </table:table-cell>
          <table:table-cell office:value-type="float" office:value="0.797560975609756" calcext:value-type="float">
            <text:p>0.797560975609756</text:p>
          </table:table-cell>
          <table:table-cell office:value-type="float" office:value="0.292374727668845" calcext:value-type="float">
            <text:p>0.292374727668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78821911656662" calcext:value-type="float">
            <text:p>0.78821911656662</text:p>
          </table:table-cell>
          <table:table-cell office:value-type="float" office:value="0.318865439958031" calcext:value-type="float">
            <text:p>0.318865439958031</text:p>
          </table:table-cell>
          <table:table-cell office:value-type="float" office:value="0.0617138269145586" calcext:value-type="float">
            <text:p>0.061713826914559</text:p>
          </table:table-cell>
          <table:table-cell office:value-type="float" office:value="0.0135343134050589" calcext:value-type="float">
            <text:p>0.013534313405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340976645435244" calcext:value-type="float">
            <text:p>0.34097664543524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304935622317597" calcext:value-type="float">
            <text:p>0.304935622317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0.993412162162162" calcext:value-type="float">
            <text:p>0.993412162162162</text:p>
          </table:table-cell>
          <table:table-cell office:value-type="float" office:value="0.851984225877314" calcext:value-type="float">
            <text:p>0.851984225877314</text:p>
          </table:table-cell>
          <table:table-cell office:value-type="float" office:value="0.0102169185313198" calcext:value-type="float">
            <text:p>0.01021691853132</text:p>
          </table:table-cell>
          <table:table-cell office:value-type="float" office:value="0.209697456686552" calcext:value-type="float">
            <text:p>0.209697456686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534341252699784" calcext:value-type="float">
            <text:p>0.534341252699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65841635896783" calcext:value-type="float">
            <text:p>0.965841635896783</text:p>
          </table:table-cell>
          <table:table-cell office:value-type="float" office:value="0.493571187859799" calcext:value-type="float">
            <text:p>0.493571187859799</text:p>
          </table:table-cell>
          <table:table-cell office:value-type="float" office:value="0.0277793919264911" calcext:value-type="float">
            <text:p>0.027779391926491</text:p>
          </table:table-cell>
          <table:table-cell office:value-type="float" office:value="0.0319068410061149" calcext:value-type="float">
            <text:p>0.03190684100611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538329764453962" calcext:value-type="float">
            <text:p>0.538329764453962</text:p>
          </table:table-cell>
          <table:table-cell office:value-type="float" office:value="0.908571428571429" calcext:value-type="float">
            <text:p>0.908571428571429</text:p>
          </table:table-cell>
          <table:table-cell office:value-type="float" office:value="0.45195652173913" calcext:value-type="float">
            <text:p>0.4519565217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34949494949495" calcext:value-type="float">
            <text:p>0.934949494949495</text:p>
          </table:table-cell>
          <table:table-cell office:value-type="float" office:value="0.502674796858998" calcext:value-type="float">
            <text:p>0.502674796858998</text:p>
          </table:table-cell>
          <table:table-cell office:value-type="float" office:value="0.0232029211181141" calcext:value-type="float">
            <text:p>0.023202921118114</text:p>
          </table:table-cell>
          <table:table-cell office:value-type="float" office:value="0.0270648989661129" calcext:value-type="float">
            <text:p>0.02706489896611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544347826086957" calcext:value-type="float">
            <text:p>0.544347826086957</text:p>
          </table:table-cell>
          <table:table-cell office:value-type="float" office:value="0.9" calcext:value-type="float">
            <text:p>0.9</text:p>
          </table:table-cell>
          <table:table-cell office:value-type="float" office:value="0.476017130620985" calcext:value-type="float">
            <text:p>0.476017130620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888874698712425" calcext:value-type="float">
            <text:p>0.888874698712425</text:p>
          </table:table-cell>
          <table:table-cell office:value-type="float" office:value="0.398376824617301" calcext:value-type="float">
            <text:p>0.398376824617301</text:p>
          </table:table-cell>
          <table:table-cell office:value-type="float" office:value="0.0446756557052236" calcext:value-type="float">
            <text:p>0.044675655705224</text:p>
          </table:table-cell>
          <table:table-cell office:value-type="float" office:value="0.022662164192759" calcext:value-type="float">
            <text:p>0.022662164192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369677419354839" calcext:value-type="float">
            <text:p>0.369677419354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36919436209497" calcext:value-type="float">
            <text:p>0.936919436209497</text:p>
          </table:table-cell>
          <table:table-cell office:value-type="float" office:value="0.427671078698377" calcext:value-type="float">
            <text:p>0.427671078698377</text:p>
          </table:table-cell>
          <table:table-cell office:value-type="float" office:value="0.0425725578726845" calcext:value-type="float">
            <text:p>0.042572557872685</text:p>
          </table:table-cell>
          <table:table-cell office:value-type="float" office:value="0.0239150216068978" calcext:value-type="float">
            <text:p>0.023915021606898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451508620689655" calcext:value-type="float">
            <text:p>0.451508620689655</text:p>
          </table:table-cell>
          <table:table-cell office:value-type="float" office:value="0.858974358974359" calcext:value-type="float">
            <text:p>0.858974358974359</text:p>
          </table:table-cell>
          <table:table-cell office:value-type="float" office:value="0.389699570815451" calcext:value-type="float">
            <text:p>0.389699570815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116847826087" calcext:value-type="float">
            <text:p>0.99116847826087</text:p>
          </table:table-cell>
          <table:table-cell office:value-type="float" office:value="0.84724387213374" calcext:value-type="float">
            <text:p>0.84724387213374</text:p>
          </table:table-cell>
          <table:table-cell office:value-type="float" office:value="0.0127878694778039" calcext:value-type="float">
            <text:p>0.012787869477804</text:p>
          </table:table-cell>
          <table:table-cell office:value-type="float" office:value="0.216921861616528" calcext:value-type="float">
            <text:p>0.216921861616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0660474716202" calcext:value-type="float">
            <text:p>0.990660474716202</text:p>
          </table:table-cell>
          <table:table-cell office:value-type="float" office:value="0.847551232744366" calcext:value-type="float">
            <text:p>0.847551232744366</text:p>
          </table:table-cell>
          <table:table-cell office:value-type="float" office:value="0.0134430541908131" calcext:value-type="float">
            <text:p>0.013443054190813</text:p>
          </table:table-cell>
          <table:table-cell office:value-type="float" office:value="0.215609688153333" calcext:value-type="float">
            <text:p>0.21560968815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647058823529" calcext:value-type="float">
            <text:p>0.967647058823529</text:p>
          </table:table-cell>
          <table:table-cell office:value-type="float" office:value="0.538311688311688" calcext:value-type="float">
            <text:p>0.53831168831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56096245398571" calcext:value-type="float">
            <text:p>0.956096245398571</text:p>
          </table:table-cell>
          <table:table-cell office:value-type="float" office:value="0.471774776031954" calcext:value-type="float">
            <text:p>0.471774776031954</text:p>
          </table:table-cell>
          <table:table-cell office:value-type="float" office:value="0.00801102844308358" calcext:value-type="float">
            <text:p>0.008011028443084</text:p>
          </table:table-cell>
          <table:table-cell office:value-type="float" office:value="0.0301793518029481" calcext:value-type="float">
            <text:p>0.030179351802948</text:p>
          </table:table-cell>
          <table:table-cell office:value-type="float" office:value="0.967567567567568" calcext:value-type="float">
            <text:p>0.967567567567568</text:p>
          </table:table-cell>
          <table:table-cell office:value-type="float" office:value="0.533832976445396" calcext:value-type="float">
            <text:p>0.533832976445396</text:p>
          </table:table-cell>
          <table:table-cell office:value-type="float" office:value="0.945454545454545" calcext:value-type="float">
            <text:p>0.945454545454545</text:p>
          </table:table-cell>
          <table:table-cell office:value-type="float" office:value="0.443859649122807" calcext:value-type="float">
            <text:p>0.443859649122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55868520454434" calcext:value-type="float">
            <text:p>0.955868520454434</text:p>
          </table:table-cell>
          <table:table-cell office:value-type="float" office:value="0.489564333011088" calcext:value-type="float">
            <text:p>0.489564333011088</text:p>
          </table:table-cell>
          <table:table-cell office:value-type="float" office:value="0.0136702254437095" calcext:value-type="float">
            <text:p>0.01367022544371</text:p>
          </table:table-cell>
          <table:table-cell office:value-type="float" office:value="0.0129946641690622" calcext:value-type="float">
            <text:p>0.0129946641690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05353319057816" calcext:value-type="float">
            <text:p>0.505353319057816</text:p>
          </table:table-cell>
          <table:table-cell office:value-type="float" office:value="0.936363636363636" calcext:value-type="float">
            <text:p>0.936363636363636</text:p>
          </table:table-cell>
          <table:table-cell office:value-type="float" office:value="0.471615720524018" calcext:value-type="float">
            <text:p>0.471615720524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933261339092872" calcext:value-type="float">
            <text:p>0.933261339092872</text:p>
          </table:table-cell>
          <table:table-cell office:value-type="float" office:value="0" calcext:value-type="float">
            <text:p>0</text:p>
          </table:table-cell>
          <table:table-cell office:value-type="float" office:value="0.149232182515645" calcext:value-type="float">
            <text:p>0.14923218251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68034557236" calcext:value-type="float">
            <text:p>0.599568034557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office:value-type="float" office:value="0.796051795848956" calcext:value-type="float">
            <text:p>0.796051795848956</text:p>
          </table:table-cell>
          <table:table-cell office:value-type="float" office:value="0.597616251636594" calcext:value-type="float">
            <text:p>0.597616251636594</text:p>
          </table:table-cell>
          <table:table-cell office:value-type="float" office:value="0.227929650161655" calcext:value-type="float">
            <text:p>0.227929650161655</text:p>
          </table:table-cell>
          <table:table-cell office:value-type="float" office:value="0.381200743624289" calcext:value-type="float">
            <text:p>0.381200743624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42703862660944" calcext:value-type="float">
            <text:p>0.142703862660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765515372854353" calcext:value-type="float">
            <text:p>0.765515372854353</text:p>
          </table:table-cell>
          <table:table-cell office:value-type="float" office:value="0.443563852880808" calcext:value-type="float">
            <text:p>0.443563852880808</text:p>
          </table:table-cell>
          <table:table-cell office:value-type="float" office:value="0.275548726842047" calcext:value-type="float">
            <text:p>0.275548726842047</text:p>
          </table:table-cell>
          <table:table-cell office:value-type="float" office:value="0.269956688328735" calcext:value-type="float">
            <text:p>0.269956688328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123799126637555" calcext:value-type="float">
            <text:p>0.123799126637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195674771669637" calcext:value-type="float">
            <text:p>0.195674771669637</text:p>
          </table:table-cell>
          <table:table-cell office:value-type="float" office:value="0.0622337754307196" calcext:value-type="float">
            <text:p>0.06223377543072</text:p>
          </table:table-cell>
          <table:table-cell office:value-type="float" office:value="0.0571670231199032" calcext:value-type="float">
            <text:p>0.057167023119903</text:p>
          </table:table-cell>
          <table:table-cell office:value-type="float" office:value="0.00753107234061665" calcext:value-type="float">
            <text:p>0.00753107234061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0777056277056277" calcext:value-type="float">
            <text:p>0.077705627705628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535791757049892" calcext:value-type="float">
            <text:p>0.053579175704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448047589315406" calcext:value-type="float">
            <text:p>0.448047589315406</text:p>
          </table:table-cell>
          <table:table-cell office:value-type="float" office:value="0.152343671636336" calcext:value-type="float">
            <text:p>0.152343671636336</text:p>
          </table:table-cell>
          <table:table-cell office:value-type="float" office:value="0.054579635980287" calcext:value-type="float">
            <text:p>0.054579635980287</text:p>
          </table:table-cell>
          <table:table-cell office:value-type="float" office:value="0.028321742841363" calcext:value-type="float">
            <text:p>0.028321742841363</text:p>
          </table:table-cell>
          <table:table-cell office:value-type="float" office:value="0.529032258064516" calcext:value-type="float">
            <text:p>0.529032258064516</text:p>
          </table:table-cell>
          <table:table-cell office:value-type="float" office:value="0.198915401301518" calcext:value-type="float">
            <text:p>0.198915401301518</text:p>
          </table:table-cell>
          <table:table-cell office:value-type="float" office:value="0.387179487179487" calcext:value-type="float">
            <text:p>0.387179487179487</text:p>
          </table:table-cell>
          <table:table-cell office:value-type="float" office:value="0.116844349680171" calcext:value-type="float">
            <text:p>0.116844349680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1203630338118" calcext:value-type="float">
            <text:p>0.1203630338118</text:p>
          </table:table-cell>
          <table:table-cell office:value-type="float" office:value="0.0422301470991808" calcext:value-type="float">
            <text:p>0.042230147099181</text:p>
          </table:table-cell>
          <table:table-cell office:value-type="float" office:value="0.0377681775673396" calcext:value-type="float">
            <text:p>0.03776817756734</text:p>
          </table:table-cell>
          <table:table-cell office:value-type="float" office:value="0.00114089280246382" calcext:value-type="float">
            <text:p>0.001140892802464</text:p>
          </table:table-cell>
          <table:table-cell office:value-type="float" office:value="0.167741935483871" calcext:value-type="float">
            <text:p>0.167741935483871</text:p>
          </table:table-cell>
          <table:table-cell office:value-type="float" office:value="0.0438034188034188" calcext:value-type="float">
            <text:p>0.04380341880341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40724946695096" calcext:value-type="float">
            <text:p>0.040724946695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70029095029095" calcext:value-type="float">
            <text:p>0.970029095029095</text:p>
          </table:table-cell>
          <table:table-cell office:value-type="float" office:value="0.544314937838542" calcext:value-type="float">
            <text:p>0.544314937838542</text:p>
          </table:table-cell>
          <table:table-cell office:value-type="float" office:value="0.0303279871597826" calcext:value-type="float">
            <text:p>0.030327987159783</text:p>
          </table:table-cell>
          <table:table-cell office:value-type="float" office:value="0.0503107387423403" calcext:value-type="float">
            <text:p>0.05031073874234</text:p>
          </table:table-cell>
          <table:table-cell office:value-type="float" office:value="1" calcext:value-type="float">
            <text:p>1</text:p>
          </table:table-cell>
          <table:table-cell office:value-type="float" office:value="0.646854663774403" calcext:value-type="float">
            <text:p>0.64685466377440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487117903930131" calcext:value-type="float">
            <text:p>0.487117903930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57592235092235" calcext:value-type="float">
            <text:p>0.957592235092235</text:p>
          </table:table-cell>
          <table:table-cell office:value-type="float" office:value="0.554896001482822" calcext:value-type="float">
            <text:p>0.554896001482822</text:p>
          </table:table-cell>
          <table:table-cell office:value-type="float" office:value="0.01150946094775" calcext:value-type="float">
            <text:p>0.01150946094775</text:p>
          </table:table-cell>
          <table:table-cell office:value-type="float" office:value="0.0321842059784014" calcext:value-type="float">
            <text:p>0.0321842059784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610480349344978" calcext:value-type="float">
            <text:p>0.61048034934497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512688172043011" calcext:value-type="float">
            <text:p>0.512688172043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0875050875051" calcext:value-type="float">
            <text:p>0.910875050875051</text:p>
          </table:table-cell>
          <table:table-cell office:value-type="float" office:value="0.395815450549127" calcext:value-type="float">
            <text:p>0.395815450549127</text:p>
          </table:table-cell>
          <table:table-cell office:value-type="float" office:value="0.0381166691611358" calcext:value-type="float">
            <text:p>0.038116669161136</text:p>
          </table:table-cell>
          <table:table-cell office:value-type="float" office:value="0.0134113988013449" calcext:value-type="float">
            <text:p>0.013411398801345</text:p>
          </table:table-cell>
          <table:table-cell office:value-type="float" office:value="0.97948717948718" calcext:value-type="float">
            <text:p>0.97948717948718</text:p>
          </table:table-cell>
          <table:table-cell office:value-type="float" office:value="0.416129032258064" calcext:value-type="float">
            <text:p>0.416129032258064</text:p>
          </table:table-cell>
          <table:table-cell office:value-type="float" office:value="0.856666666666667" calcext:value-type="float">
            <text:p>0.856666666666667</text:p>
          </table:table-cell>
          <table:table-cell office:value-type="float" office:value="0.375738396624473" calcext:value-type="float">
            <text:p>0.375738396624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07802466350853" calcext:value-type="float">
            <text:p>0.907802466350853</text:p>
          </table:table-cell>
          <table:table-cell office:value-type="float" office:value="0.490889668957636" calcext:value-type="float">
            <text:p>0.490889668957636</text:p>
          </table:table-cell>
          <table:table-cell office:value-type="float" office:value="0.0234434911678504" calcext:value-type="float">
            <text:p>0.02344349116785</text:p>
          </table:table-cell>
          <table:table-cell office:value-type="float" office:value="0.022110378902817" calcext:value-type="float">
            <text:p>0.022110378902817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538936170212766" calcext:value-type="float">
            <text:p>0.538936170212766</text:p>
          </table:table-cell>
          <table:table-cell office:value-type="float" office:value="0.87741935483871" calcext:value-type="float">
            <text:p>0.87741935483871</text:p>
          </table:table-cell>
          <table:table-cell office:value-type="float" office:value="0.475921908893709" calcext:value-type="float">
            <text:p>0.47592190889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26028368794326" calcext:value-type="float">
            <text:p>0.926028368794326</text:p>
          </table:table-cell>
          <table:table-cell office:value-type="float" office:value="0.00372677996249965" calcext:value-type="float">
            <text:p>0.0037267799625</text:p>
          </table:table-cell>
          <table:table-cell office:value-type="float" office:value="0.165405595782431" calcext:value-type="float">
            <text:p>0.165405595782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556170212765957" calcext:value-type="float">
            <text:p>0.556170212765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float" office:value="0.998684210526316" calcext:value-type="float">
            <text:p>0.998684210526316</text:p>
          </table:table-cell>
          <table:table-cell office:value-type="float" office:value="0.934343434343434" calcext:value-type="float">
            <text:p>0.934343434343434</text:p>
          </table:table-cell>
          <table:table-cell office:value-type="float" office:value="0.00294219470723653" calcext:value-type="float">
            <text:p>0.002942194707237</text:p>
          </table:table-cell>
          <table:table-cell office:value-type="float" office:value="0.146812543977259" calcext:value-type="float">
            <text:p>0.14681254397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105263157895" calcext:value-type="float">
            <text:p>0.992105263157895</text:p>
          </table:table-cell>
          <table:table-cell office:value-type="float" office:value="0.606060606060606" calcext:value-type="float">
            <text:p>0.60606060606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16761714495392" calcext:value-type="float">
            <text:p>0.916761714495392</text:p>
          </table:table-cell>
          <table:table-cell office:value-type="float" office:value="0.46888250221127" calcext:value-type="float">
            <text:p>0.46888250221127</text:p>
          </table:table-cell>
          <table:table-cell office:value-type="float" office:value="0.0605057309450739" calcext:value-type="float">
            <text:p>0.060505730945074</text:p>
          </table:table-cell>
          <table:table-cell office:value-type="float" office:value="0.0206975472845053" calcext:value-type="float">
            <text:p>0.020697547284505</text:p>
          </table:table-cell>
          <table:table-cell office:value-type="float" office:value="0.956756756756757" calcext:value-type="float">
            <text:p>0.956756756756757</text:p>
          </table:table-cell>
          <table:table-cell office:value-type="float" office:value="0.508855291576674" calcext:value-type="float">
            <text:p>0.508855291576674</text:p>
          </table:table-cell>
          <table:table-cell office:value-type="float" office:value="0.787096774193548" calcext:value-type="float">
            <text:p>0.787096774193548</text:p>
          </table:table-cell>
          <table:table-cell office:value-type="float" office:value="0.440085287846482" calcext:value-type="float">
            <text:p>0.440085287846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62759535298235" calcext:value-type="float">
            <text:p>0.962759535298235</text:p>
          </table:table-cell>
          <table:table-cell office:value-type="float" office:value="0.517064286133391" calcext:value-type="float">
            <text:p>0.517064286133391</text:p>
          </table:table-cell>
          <table:table-cell office:value-type="float" office:value="0.0225631269528702" calcext:value-type="float">
            <text:p>0.02256312695287</text:p>
          </table:table-cell>
          <table:table-cell office:value-type="float" office:value="0.0114315375299176" calcext:value-type="float">
            <text:p>0.011431537529918</text:p>
          </table:table-cell>
          <table:table-cell office:value-type="float" office:value="0.997297297297297" calcext:value-type="float">
            <text:p>0.997297297297297</text:p>
          </table:table-cell>
          <table:table-cell office:value-type="float" office:value="0.529462365591398" calcext:value-type="float">
            <text:p>0.529462365591398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498056155507559" calcext:value-type="float">
            <text:p>0.49805615550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elu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926336996336996" calcext:value-type="float">
            <text:p>0.926336996336996</text:p>
          </table:table-cell>
          <table:table-cell office:value-type="float" office:value="0.0140789465249987" calcext:value-type="float">
            <text:p>0.014078946524999</text:p>
          </table:table-cell>
          <table:table-cell office:value-type="float" office:value="0.164715483617292" calcext:value-type="float">
            <text:p>0.164715483617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222222222222" calcext:value-type="float">
            <text:p>0.962222222222222</text:p>
          </table:table-cell>
          <table:table-cell office:value-type="float" office:value="0.558021978021978" calcext:value-type="float">
            <text:p>0.558021978021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anh</text:p>
          </table:table-cell>
          <table:table-cell office:value-type="float" office:value="0.984381091617934" calcext:value-type="float">
            <text:p>0.984381091617934</text:p>
          </table:table-cell>
          <table:table-cell office:value-type="float" office:value="0.84388372642683" calcext:value-type="float">
            <text:p>0.84388372642683</text:p>
          </table:table-cell>
          <table:table-cell office:value-type="float" office:value="0.0240099279764795" calcext:value-type="float">
            <text:p>0.02400992797648</text:p>
          </table:table-cell>
          <table:table-cell office:value-type="float" office:value="0.220797010339046" calcext:value-type="float">
            <text:p>0.220797010339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27155172413793" calcext:value-type="float">
            <text:p>0.527155172413793</text:p>
          </table:table-cell>
        </table:table-row>
      </table:table>
      <table:table table:name="Waveform (PICO-60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10668416054096" calcext:value-type="float">
            <text:p>0.51066841605409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24440777530414" calcext:value-type="float">
            <text:p>0.824440777530414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487804878048781" calcext:value-type="float">
            <text:p>0.48780487804878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8552158798855" calcext:value-type="float">
            <text:p>0.7855215879885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66114488192198" calcext:value-type="float">
            <text:p>0.566114488192198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667400507539" calcext:value-type="float">
            <text:p>0.95667400507539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1849596137275" calcext:value-type="float">
            <text:p>0.5118495961372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6734693877551" calcext:value-type="float">
            <text:p>0.836734693877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2596594925937" calcext:value-type="float">
            <text:p>0.622596594925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94673688344947" calcext:value-type="float">
            <text:p>0.49467368834494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7704297469495" calcext:value-type="float">
            <text:p>0.74770429746949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6334158809665" calcext:value-type="float">
            <text:p>0.97633415880966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43557299898902" calcext:value-type="float">
            <text:p>0.643557299898902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3289954082528" calcext:value-type="float">
            <text:p>0.713289954082528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9139225895859" calcext:value-type="float">
            <text:p>0.609139225895859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009806850118" calcext:value-type="float">
            <text:p>0.5009806850118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26843849847826" calcext:value-type="float">
            <text:p>0.526843849847826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60577398304202" calcext:value-type="float">
            <text:p>0.860577398304202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42424242424242" calcext:value-type="float">
            <text:p>0.742424242424242</text:p>
          </table:table-cell>
          <table:table-cell office:value-type="float" office:value="0.597560975609756" calcext:value-type="float">
            <text:p>0.597560975609756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489850269204" calcext:value-type="float">
            <text:p>0.50748985026920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1878538650657" calcext:value-type="float">
            <text:p>0.711878538650657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70458426479553" calcext:value-type="float">
            <text:p>0.97045842647955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244077464684" calcext:value-type="float">
            <text:p>0.577244077464684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8461538461538" calcext:value-type="float">
            <text:p>0.78846153846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1509734857011" calcext:value-type="float">
            <text:p>0.991509734857011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7014618633049" calcext:value-type="float">
            <text:p>0.377014618633049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21348314606742" calcext:value-type="float">
            <text:p>0.92134831460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68445715094" calcext:value-type="float">
            <text:p>0.65346844571509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0735212891693" calcext:value-type="float">
            <text:p>0.71073521289169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0.914634146341463" calcext:value-type="float">
            <text:p>0.9146341463414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8799009281388" calcext:value-type="float">
            <text:p>0.7787990092813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2" calcext:value-type="float">
            <text:p>0.92</text:p>
          </table:table-cell>
          <table:table-cell office:value-type="float" office:value="0.560975609756098" calcext:value-type="float">
            <text:p>0.5609756097560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4020058061902" calcext:value-type="float">
            <text:p>0.774020058061902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7491817709749" calcext:value-type="float">
            <text:p>0.55749181770974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77926268712023" calcext:value-type="float">
            <text:p>0.577926268712023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1" calcext:value-type="float">
            <text:p>1</text:p>
          </table:table-cell>
          <table:table-cell office:value-type="float" office:value="0.182926829268293" calcext:value-type="float">
            <text:p>0.18292682926829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9478716049333" calcext:value-type="float">
            <text:p>0.709478716049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33211641274145" calcext:value-type="float">
            <text:p>0.93321164127414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52366213455446" calcext:value-type="float">
            <text:p>0.552366213455446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2285530726607" calcext:value-type="float">
            <text:p>0.922285530726607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1463414634146" calcext:value-type="float">
            <text:p>0.84146341463414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95590790044877" calcext:value-type="float">
            <text:p>0.99559079004487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165712933207" calcext:value-type="float">
            <text:p>0.99165712933207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0577326288915" calcext:value-type="float">
            <text:p>0.59057732628891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5385514310099" calcext:value-type="float">
            <text:p>0.615385514310099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766355140186916" calcext:value-type="float">
            <text:p>0.766355140186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4793085928061" calcext:value-type="float">
            <text:p>0.5047930859280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96689207252897" calcext:value-type="float">
            <text:p>0.696689207252897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13660240071356" calcext:value-type="float">
            <text:p>0.813660240071356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16800671350984" calcext:value-type="float">
            <text:p>0.616800671350984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8286882812685" calcext:value-type="float">
            <text:p>0.70828688281268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18293763529297" calcext:value-type="float">
            <text:p>0.61829376352929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0203210984273" calcext:value-type="float">
            <text:p>1.00203210984273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48032989896085" calcext:value-type="float">
            <text:p>0.74803298989608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32853317852424" calcext:value-type="float">
            <text:p>0.932853317852424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92982456140351" calcext:value-type="float">
            <text:p>0.692982456140351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18981818276087" calcext:value-type="float">
            <text:p>0.718981818276087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1304347826087" calcext:value-type="float">
            <text:p>0.71304347826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76375473138401" calcext:value-type="float">
            <text:p>0.57637547313840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643478260869565" calcext:value-type="float">
            <text:p>0.643478260869565</text:p>
          </table:table-cell>
          <table:table-cell office:value-type="float" office:value="0.902439024390244" calcext:value-type="float">
            <text:p>0.90243902439024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3533544850942" calcext:value-type="float">
            <text:p>0.643533544850942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731707317073171" calcext:value-type="float">
            <text:p>0.73170731707317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5460067708832" calcext:value-type="float">
            <text:p>0.62546006770883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1" calcext:value-type="float">
            <text:p>0.81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25169294168978" calcext:value-type="float">
            <text:p>0.725169294168978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725663716814159" calcext:value-type="float">
            <text:p>0.72566371681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02349505512306" calcext:value-type="float">
            <text:p>0.602349505512306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670731707317073" calcext:value-type="float">
            <text:p>0.67073170731707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6373558477567" calcext:value-type="float">
            <text:p>0.82637355847756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353658536585366" calcext:value-type="float">
            <text:p>0.353658536585366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622188351350358" calcext:value-type="float">
            <text:p>0.62218835135035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04878048780488" calcext:value-type="float">
            <text:p>0.80487804878048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7147293287398" calcext:value-type="float">
            <text:p>0.637147293287398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49490487170261" calcext:value-type="float">
            <text:p>0.549490487170261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03560717069135" calcext:value-type="float">
            <text:p>0.60356071706913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926829268292683" calcext:value-type="float">
            <text:p>0.926829268292683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1327813543617" calcext:value-type="float">
            <text:p>1.01327813543617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390243902439" calcext:value-type="float">
            <text:p>0.2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230491732606" calcext:value-type="float">
            <text:p>1.0323049173260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21670121764672" calcext:value-type="float">
            <text:p>0.921670121764672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6619715181085" calcext:value-type="float">
            <text:p>0.69661971518108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38738738738739" calcext:value-type="float">
            <text:p>0.738738738738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1092650663841" calcext:value-type="float">
            <text:p>0.4109265066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0454545454545" calcext:value-type="float">
            <text:p>0.920454545454545</text:p>
          </table:table-cell>
          <table:table-cell office:value-type="float" office:value="0.98780487804878" calcext:value-type="float">
            <text:p>0.98780487804878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27005834024573" calcext:value-type="float">
            <text:p>0.4270058340245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047619047619" calcext:value-type="float">
            <text:p>0.94047619047619</text:p>
          </table:table-cell>
          <table:table-cell office:value-type="float" office:value="0.963414634146341" calcext:value-type="float">
            <text:p>0.96341463414634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92769342187094" calcext:value-type="float">
            <text:p>0.692769342187094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74390243902439" calcext:value-type="float">
            <text:p>0.74390243902439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97373027387943" calcext:value-type="float">
            <text:p>0.69737302738794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45454545454545" calcext:value-type="float">
            <text:p>0.745454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71515557810816" calcext:value-type="float">
            <text:p>0.971515557810816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7779207981644" calcext:value-type="float">
            <text:p>0.9977792079816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82086129380044" calcext:value-type="float">
            <text:p>0.782086129380044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0.451219512195122" calcext:value-type="float">
            <text:p>0.45121951219512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01583599075795" calcext:value-type="float">
            <text:p>1.01583599075795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2181478651544" calcext:value-type="float">
            <text:p>0.992181478651544</text:p>
          </table:table-cell>
          <table:table-cell table:number-columns-repeated="2" office:value-type="float" office:value="0.640625" calcext:value-type="float">
            <text:p>0.640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43931400629238" calcext:value-type="float">
            <text:p>0.743931400629238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28127552220119" calcext:value-type="float">
            <text:p>0.6281275522201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90243902439024" calcext:value-type="float">
            <text:p>0.890243902439024</text:p>
          </table:table-cell>
        </table:table-row>
      </table:table>
      <table:table table:name="High Resolution (PICO-60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32400377967" calcext:value-type="float">
            <text:p>0.536324003779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03018775323172" calcext:value-type="float">
            <text:p>0.50301877532317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94673670378" calcext:value-type="float">
            <text:p>0.558394673670378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01171201362971" calcext:value-type="float">
            <text:p>0.50117120136297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0675256971821" calcext:value-type="float">
            <text:p>0.5067525697182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48357126159848" calcext:value-type="float">
            <text:p>0.483571261598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81595829451387" calcext:value-type="float">
            <text:p>0.48159582945138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37860973196479" calcext:value-type="float">
            <text:p>0.437860973196479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02525456780301" calcext:value-type="float">
            <text:p>0.40252545678030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897727272727273" calcext:value-type="float">
            <text:p>0.8977272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472710070964385" calcext:value-type="float">
            <text:p>0.47271007096438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70151727667321" calcext:value-type="float">
            <text:p>0.47015172766732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48496599414331" calcext:value-type="float">
            <text:p>0.448496599414331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562811167407561" calcext:value-type="float">
            <text:p>0.562811167407561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0478488104948" calcext:value-type="float">
            <text:p>0.49047848810494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56866256112935" calcext:value-type="float">
            <text:p>0.45686625611293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9593018946137" calcext:value-type="float">
            <text:p>0.459593018946137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0719866620695" calcext:value-type="float">
            <text:p>0.530719866620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82143116728" calcext:value-type="float">
            <text:p>0.46158214311672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515959512073083" calcext:value-type="float">
            <text:p>0.5159595120730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21026691968049" calcext:value-type="float">
            <text:p>0.521026691968049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24394747721734" calcext:value-type="float">
            <text:p>0.5243947477217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531114190634652" calcext:value-type="float">
            <text:p>0.5311141906346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495135608373269" calcext:value-type="float">
            <text:p>0.4951356083732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71734229898968" calcext:value-type="float">
            <text:p>0.47173422989896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0375629403114" calcext:value-type="float">
            <text:p>0.510375629403114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507548626067956" calcext:value-type="float">
            <text:p>0.507548626067956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76224270890638" calcext:value-type="float">
            <text:p>0.4762242708906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81420415628312" calcext:value-type="float">
            <text:p>0.481420415628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71392195922324" calcext:value-type="float">
            <text:p>0.47139219592232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497245189041504" calcext:value-type="float">
            <text:p>0.497245189041504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22916666666667" calcext:value-type="float">
            <text:p>0.82291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3915986593741" calcext:value-type="float">
            <text:p>0.483915986593741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36113757162378" calcext:value-type="float">
            <text:p>0.43611375716237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68131868131868" calcext:value-type="float">
            <text:p>0.86813186813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443657528631" calcext:value-type="float">
            <text:p>0.50844365752863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49462365591398" calcext:value-type="float">
            <text:p>0.849462365591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0.466201947260658" calcext:value-type="float">
            <text:p>0.466201947260658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539857725477403" calcext:value-type="float">
            <text:p>0.53985772547740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518246618965771" calcext:value-type="float">
            <text:p>0.51824661896577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491399397467832" calcext:value-type="float">
            <text:p>0.49139939746783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527034750907223" calcext:value-type="float">
            <text:p>0.527034750907223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482228658805015" calcext:value-type="float">
            <text:p>0.48222865880501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514132017003172" calcext:value-type="float">
            <text:p>0.514132017003172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14432989690721" calcext:value-type="float">
            <text:p>0.814432989690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450823329512657" calcext:value-type="float">
            <text:p>0.450823329512657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486141990625133" calcext:value-type="float">
            <text:p>0.486141990625133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474313908662392" calcext:value-type="float">
            <text:p>0.474313908662392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498921934101957" calcext:value-type="float">
            <text:p>0.49892193410195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545703069014407" calcext:value-type="float">
            <text:p>0.545703069014407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40425531914894" calcext:value-type="float">
            <text:p>0.8404255319148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nded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2 lambda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65608218111875" calcext:value-type="float">
            <text:p>0.265608218111875</text:p>
          </table:table-cell>
          <table:table-cell office:value-type="float" office:value="0.966059027777778" calcext:value-type="float">
            <text:p>0.966059027777778</text:p>
          </table:table-cell>
          <table:table-cell office:value-type="float" office:value="0.947231139228148" calcext:value-type="float">
            <text:p>0.947231139228148</text:p>
          </table:table-cell>
          <table:table-cell office:value-type="float" office:value="0.996078431372549" calcext:value-type="float">
            <text:p>0.996078431372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99413897233332" calcext:value-type="float">
            <text:p>0.299413897233332</text:p>
          </table:table-cell>
          <table:table-cell office:value-type="float" office:value="0.957526041666667" calcext:value-type="float">
            <text:p>0.957526041666667</text:p>
          </table:table-cell>
          <table:table-cell office:value-type="float" office:value="0.936811642996558" calcext:value-type="float">
            <text:p>0.936811642996558</text:p>
          </table:table-cell>
          <table:table-cell office:value-type="float" office:value="0.99810298102981" calcext:value-type="float">
            <text:p>0.99810298102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538205378021" calcext:value-type="float">
            <text:p>0.277538205378021</text:p>
          </table:table-cell>
          <table:table-cell office:value-type="float" office:value="0.963776041666667" calcext:value-type="float">
            <text:p>0.963776041666667</text:p>
          </table:table-cell>
          <table:table-cell office:value-type="float" office:value="0.94377535582391" calcext:value-type="float">
            <text:p>0.94377535582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3519301437528" calcext:value-type="float">
            <text:p>0.413519301437528</text:p>
          </table:table-cell>
          <table:table-cell office:value-type="float" office:value="0.922526041666667" calcext:value-type="float">
            <text:p>0.922526041666667</text:p>
          </table:table-cell>
          <table:table-cell office:value-type="float" office:value="0.893006036133201" calcext:value-type="float">
            <text:p>0.893006036133201</text:p>
          </table:table-cell>
          <table:table-cell office:value-type="float" office:value="0.999961685823755" calcext:value-type="float">
            <text:p>0.99996168582375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260957719112249" calcext:value-type="float">
            <text:p>0.260957719112249</text:p>
          </table:table-cell>
          <table:table-cell office:value-type="float" office:value="0.970868055555555" calcext:value-type="float">
            <text:p>0.970868055555555</text:p>
          </table:table-cell>
          <table:table-cell office:value-type="float" office:value="0.955404088512353" calcext:value-type="float">
            <text:p>0.955404088512353</text:p>
          </table:table-cell>
          <table:table-cell office:value-type="float" office:value="0.999502923976608" calcext:value-type="float">
            <text:p>0.99950292397660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61421292498349" calcext:value-type="float">
            <text:p>0.261421292498349</text:p>
          </table:table-cell>
          <table:table-cell office:value-type="float" office:value="0.970998263888889" calcext:value-type="float">
            <text:p>0.970998263888889</text:p>
          </table:table-cell>
          <table:table-cell office:value-type="float" office:value="0.958062607860786" calcext:value-type="float">
            <text:p>0.958062607860786</text:p>
          </table:table-cell>
          <table:table-cell office:value-type="float" office:value="0.996735483222825" calcext:value-type="float">
            <text:p>0.99673548322282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38383746355947" calcext:value-type="float">
            <text:p>0.238383746355947</text:p>
          </table:table-cell>
          <table:table-cell office:value-type="float" office:value="0.981041666666667" calcext:value-type="float">
            <text:p>0.981041666666667</text:p>
          </table:table-cell>
          <table:table-cell office:value-type="float" office:value="0.971173289776094" calcext:value-type="float">
            <text:p>0.971173289776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298691089468038" calcext:value-type="float">
            <text:p>0.298691089468038</text:p>
          </table:table-cell>
          <table:table-cell office:value-type="float" office:value="0.961241319444444" calcext:value-type="float">
            <text:p>0.961241319444444</text:p>
          </table:table-cell>
          <table:table-cell office:value-type="float" office:value="0.944352064893752" calcext:value-type="float">
            <text:p>0.944352064893752</text:p>
          </table:table-cell>
          <table:table-cell office:value-type="float" office:value="0.993736111111111" calcext:value-type="float">
            <text:p>0.99373611111111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0.2697561373667" calcext:value-type="float">
            <text:p>0.2697561373667</text:p>
          </table:table-cell>
          <table:table-cell office:value-type="float" office:value="0.960763888888889" calcext:value-type="float">
            <text:p>0.960763888888889</text:p>
          </table:table-cell>
          <table:table-cell office:value-type="float" office:value="0.936850099055605" calcext:value-type="float">
            <text:p>0.9368500990556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mage (PICO-60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L2 lambda</text:p>
          </table:table-cell>
          <table:table-cell office:value-type="string" calcext:value-type="string">
            <text:p>Conv layers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994974874371859" calcext:value-type="float">
            <text:p>0.9949748743718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" calcext:value-type="float">
            <text:p>0.0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29746835443038" calcext:value-type="float">
            <text:p>0.62974683544303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-00-00</text:date>, <text:time style:data-style-name="N2" text:time-value="13:12:36.18831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5:16.504399376</meta:creation-date>
    <dc:date>2019-04-24T13:30:07.664985811</dc:date>
    <meta:editing-duration>PT2H5M27S</meta:editing-duration>
    <meta:editing-cycles>17</meta:editing-cycles>
    <meta:generator>LibreOffice/6.0.7.3$Linux_X86_64 LibreOffice_project/00m0$Build-3</meta:generator>
    <meta:document-statistic meta:table-count="7" meta:cell-count="4717" meta:object-count="0"/>
  </office:meta>
</office:document-meta>
</file>